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772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1.1429in"/>
    </style:style>
    <style:style style:name="co5" style:family="table-column">
      <style:table-column-properties fo:break-before="auto" style:column-width="1.2508in"/>
    </style:style>
    <style:style style:name="co6" style:family="table-column">
      <style:table-column-properties fo:break-before="auto" style:column-width="0.91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008in"/>
    </style:style>
    <style:style style:name="co9" style:family="table-column">
      <style:table-column-properties fo:break-before="auto" style:column-width="0.9736in"/>
    </style:style>
    <style:style style:name="co10" style:family="table-column">
      <style:table-column-properties fo:break-before="auto" style:column-width="1.0272in"/>
    </style:style>
    <style:style style:name="co11" style:family="table-column">
      <style:table-column-properties fo:break-before="auto" style:column-width="1.0717in"/>
    </style:style>
    <style:style style:name="co12" style:family="table-column">
      <style:table-column-properties fo:break-before="auto" style:column-width="1.2953in"/>
    </style:style>
    <style:style style:name="co13" style:family="table-column">
      <style:table-column-properties fo:break-before="auto" style:column-width="1.3134in"/>
    </style:style>
    <style:style style:name="co14" style:family="table-column">
      <style:table-column-properties fo:break-before="auto" style:column-width="1.6437in"/>
    </style:style>
    <style:style style:name="co15" style:family="table-column">
      <style:table-column-properties fo:break-before="auto" style:column-width="1.0984in"/>
    </style:style>
    <style:style style:name="co16" style:family="table-column">
      <style:table-column-properties fo:break-before="auto" style:column-width="3.2555in"/>
    </style:style>
    <style:style style:name="co17" style:family="table-column">
      <style:table-column-properties fo:break-before="auto" style:column-width="3.1965in"/>
    </style:style>
    <style:style style:name="co18" style:family="table-column">
      <style:table-column-properties fo:break-before="auto" style:column-width="2.8457in"/>
    </style:style>
    <style:style style:name="co19" style:family="table-column">
      <style:table-column-properties fo:break-before="auto" style:column-width="2.2807in"/>
    </style:style>
    <style:style style:name="co20" style:family="table-column">
      <style:table-column-properties fo:break-before="auto" style:column-width="2.6701in"/>
    </style:style>
    <style:style style:name="co21" style:family="table-column">
      <style:table-column-properties fo:break-before="auto" style:column-width="1.5291in"/>
    </style:style>
    <style:style style:name="co22" style:family="table-column">
      <style:table-column-properties fo:break-before="auto" style:column-width="1.172in"/>
    </style:style>
    <style:style style:name="co23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#ff66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66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00ccff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color="#3f7f5f" style:text-outline="false" style:text-line-through-style="none" style:text-line-through-type="none" style:font-name="Monospac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3f7f5f" style:text-outline="false" style:text-line-through-style="none" style:text-line-through-type="none" style:font-name="Monospac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00ccff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/>
    </style:style>
  </office:automatic-styles>
  <office:body>
    <office:spreadsheet>
      <table:table table:name="sin_table_pwm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number-columns-repeated="119" table:default-cell-style-name="Default"/>
        <table:table-row table:style-name="ro1">
          <table:table-cell office:value-type="string" calcext:value-type="string">
            <text:p>10 bit base</text:p>
          </table:table-cell>
          <table:table-cell table:number-columns-repeated="127"/>
        </table:table-row>
        <table:table-row table:style-name="ro1">
          <table:table-cell table:number-columns-repeated="128"/>
        </table:table-row>
        <table:table-row table:style-name="ro1">
          <table:table-cell table:number-columns-repeated="17" office:value-type="float" office:value="1023" calcext:value-type="float">
            <text:p>1023</text:p>
          </table:table-cell>
          <table:table-cell office:value-type="float" office:value="938" calcext:value-type="float">
            <text:p>938</text:p>
          </table:table-cell>
          <table:table-cell office:value-type="float" office:value="858" calcext:value-type="float">
            <text:p>858</text:p>
          </table:table-cell>
          <table:table-cell office:value-type="float" office:value="781" calcext:value-type="float">
            <text:p>781</text:p>
          </table:table-cell>
          <table:table-cell office:value-type="float" office:value="705" calcext:value-type="float">
            <text:p>705</text:p>
          </table:table-cell>
          <table:table-cell office:value-type="float" office:value="658" calcext:value-type="float">
            <text:p>658</text:p>
          </table:table-cell>
          <table:table-cell office:value-type="float" office:value="611" calcext:value-type="float">
            <text:p>611</text:p>
          </table:table-cell>
          <table:table-cell office:value-type="float" office:value="563" calcext:value-type="float">
            <text:p>563</text:p>
          </table:table-cell>
          <table:table-cell office:value-type="float" office:value="515" calcext:value-type="float">
            <text:p>515</text:p>
          </table:table-cell>
          <table:table-cell office:value-type="float" office:value="467" calcext:value-type="float">
            <text:p>467</text:p>
          </table:table-cell>
          <table:table-cell office:value-type="float" office:value="418" calcext:value-type="float">
            <text:p>418</text:p>
          </table:table-cell>
          <table:table-cell office:value-type="float" office:value="369" calcext:value-type="float">
            <text:p>369</text:p>
          </table:table-cell>
          <table:table-cell office:value-type="float" office:value="320" calcext:value-type="float">
            <text:p>320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265" calcext:value-type="float">
            <text:p>265</text:p>
          </table:table-cell>
          <table:table-cell office:value-type="float" office:value="320" calcext:value-type="float">
            <text:p>320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467" calcext:value-type="float">
            <text:p>467</text:p>
          </table:table-cell>
          <table:table-cell office:value-type="float" office:value="515" calcext:value-type="float">
            <text:p>515</text:p>
          </table:table-cell>
          <table:table-cell office:value-type="float" office:value="563" calcext:value-type="float">
            <text:p>563</text:p>
          </table:table-cell>
          <table:table-cell office:value-type="float" office:value="611" calcext:value-type="float">
            <text:p>611</text:p>
          </table:table-cell>
          <table:table-cell office:value-type="float" office:value="658" calcext:value-type="float">
            <text:p>658</text:p>
          </table:table-cell>
          <table:table-cell office:value-type="float" office:value="705" calcext:value-type="float">
            <text:p>705</text:p>
          </table:table-cell>
          <table:table-cell office:value-type="float" office:value="781" calcext:value-type="float">
            <text:p>781</text:p>
          </table:table-cell>
          <table:table-cell office:value-type="float" office:value="858" calcext:value-type="float">
            <text:p>858</text:p>
          </table:table-cell>
          <table:table-cell office:value-type="float" office:value="938" calcext:value-type="float">
            <text:p>938</text:p>
          </table:table-cell>
          <table:table-cell table:number-columns-repeated="33" office:value-type="float" office:value="1023" calcext:value-type="float">
            <text:p>1023</text:p>
          </table:table-cell>
          <table:table-cell office:value-type="float" office:value="938" calcext:value-type="float">
            <text:p>938</text:p>
          </table:table-cell>
          <table:table-cell office:value-type="float" office:value="858" calcext:value-type="float">
            <text:p>858</text:p>
          </table:table-cell>
          <table:table-cell office:value-type="float" office:value="781" calcext:value-type="float">
            <text:p>781</text:p>
          </table:table-cell>
          <table:table-cell office:value-type="float" office:value="705" calcext:value-type="float">
            <text:p>705</text:p>
          </table:table-cell>
          <table:table-cell office:value-type="float" office:value="658" calcext:value-type="float">
            <text:p>658</text:p>
          </table:table-cell>
          <table:table-cell office:value-type="float" office:value="611" calcext:value-type="float">
            <text:p>611</text:p>
          </table:table-cell>
          <table:table-cell office:value-type="float" office:value="563" calcext:value-type="float">
            <text:p>563</text:p>
          </table:table-cell>
          <table:table-cell office:value-type="float" office:value="515" calcext:value-type="float">
            <text:p>515</text:p>
          </table:table-cell>
          <table:table-cell office:value-type="float" office:value="467" calcext:value-type="float">
            <text:p>467</text:p>
          </table:table-cell>
          <table:table-cell office:value-type="float" office:value="418" calcext:value-type="float">
            <text:p>418</text:p>
          </table:table-cell>
          <table:table-cell office:value-type="float" office:value="369" calcext:value-type="float">
            <text:p>369</text:p>
          </table:table-cell>
          <table:table-cell office:value-type="float" office:value="320" calcext:value-type="float">
            <text:p>320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265" calcext:value-type="float">
            <text:p>265</text:p>
          </table:table-cell>
          <table:table-cell office:value-type="float" office:value="320" calcext:value-type="float">
            <text:p>320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467" calcext:value-type="float">
            <text:p>467</text:p>
          </table:table-cell>
          <table:table-cell office:value-type="float" office:value="515" calcext:value-type="float">
            <text:p>515</text:p>
          </table:table-cell>
          <table:table-cell office:value-type="float" office:value="563" calcext:value-type="float">
            <text:p>563</text:p>
          </table:table-cell>
          <table:table-cell office:value-type="float" office:value="611" calcext:value-type="float">
            <text:p>611</text:p>
          </table:table-cell>
          <table:table-cell office:value-type="float" office:value="658" calcext:value-type="float">
            <text:p>658</text:p>
          </table:table-cell>
          <table:table-cell office:value-type="float" office:value="705" calcext:value-type="float">
            <text:p>705</text:p>
          </table:table-cell>
          <table:table-cell office:value-type="float" office:value="781" calcext:value-type="float">
            <text:p>781</text:p>
          </table:table-cell>
          <table:table-cell office:value-type="float" office:value="858" calcext:value-type="float">
            <text:p>858</text:p>
          </table:table-cell>
          <table:table-cell office:value-type="float" office:value="938" calcext:value-type="float">
            <text:p>938</text:p>
          </table:table-cell>
          <table:table-cell table:number-columns-repeated="16"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265" calcext:value-type="float">
            <text:p>265</text:p>
          </table:table-cell>
          <table:table-cell office:value-type="float" office:value="320" calcext:value-type="float">
            <text:p>320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467" calcext:value-type="float">
            <text:p>467</text:p>
          </table:table-cell>
          <table:table-cell office:value-type="float" office:value="515" calcext:value-type="float">
            <text:p>515</text:p>
          </table:table-cell>
          <table:table-cell office:value-type="float" office:value="563" calcext:value-type="float">
            <text:p>563</text:p>
          </table:table-cell>
          <table:table-cell office:value-type="float" office:value="611" calcext:value-type="float">
            <text:p>611</text:p>
          </table:table-cell>
          <table:table-cell office:value-type="float" office:value="658" calcext:value-type="float">
            <text:p>658</text:p>
          </table:table-cell>
          <table:table-cell office:value-type="float" office:value="705" calcext:value-type="float">
            <text:p>705</text:p>
          </table:table-cell>
          <table:table-cell office:value-type="float" office:value="781" calcext:value-type="float">
            <text:p>781</text:p>
          </table:table-cell>
          <table:table-cell office:value-type="float" office:value="858" calcext:value-type="float">
            <text:p>858</text:p>
          </table:table-cell>
          <table:table-cell office:value-type="float" office:value="938" calcext:value-type="float">
            <text:p>938</text:p>
          </table:table-cell>
          <table:table-cell table:number-columns-repeated="33" office:value-type="float" office:value="1023" calcext:value-type="float">
            <text:p>1023</text:p>
          </table:table-cell>
          <table:table-cell office:value-type="float" office:value="938" calcext:value-type="float">
            <text:p>938</text:p>
          </table:table-cell>
          <table:table-cell office:value-type="float" office:value="858" calcext:value-type="float">
            <text:p>858</text:p>
          </table:table-cell>
          <table:table-cell office:value-type="float" office:value="781" calcext:value-type="float">
            <text:p>781</text:p>
          </table:table-cell>
          <table:table-cell office:value-type="float" office:value="705" calcext:value-type="float">
            <text:p>705</text:p>
          </table:table-cell>
          <table:table-cell office:value-type="float" office:value="658" calcext:value-type="float">
            <text:p>658</text:p>
          </table:table-cell>
          <table:table-cell office:value-type="float" office:value="611" calcext:value-type="float">
            <text:p>611</text:p>
          </table:table-cell>
          <table:table-cell office:value-type="float" office:value="563" calcext:value-type="float">
            <text:p>563</text:p>
          </table:table-cell>
          <table:table-cell office:value-type="float" office:value="515" calcext:value-type="float">
            <text:p>515</text:p>
          </table:table-cell>
          <table:table-cell office:value-type="float" office:value="467" calcext:value-type="float">
            <text:p>467</text:p>
          </table:table-cell>
          <table:table-cell office:value-type="float" office:value="418" calcext:value-type="float">
            <text:p>418</text:p>
          </table:table-cell>
          <table:table-cell office:value-type="float" office:value="369" calcext:value-type="float">
            <text:p>369</text:p>
          </table:table-cell>
          <table:table-cell office:value-type="float" office:value="320" calcext:value-type="float">
            <text:p>320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265" calcext:value-type="float">
            <text:p>265</text:p>
          </table:table-cell>
          <table:table-cell office:value-type="float" office:value="320" calcext:value-type="float">
            <text:p>320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467" calcext:value-type="float">
            <text:p>467</text:p>
          </table:table-cell>
          <table:table-cell office:value-type="float" office:value="515" calcext:value-type="float">
            <text:p>515</text:p>
          </table:table-cell>
          <table:table-cell office:value-type="float" office:value="563" calcext:value-type="float">
            <text:p>563</text:p>
          </table:table-cell>
          <table:table-cell office:value-type="float" office:value="611" calcext:value-type="float">
            <text:p>611</text:p>
          </table:table-cell>
          <table:table-cell office:value-type="float" office:value="658" calcext:value-type="float">
            <text:p>658</text:p>
          </table:table-cell>
          <table:table-cell office:value-type="float" office:value="705" calcext:value-type="float">
            <text:p>705</text:p>
          </table:table-cell>
          <table:table-cell office:value-type="float" office:value="781" calcext:value-type="float">
            <text:p>781</text:p>
          </table:table-cell>
          <table:table-cell office:value-type="float" office:value="858" calcext:value-type="float">
            <text:p>858</text:p>
          </table:table-cell>
          <table:table-cell office:value-type="float" office:value="938" calcext:value-type="float">
            <text:p>938</text:p>
          </table:table-cell>
          <table:table-cell table:number-columns-repeated="33" office:value-type="float" office:value="1023" calcext:value-type="float">
            <text:p>1023</text:p>
          </table:table-cell>
          <table:table-cell office:value-type="float" office:value="938" calcext:value-type="float">
            <text:p>938</text:p>
          </table:table-cell>
          <table:table-cell office:value-type="float" office:value="858" calcext:value-type="float">
            <text:p>858</text:p>
          </table:table-cell>
          <table:table-cell office:value-type="float" office:value="781" calcext:value-type="float">
            <text:p>781</text:p>
          </table:table-cell>
          <table:table-cell office:value-type="float" office:value="705" calcext:value-type="float">
            <text:p>705</text:p>
          </table:table-cell>
          <table:table-cell office:value-type="float" office:value="658" calcext:value-type="float">
            <text:p>658</text:p>
          </table:table-cell>
          <table:table-cell office:value-type="float" office:value="611" calcext:value-type="float">
            <text:p>611</text:p>
          </table:table-cell>
          <table:table-cell office:value-type="float" office:value="563" calcext:value-type="float">
            <text:p>563</text:p>
          </table:table-cell>
          <table:table-cell office:value-type="float" office:value="515" calcext:value-type="float">
            <text:p>515</text:p>
          </table:table-cell>
          <table:table-cell office:value-type="float" office:value="467" calcext:value-type="float">
            <text:p>467</text:p>
          </table:table-cell>
          <table:table-cell office:value-type="float" office:value="418" calcext:value-type="float">
            <text:p>418</text:p>
          </table:table-cell>
          <table:table-cell office:value-type="float" office:value="369" calcext:value-type="float">
            <text:p>369</text:p>
          </table:table-cell>
          <table:table-cell office:value-type="float" office:value="320" calcext:value-type="float">
            <text:p>320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128"/>
        </table:table-row>
        <table:table-row table:style-name="ro1">
          <table:table-cell table:number-columns-repeated="2"/>
          <table:table-cell table:style-name="ce1" office:value-type="string" calcext:value-type="string">
            <text:p>From Max</text:p>
          </table:table-cell>
          <table:table-cell table:style-name="ce1"/>
          <table:table-cell office:value-type="float" office:value="1023" calcext:value-type="float">
            <text:p>1023</text:p>
          </table:table-cell>
          <table:table-cell/>
          <table:table-cell table:style-name="ce1" office:value-type="string" calcext:value-type="string">
            <text:p>To max</text:p>
          </table:table-cell>
          <table:table-cell/>
          <table:table-cell office:value-type="float" office:value="399" calcext:value-type="float">
            <text:p>399</text:p>
          </table:table-cell>
          <table:table-cell table:number-columns-repeated="119"/>
        </table:table-row>
        <table:table-row table:style-name="ro1">
          <table:table-cell table:number-columns-repeated="2"/>
          <table:table-cell table:style-name="ce1" office:value-type="string" calcext:value-type="string">
            <text:p>From Min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To mi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9"/>
        </table:table-row>
        <table:table-row table:style-name="ro1">
          <table:table-cell table:number-columns-repeated="128"/>
        </table:table-row>
        <table:table-row table:style-name="ro1">
          <table:table-cell table:formula="of:=FLOOR((([.A3]-[.$E7])*([.$I6]-[.$I7])/([.$E6]-[.$E7]))+[.$I7];1)" office:value-type="float" office:value="399" calcext:value-type="float">
            <text:p>399</text:p>
          </table:table-cell>
          <table:table-cell table:formula="of:=FLOOR((([.B3]-[.$E7])*([.$I6]-[.$I7])/([.$E6]-[.$E7]))+[.$I7];1)" office:value-type="float" office:value="399" calcext:value-type="float">
            <text:p>399</text:p>
          </table:table-cell>
          <table:table-cell table:formula="of:=FLOOR((([.C3]-[.$E7])*([.$I6]-[.$I7])/([.$E6]-[.$E7]))+[.$I7];1)" office:value-type="float" office:value="399" calcext:value-type="float">
            <text:p>399</text:p>
          </table:table-cell>
          <table:table-cell table:formula="of:=FLOOR((([.D3]-[.$E7])*([.$I6]-[.$I7])/([.$E6]-[.$E7]))+[.$I7];1)" office:value-type="float" office:value="399" calcext:value-type="float">
            <text:p>399</text:p>
          </table:table-cell>
          <table:table-cell table:formula="of:=FLOOR((([.E3]-[.$E7])*([.$I6]-[.$I7])/([.$E6]-[.$E7]))+[.$I7];1)" office:value-type="float" office:value="399" calcext:value-type="float">
            <text:p>399</text:p>
          </table:table-cell>
          <table:table-cell table:formula="of:=FLOOR((([.F3]-[.$E7])*([.$I6]-[.$I7])/([.$E6]-[.$E7]))+[.$I7];1)" office:value-type="float" office:value="399" calcext:value-type="float">
            <text:p>399</text:p>
          </table:table-cell>
          <table:table-cell table:formula="of:=FLOOR((([.G3]-[.$E7])*([.$I6]-[.$I7])/([.$E6]-[.$E7]))+[.$I7];1)" office:value-type="float" office:value="399" calcext:value-type="float">
            <text:p>399</text:p>
          </table:table-cell>
          <table:table-cell table:formula="of:=FLOOR((([.H3]-[.$E7])*([.$I6]-[.$I7])/([.$E6]-[.$E7]))+[.$I7];1)" office:value-type="float" office:value="399" calcext:value-type="float">
            <text:p>399</text:p>
          </table:table-cell>
          <table:table-cell table:formula="of:=FLOOR((([.I3]-[.$E7])*([.$I6]-[.$I7])/([.$E6]-[.$E7]))+[.$I7];1)" office:value-type="float" office:value="399" calcext:value-type="float">
            <text:p>399</text:p>
          </table:table-cell>
          <table:table-cell table:formula="of:=FLOOR((([.J3]-[.$E7])*([.$I6]-[.$I7])/([.$E6]-[.$E7]))+[.$I7];1)" office:value-type="float" office:value="399" calcext:value-type="float">
            <text:p>399</text:p>
          </table:table-cell>
          <table:table-cell table:formula="of:=FLOOR((([.K3]-[.$E7])*([.$I6]-[.$I7])/([.$E6]-[.$E7]))+[.$I7];1)" office:value-type="float" office:value="399" calcext:value-type="float">
            <text:p>399</text:p>
          </table:table-cell>
          <table:table-cell table:formula="of:=FLOOR((([.L3]-[.$E7])*([.$I6]-[.$I7])/([.$E6]-[.$E7]))+[.$I7];1)" office:value-type="float" office:value="399" calcext:value-type="float">
            <text:p>399</text:p>
          </table:table-cell>
          <table:table-cell table:formula="of:=FLOOR((([.M3]-[.$E7])*([.$I6]-[.$I7])/([.$E6]-[.$E7]))+[.$I7];1)" office:value-type="float" office:value="399" calcext:value-type="float">
            <text:p>399</text:p>
          </table:table-cell>
          <table:table-cell table:formula="of:=FLOOR((([.N3]-[.$E7])*([.$I6]-[.$I7])/([.$E6]-[.$E7]))+[.$I7];1)" office:value-type="float" office:value="399" calcext:value-type="float">
            <text:p>399</text:p>
          </table:table-cell>
          <table:table-cell table:formula="of:=FLOOR((([.O3]-[.$E7])*([.$I6]-[.$I7])/([.$E6]-[.$E7]))+[.$I7];1)" office:value-type="float" office:value="399" calcext:value-type="float">
            <text:p>399</text:p>
          </table:table-cell>
          <table:table-cell table:formula="of:=FLOOR((([.P3]-[.$E7])*([.$I6]-[.$I7])/([.$E6]-[.$E7]))+[.$I7];1)" office:value-type="float" office:value="399" calcext:value-type="float">
            <text:p>399</text:p>
          </table:table-cell>
          <table:table-cell table:formula="of:=FLOOR((([.Q3]-[.$E7])*([.$I6]-[.$I7])/([.$E6]-[.$E7]))+[.$I7];1)" office:value-type="float" office:value="399" calcext:value-type="float">
            <text:p>399</text:p>
          </table:table-cell>
          <table:table-cell table:formula="of:=FLOOR((([.R3]-[.$E7])*([.$I6]-[.$I7])/([.$E6]-[.$E7]))+[.$I7];1)" office:value-type="float" office:value="365" calcext:value-type="float">
            <text:p>365</text:p>
          </table:table-cell>
          <table:table-cell table:formula="of:=FLOOR((([.S3]-[.$E7])*([.$I6]-[.$I7])/([.$E6]-[.$E7]))+[.$I7];1)" office:value-type="float" office:value="334" calcext:value-type="float">
            <text:p>334</text:p>
          </table:table-cell>
          <table:table-cell table:formula="of:=FLOOR((([.T3]-[.$E7])*([.$I6]-[.$I7])/([.$E6]-[.$E7]))+[.$I7];1)" office:value-type="float" office:value="304" calcext:value-type="float">
            <text:p>304</text:p>
          </table:table-cell>
          <table:table-cell table:formula="of:=FLOOR((([.U3]-[.$E7])*([.$I6]-[.$I7])/([.$E6]-[.$E7]))+[.$I7];1)" office:value-type="float" office:value="274" calcext:value-type="float">
            <text:p>274</text:p>
          </table:table-cell>
          <table:table-cell table:formula="of:=FLOOR((([.V3]-[.$E7])*([.$I6]-[.$I7])/([.$E6]-[.$E7]))+[.$I7];1)" office:value-type="float" office:value="256" calcext:value-type="float">
            <text:p>256</text:p>
          </table:table-cell>
          <table:table-cell table:formula="of:=FLOOR((([.W3]-[.$E7])*([.$I6]-[.$I7])/([.$E6]-[.$E7]))+[.$I7];1)" office:value-type="float" office:value="238" calcext:value-type="float">
            <text:p>238</text:p>
          </table:table-cell>
          <table:table-cell table:formula="of:=FLOOR((([.X3]-[.$E7])*([.$I6]-[.$I7])/([.$E6]-[.$E7]))+[.$I7];1)" office:value-type="float" office:value="219" calcext:value-type="float">
            <text:p>219</text:p>
          </table:table-cell>
          <table:table-cell table:formula="of:=FLOOR((([.Y3]-[.$E7])*([.$I6]-[.$I7])/([.$E6]-[.$E7]))+[.$I7];1)" office:value-type="float" office:value="200" calcext:value-type="float">
            <text:p>200</text:p>
          </table:table-cell>
          <table:table-cell table:formula="of:=FLOOR((([.Z3]-[.$E7])*([.$I6]-[.$I7])/([.$E6]-[.$E7]))+[.$I7];1)" office:value-type="float" office:value="182" calcext:value-type="float">
            <text:p>182</text:p>
          </table:table-cell>
          <table:table-cell table:formula="of:=FLOOR((([.AA3]-[.$E7])*([.$I6]-[.$I7])/([.$E6]-[.$E7]))+[.$I7];1)" office:value-type="float" office:value="163" calcext:value-type="float">
            <text:p>163</text:p>
          </table:table-cell>
          <table:table-cell table:formula="of:=FLOOR((([.AB3]-[.$E7])*([.$I6]-[.$I7])/([.$E6]-[.$E7]))+[.$I7];1)" office:value-type="float" office:value="143" calcext:value-type="float">
            <text:p>143</text:p>
          </table:table-cell>
          <table:table-cell table:formula="of:=FLOOR((([.AC3]-[.$E7])*([.$I6]-[.$I7])/([.$E6]-[.$E7]))+[.$I7];1)" office:value-type="float" office:value="124" calcext:value-type="float">
            <text:p>124</text:p>
          </table:table-cell>
          <table:table-cell table:formula="of:=FLOOR((([.AD3]-[.$E7])*([.$I6]-[.$I7])/([.$E6]-[.$E7]))+[.$I7];1)" office:value-type="float" office:value="103" calcext:value-type="float">
            <text:p>103</text:p>
          </table:table-cell>
          <table:table-cell table:formula="of:=FLOOR((([.AE3]-[.$E7])*([.$I6]-[.$I7])/([.$E6]-[.$E7]))+[.$I7];1)" office:value-type="float" office:value="81" calcext:value-type="float">
            <text:p>81</text:p>
          </table:table-cell>
          <table:table-cell table:formula="of:=FLOOR((([.AF3]-[.$E7])*([.$I6]-[.$I7])/([.$E6]-[.$E7]))+[.$I7];1)" office:value-type="float" office:value="51" calcext:value-type="float">
            <text:p>51</text:p>
          </table:table-cell>
          <table:table-cell table:formula="of:=FLOOR((([.AG3]-[.$E7])*([.$I6]-[.$I7])/([.$E6]-[.$E7]))+[.$I7];1)" office:value-type="float" office:value="0" calcext:value-type="float">
            <text:p>0</text:p>
          </table:table-cell>
          <table:table-cell table:formula="of:=FLOOR((([.AH3]-[.$E7])*([.$I6]-[.$I7])/([.$E6]-[.$E7]))+[.$I7];1)" office:value-type="float" office:value="51" calcext:value-type="float">
            <text:p>51</text:p>
          </table:table-cell>
          <table:table-cell table:formula="of:=FLOOR((([.AI3]-[.$E7])*([.$I6]-[.$I7])/([.$E6]-[.$E7]))+[.$I7];1)" office:value-type="float" office:value="81" calcext:value-type="float">
            <text:p>81</text:p>
          </table:table-cell>
          <table:table-cell table:formula="of:=FLOOR((([.AJ3]-[.$E7])*([.$I6]-[.$I7])/([.$E6]-[.$E7]))+[.$I7];1)" office:value-type="float" office:value="103" calcext:value-type="float">
            <text:p>103</text:p>
          </table:table-cell>
          <table:table-cell table:formula="of:=FLOOR((([.AK3]-[.$E7])*([.$I6]-[.$I7])/([.$E6]-[.$E7]))+[.$I7];1)" office:value-type="float" office:value="124" calcext:value-type="float">
            <text:p>124</text:p>
          </table:table-cell>
          <table:table-cell table:formula="of:=FLOOR((([.AL3]-[.$E7])*([.$I6]-[.$I7])/([.$E6]-[.$E7]))+[.$I7];1)" office:value-type="float" office:value="143" calcext:value-type="float">
            <text:p>143</text:p>
          </table:table-cell>
          <table:table-cell table:formula="of:=FLOOR((([.AM3]-[.$E7])*([.$I6]-[.$I7])/([.$E6]-[.$E7]))+[.$I7];1)" office:value-type="float" office:value="163" calcext:value-type="float">
            <text:p>163</text:p>
          </table:table-cell>
          <table:table-cell table:formula="of:=FLOOR((([.AN3]-[.$E7])*([.$I6]-[.$I7])/([.$E6]-[.$E7]))+[.$I7];1)" office:value-type="float" office:value="182" calcext:value-type="float">
            <text:p>182</text:p>
          </table:table-cell>
          <table:table-cell table:formula="of:=FLOOR((([.AO3]-[.$E7])*([.$I6]-[.$I7])/([.$E6]-[.$E7]))+[.$I7];1)" office:value-type="float" office:value="200" calcext:value-type="float">
            <text:p>200</text:p>
          </table:table-cell>
          <table:table-cell table:formula="of:=FLOOR((([.AP3]-[.$E7])*([.$I6]-[.$I7])/([.$E6]-[.$E7]))+[.$I7];1)" office:value-type="float" office:value="219" calcext:value-type="float">
            <text:p>219</text:p>
          </table:table-cell>
          <table:table-cell table:formula="of:=FLOOR((([.AQ3]-[.$E7])*([.$I6]-[.$I7])/([.$E6]-[.$E7]))+[.$I7];1)" office:value-type="float" office:value="238" calcext:value-type="float">
            <text:p>238</text:p>
          </table:table-cell>
          <table:table-cell table:formula="of:=FLOOR((([.AR3]-[.$E7])*([.$I6]-[.$I7])/([.$E6]-[.$E7]))+[.$I7];1)" office:value-type="float" office:value="256" calcext:value-type="float">
            <text:p>256</text:p>
          </table:table-cell>
          <table:table-cell table:formula="of:=FLOOR((([.AS3]-[.$E7])*([.$I6]-[.$I7])/([.$E6]-[.$E7]))+[.$I7];1)" office:value-type="float" office:value="274" calcext:value-type="float">
            <text:p>274</text:p>
          </table:table-cell>
          <table:table-cell table:formula="of:=FLOOR((([.AT3]-[.$E7])*([.$I6]-[.$I7])/([.$E6]-[.$E7]))+[.$I7];1)" office:value-type="float" office:value="304" calcext:value-type="float">
            <text:p>304</text:p>
          </table:table-cell>
          <table:table-cell table:formula="of:=FLOOR((([.AU3]-[.$E7])*([.$I6]-[.$I7])/([.$E6]-[.$E7]))+[.$I7];1)" office:value-type="float" office:value="334" calcext:value-type="float">
            <text:p>334</text:p>
          </table:table-cell>
          <table:table-cell table:formula="of:=FLOOR((([.AV3]-[.$E7])*([.$I6]-[.$I7])/([.$E6]-[.$E7]))+[.$I7];1)" office:value-type="float" office:value="365" calcext:value-type="float">
            <text:p>365</text:p>
          </table:table-cell>
          <table:table-cell table:formula="of:=FLOOR((([.AW3]-[.$E7])*([.$I6]-[.$I7])/([.$E6]-[.$E7]))+[.$I7];1)" office:value-type="float" office:value="399" calcext:value-type="float">
            <text:p>399</text:p>
          </table:table-cell>
          <table:table-cell table:formula="of:=FLOOR((([.AX3]-[.$E7])*([.$I6]-[.$I7])/([.$E6]-[.$E7]))+[.$I7];1)" office:value-type="float" office:value="399" calcext:value-type="float">
            <text:p>399</text:p>
          </table:table-cell>
          <table:table-cell table:formula="of:=FLOOR((([.AY3]-[.$E7])*([.$I6]-[.$I7])/([.$E6]-[.$E7]))+[.$I7];1)" office:value-type="float" office:value="399" calcext:value-type="float">
            <text:p>399</text:p>
          </table:table-cell>
          <table:table-cell table:formula="of:=FLOOR((([.AZ3]-[.$E7])*([.$I6]-[.$I7])/([.$E6]-[.$E7]))+[.$I7];1)" office:value-type="float" office:value="399" calcext:value-type="float">
            <text:p>399</text:p>
          </table:table-cell>
          <table:table-cell table:formula="of:=FLOOR((([.BA3]-[.$E7])*([.$I6]-[.$I7])/([.$E6]-[.$E7]))+[.$I7];1)" office:value-type="float" office:value="399" calcext:value-type="float">
            <text:p>399</text:p>
          </table:table-cell>
          <table:table-cell table:formula="of:=FLOOR((([.BB3]-[.$E7])*([.$I6]-[.$I7])/([.$E6]-[.$E7]))+[.$I7];1)" office:value-type="float" office:value="399" calcext:value-type="float">
            <text:p>399</text:p>
          </table:table-cell>
          <table:table-cell table:formula="of:=FLOOR((([.BC3]-[.$E7])*([.$I6]-[.$I7])/([.$E6]-[.$E7]))+[.$I7];1)" office:value-type="float" office:value="399" calcext:value-type="float">
            <text:p>399</text:p>
          </table:table-cell>
          <table:table-cell table:formula="of:=FLOOR((([.BD3]-[.$E7])*([.$I6]-[.$I7])/([.$E6]-[.$E7]))+[.$I7];1)" office:value-type="float" office:value="399" calcext:value-type="float">
            <text:p>399</text:p>
          </table:table-cell>
          <table:table-cell table:formula="of:=FLOOR((([.BE3]-[.$E7])*([.$I6]-[.$I7])/([.$E6]-[.$E7]))+[.$I7];1)" office:value-type="float" office:value="399" calcext:value-type="float">
            <text:p>399</text:p>
          </table:table-cell>
          <table:table-cell table:formula="of:=FLOOR((([.BF3]-[.$E7])*([.$I6]-[.$I7])/([.$E6]-[.$E7]))+[.$I7];1)" office:value-type="float" office:value="399" calcext:value-type="float">
            <text:p>399</text:p>
          </table:table-cell>
          <table:table-cell table:formula="of:=FLOOR((([.BG3]-[.$E7])*([.$I6]-[.$I7])/([.$E6]-[.$E7]))+[.$I7];1)" office:value-type="float" office:value="399" calcext:value-type="float">
            <text:p>399</text:p>
          </table:table-cell>
          <table:table-cell table:formula="of:=FLOOR((([.BH3]-[.$E7])*([.$I6]-[.$I7])/([.$E6]-[.$E7]))+[.$I7];1)" office:value-type="float" office:value="399" calcext:value-type="float">
            <text:p>399</text:p>
          </table:table-cell>
          <table:table-cell table:formula="of:=FLOOR((([.BI3]-[.$E7])*([.$I6]-[.$I7])/([.$E6]-[.$E7]))+[.$I7];1)" office:value-type="float" office:value="399" calcext:value-type="float">
            <text:p>399</text:p>
          </table:table-cell>
          <table:table-cell table:formula="of:=FLOOR((([.BJ3]-[.$E7])*([.$I6]-[.$I7])/([.$E6]-[.$E7]))+[.$I7];1)" office:value-type="float" office:value="399" calcext:value-type="float">
            <text:p>399</text:p>
          </table:table-cell>
          <table:table-cell table:formula="of:=FLOOR((([.BK3]-[.$E7])*([.$I6]-[.$I7])/([.$E6]-[.$E7]))+[.$I7];1)" office:value-type="float" office:value="399" calcext:value-type="float">
            <text:p>399</text:p>
          </table:table-cell>
          <table:table-cell table:formula="of:=FLOOR((([.BL3]-[.$E7])*([.$I6]-[.$I7])/([.$E6]-[.$E7]))+[.$I7];1)" office:value-type="float" office:value="399" calcext:value-type="float">
            <text:p>399</text:p>
          </table:table-cell>
          <table:table-cell table:formula="of:=FLOOR((([.BM3]-[.$E7])*([.$I6]-[.$I7])/([.$E6]-[.$E7]))+[.$I7];1)" office:value-type="float" office:value="399" calcext:value-type="float">
            <text:p>399</text:p>
          </table:table-cell>
          <table:table-cell table:formula="of:=FLOOR((([.BN3]-[.$E7])*([.$I6]-[.$I7])/([.$E6]-[.$E7]))+[.$I7];1)" office:value-type="float" office:value="399" calcext:value-type="float">
            <text:p>399</text:p>
          </table:table-cell>
          <table:table-cell table:formula="of:=FLOOR((([.BO3]-[.$E7])*([.$I6]-[.$I7])/([.$E6]-[.$E7]))+[.$I7];1)" office:value-type="float" office:value="399" calcext:value-type="float">
            <text:p>399</text:p>
          </table:table-cell>
          <table:table-cell table:formula="of:=FLOOR((([.BP3]-[.$E7])*([.$I6]-[.$I7])/([.$E6]-[.$E7]))+[.$I7];1)" office:value-type="float" office:value="399" calcext:value-type="float">
            <text:p>399</text:p>
          </table:table-cell>
          <table:table-cell table:formula="of:=FLOOR((([.BQ3]-[.$E7])*([.$I6]-[.$I7])/([.$E6]-[.$E7]))+[.$I7];1)" office:value-type="float" office:value="399" calcext:value-type="float">
            <text:p>399</text:p>
          </table:table-cell>
          <table:table-cell table:formula="of:=FLOOR((([.BR3]-[.$E7])*([.$I6]-[.$I7])/([.$E6]-[.$E7]))+[.$I7];1)" office:value-type="float" office:value="399" calcext:value-type="float">
            <text:p>399</text:p>
          </table:table-cell>
          <table:table-cell table:formula="of:=FLOOR((([.BS3]-[.$E7])*([.$I6]-[.$I7])/([.$E6]-[.$E7]))+[.$I7];1)" office:value-type="float" office:value="399" calcext:value-type="float">
            <text:p>399</text:p>
          </table:table-cell>
          <table:table-cell table:formula="of:=FLOOR((([.BT3]-[.$E7])*([.$I6]-[.$I7])/([.$E6]-[.$E7]))+[.$I7];1)" office:value-type="float" office:value="399" calcext:value-type="float">
            <text:p>399</text:p>
          </table:table-cell>
          <table:table-cell table:formula="of:=FLOOR((([.BU3]-[.$E7])*([.$I6]-[.$I7])/([.$E6]-[.$E7]))+[.$I7];1)" office:value-type="float" office:value="399" calcext:value-type="float">
            <text:p>399</text:p>
          </table:table-cell>
          <table:table-cell table:formula="of:=FLOOR((([.BV3]-[.$E7])*([.$I6]-[.$I7])/([.$E6]-[.$E7]))+[.$I7];1)" office:value-type="float" office:value="399" calcext:value-type="float">
            <text:p>399</text:p>
          </table:table-cell>
          <table:table-cell table:formula="of:=FLOOR((([.BW3]-[.$E7])*([.$I6]-[.$I7])/([.$E6]-[.$E7]))+[.$I7];1)" office:value-type="float" office:value="399" calcext:value-type="float">
            <text:p>399</text:p>
          </table:table-cell>
          <table:table-cell table:formula="of:=FLOOR((([.BX3]-[.$E7])*([.$I6]-[.$I7])/([.$E6]-[.$E7]))+[.$I7];1)" office:value-type="float" office:value="399" calcext:value-type="float">
            <text:p>399</text:p>
          </table:table-cell>
          <table:table-cell table:formula="of:=FLOOR((([.BY3]-[.$E7])*([.$I6]-[.$I7])/([.$E6]-[.$E7]))+[.$I7];1)" office:value-type="float" office:value="399" calcext:value-type="float">
            <text:p>399</text:p>
          </table:table-cell>
          <table:table-cell table:formula="of:=FLOOR((([.BZ3]-[.$E7])*([.$I6]-[.$I7])/([.$E6]-[.$E7]))+[.$I7];1)" office:value-type="float" office:value="399" calcext:value-type="float">
            <text:p>399</text:p>
          </table:table-cell>
          <table:table-cell table:formula="of:=FLOOR((([.CA3]-[.$E7])*([.$I6]-[.$I7])/([.$E6]-[.$E7]))+[.$I7];1)" office:value-type="float" office:value="399" calcext:value-type="float">
            <text:p>399</text:p>
          </table:table-cell>
          <table:table-cell table:formula="of:=FLOOR((([.CB3]-[.$E7])*([.$I6]-[.$I7])/([.$E6]-[.$E7]))+[.$I7];1)" office:value-type="float" office:value="399" calcext:value-type="float">
            <text:p>399</text:p>
          </table:table-cell>
          <table:table-cell table:formula="of:=FLOOR((([.CC3]-[.$E7])*([.$I6]-[.$I7])/([.$E6]-[.$E7]))+[.$I7];1)" office:value-type="float" office:value="399" calcext:value-type="float">
            <text:p>399</text:p>
          </table:table-cell>
          <table:table-cell table:formula="of:=FLOOR((([.CD3]-[.$E7])*([.$I6]-[.$I7])/([.$E6]-[.$E7]))+[.$I7];1)" office:value-type="float" office:value="365" calcext:value-type="float">
            <text:p>365</text:p>
          </table:table-cell>
          <table:table-cell table:formula="of:=FLOOR((([.CE3]-[.$E7])*([.$I6]-[.$I7])/([.$E6]-[.$E7]))+[.$I7];1)" office:value-type="float" office:value="334" calcext:value-type="float">
            <text:p>334</text:p>
          </table:table-cell>
          <table:table-cell table:formula="of:=FLOOR((([.CF3]-[.$E7])*([.$I6]-[.$I7])/([.$E6]-[.$E7]))+[.$I7];1)" office:value-type="float" office:value="304" calcext:value-type="float">
            <text:p>304</text:p>
          </table:table-cell>
          <table:table-cell table:formula="of:=FLOOR((([.CG3]-[.$E7])*([.$I6]-[.$I7])/([.$E6]-[.$E7]))+[.$I7];1)" office:value-type="float" office:value="274" calcext:value-type="float">
            <text:p>274</text:p>
          </table:table-cell>
          <table:table-cell table:formula="of:=FLOOR((([.CH3]-[.$E7])*([.$I6]-[.$I7])/([.$E6]-[.$E7]))+[.$I7];1)" office:value-type="float" office:value="256" calcext:value-type="float">
            <text:p>256</text:p>
          </table:table-cell>
          <table:table-cell table:formula="of:=FLOOR((([.CI3]-[.$E7])*([.$I6]-[.$I7])/([.$E6]-[.$E7]))+[.$I7];1)" office:value-type="float" office:value="238" calcext:value-type="float">
            <text:p>238</text:p>
          </table:table-cell>
          <table:table-cell table:formula="of:=FLOOR((([.CJ3]-[.$E7])*([.$I6]-[.$I7])/([.$E6]-[.$E7]))+[.$I7];1)" office:value-type="float" office:value="219" calcext:value-type="float">
            <text:p>219</text:p>
          </table:table-cell>
          <table:table-cell table:formula="of:=FLOOR((([.CK3]-[.$E7])*([.$I6]-[.$I7])/([.$E6]-[.$E7]))+[.$I7];1)" office:value-type="float" office:value="200" calcext:value-type="float">
            <text:p>200</text:p>
          </table:table-cell>
          <table:table-cell table:formula="of:=FLOOR((([.CL3]-[.$E7])*([.$I6]-[.$I7])/([.$E6]-[.$E7]))+[.$I7];1)" office:value-type="float" office:value="182" calcext:value-type="float">
            <text:p>182</text:p>
          </table:table-cell>
          <table:table-cell table:formula="of:=FLOOR((([.CM3]-[.$E7])*([.$I6]-[.$I7])/([.$E6]-[.$E7]))+[.$I7];1)" office:value-type="float" office:value="163" calcext:value-type="float">
            <text:p>163</text:p>
          </table:table-cell>
          <table:table-cell table:formula="of:=FLOOR((([.CN3]-[.$E7])*([.$I6]-[.$I7])/([.$E6]-[.$E7]))+[.$I7];1)" office:value-type="float" office:value="143" calcext:value-type="float">
            <text:p>143</text:p>
          </table:table-cell>
          <table:table-cell table:formula="of:=FLOOR((([.CO3]-[.$E7])*([.$I6]-[.$I7])/([.$E6]-[.$E7]))+[.$I7];1)" office:value-type="float" office:value="124" calcext:value-type="float">
            <text:p>124</text:p>
          </table:table-cell>
          <table:table-cell table:formula="of:=FLOOR((([.CP3]-[.$E7])*([.$I6]-[.$I7])/([.$E6]-[.$E7]))+[.$I7];1)" office:value-type="float" office:value="103" calcext:value-type="float">
            <text:p>103</text:p>
          </table:table-cell>
          <table:table-cell table:formula="of:=FLOOR((([.CQ3]-[.$E7])*([.$I6]-[.$I7])/([.$E6]-[.$E7]))+[.$I7];1)" office:value-type="float" office:value="81" calcext:value-type="float">
            <text:p>81</text:p>
          </table:table-cell>
          <table:table-cell table:formula="of:=FLOOR((([.CR3]-[.$E7])*([.$I6]-[.$I7])/([.$E6]-[.$E7]))+[.$I7];1)" office:value-type="float" office:value="51" calcext:value-type="float">
            <text:p>51</text:p>
          </table:table-cell>
          <table:table-cell table:formula="of:=FLOOR((([.CS3]-[.$E7])*([.$I6]-[.$I7])/([.$E6]-[.$E7]))+[.$I7];1)" office:value-type="float" office:value="0" calcext:value-type="float">
            <text:p>0</text:p>
          </table:table-cell>
          <table:table-cell table:formula="of:=FLOOR((([.CT3]-[.$E7])*([.$I6]-[.$I7])/([.$E6]-[.$E7]))+[.$I7];1)" office:value-type="float" office:value="51" calcext:value-type="float">
            <text:p>51</text:p>
          </table:table-cell>
          <table:table-cell table:formula="of:=FLOOR((([.CU3]-[.$E7])*([.$I6]-[.$I7])/([.$E6]-[.$E7]))+[.$I7];1)" office:value-type="float" office:value="81" calcext:value-type="float">
            <text:p>81</text:p>
          </table:table-cell>
          <table:table-cell table:formula="of:=FLOOR((([.CV3]-[.$E7])*([.$I6]-[.$I7])/([.$E6]-[.$E7]))+[.$I7];1)" office:value-type="float" office:value="103" calcext:value-type="float">
            <text:p>103</text:p>
          </table:table-cell>
          <table:table-cell table:formula="of:=FLOOR((([.CW3]-[.$E7])*([.$I6]-[.$I7])/([.$E6]-[.$E7]))+[.$I7];1)" office:value-type="float" office:value="124" calcext:value-type="float">
            <text:p>124</text:p>
          </table:table-cell>
          <table:table-cell table:formula="of:=FLOOR((([.CX3]-[.$E7])*([.$I6]-[.$I7])/([.$E6]-[.$E7]))+[.$I7];1)" office:value-type="float" office:value="143" calcext:value-type="float">
            <text:p>143</text:p>
          </table:table-cell>
          <table:table-cell table:formula="of:=FLOOR((([.CY3]-[.$E7])*([.$I6]-[.$I7])/([.$E6]-[.$E7]))+[.$I7];1)" office:value-type="float" office:value="163" calcext:value-type="float">
            <text:p>163</text:p>
          </table:table-cell>
          <table:table-cell table:formula="of:=FLOOR((([.CZ3]-[.$E7])*([.$I6]-[.$I7])/([.$E6]-[.$E7]))+[.$I7];1)" office:value-type="float" office:value="182" calcext:value-type="float">
            <text:p>182</text:p>
          </table:table-cell>
          <table:table-cell table:formula="of:=FLOOR((([.DA3]-[.$E7])*([.$I6]-[.$I7])/([.$E6]-[.$E7]))+[.$I7];1)" office:value-type="float" office:value="200" calcext:value-type="float">
            <text:p>200</text:p>
          </table:table-cell>
          <table:table-cell table:formula="of:=FLOOR((([.DB3]-[.$E7])*([.$I6]-[.$I7])/([.$E6]-[.$E7]))+[.$I7];1)" office:value-type="float" office:value="219" calcext:value-type="float">
            <text:p>219</text:p>
          </table:table-cell>
          <table:table-cell table:formula="of:=FLOOR((([.DC3]-[.$E7])*([.$I6]-[.$I7])/([.$E6]-[.$E7]))+[.$I7];1)" office:value-type="float" office:value="238" calcext:value-type="float">
            <text:p>238</text:p>
          </table:table-cell>
          <table:table-cell table:formula="of:=FLOOR((([.DD3]-[.$E7])*([.$I6]-[.$I7])/([.$E6]-[.$E7]))+[.$I7];1)" office:value-type="float" office:value="256" calcext:value-type="float">
            <text:p>256</text:p>
          </table:table-cell>
          <table:table-cell table:formula="of:=FLOOR((([.DE3]-[.$E7])*([.$I6]-[.$I7])/([.$E6]-[.$E7]))+[.$I7];1)" office:value-type="float" office:value="274" calcext:value-type="float">
            <text:p>274</text:p>
          </table:table-cell>
          <table:table-cell table:formula="of:=FLOOR((([.DF3]-[.$E7])*([.$I6]-[.$I7])/([.$E6]-[.$E7]))+[.$I7];1)" office:value-type="float" office:value="304" calcext:value-type="float">
            <text:p>304</text:p>
          </table:table-cell>
          <table:table-cell table:formula="of:=FLOOR((([.DG3]-[.$E7])*([.$I6]-[.$I7])/([.$E6]-[.$E7]))+[.$I7];1)" office:value-type="float" office:value="334" calcext:value-type="float">
            <text:p>334</text:p>
          </table:table-cell>
          <table:table-cell table:formula="of:=FLOOR((([.DH3]-[.$E7])*([.$I6]-[.$I7])/([.$E6]-[.$E7]))+[.$I7];1)" office:value-type="float" office:value="365" calcext:value-type="float">
            <text:p>365</text:p>
          </table:table-cell>
          <table:table-cell table:formula="of:=FLOOR((([.DI3]-[.$E7])*([.$I6]-[.$I7])/([.$E6]-[.$E7]))+[.$I7];1)" office:value-type="float" office:value="399" calcext:value-type="float">
            <text:p>399</text:p>
          </table:table-cell>
          <table:table-cell table:formula="of:=FLOOR((([.DJ3]-[.$E7])*([.$I6]-[.$I7])/([.$E6]-[.$E7]))+[.$I7];1)" office:value-type="float" office:value="399" calcext:value-type="float">
            <text:p>399</text:p>
          </table:table-cell>
          <table:table-cell table:formula="of:=FLOOR((([.DK3]-[.$E7])*([.$I6]-[.$I7])/([.$E6]-[.$E7]))+[.$I7];1)" office:value-type="float" office:value="399" calcext:value-type="float">
            <text:p>399</text:p>
          </table:table-cell>
          <table:table-cell table:formula="of:=FLOOR((([.DL3]-[.$E7])*([.$I6]-[.$I7])/([.$E6]-[.$E7]))+[.$I7];1)" office:value-type="float" office:value="399" calcext:value-type="float">
            <text:p>399</text:p>
          </table:table-cell>
          <table:table-cell table:formula="of:=FLOOR((([.DM3]-[.$E7])*([.$I6]-[.$I7])/([.$E6]-[.$E7]))+[.$I7];1)" office:value-type="float" office:value="399" calcext:value-type="float">
            <text:p>399</text:p>
          </table:table-cell>
          <table:table-cell table:formula="of:=FLOOR((([.DN3]-[.$E7])*([.$I6]-[.$I7])/([.$E6]-[.$E7]))+[.$I7];1)" office:value-type="float" office:value="399" calcext:value-type="float">
            <text:p>399</text:p>
          </table:table-cell>
          <table:table-cell table:formula="of:=FLOOR((([.DO3]-[.$E7])*([.$I6]-[.$I7])/([.$E6]-[.$E7]))+[.$I7];1)" office:value-type="float" office:value="399" calcext:value-type="float">
            <text:p>399</text:p>
          </table:table-cell>
          <table:table-cell table:formula="of:=FLOOR((([.DP3]-[.$E7])*([.$I6]-[.$I7])/([.$E6]-[.$E7]))+[.$I7];1)" office:value-type="float" office:value="399" calcext:value-type="float">
            <text:p>399</text:p>
          </table:table-cell>
          <table:table-cell table:formula="of:=FLOOR((([.DQ3]-[.$E7])*([.$I6]-[.$I7])/([.$E6]-[.$E7]))+[.$I7];1)" office:value-type="float" office:value="399" calcext:value-type="float">
            <text:p>399</text:p>
          </table:table-cell>
          <table:table-cell table:formula="of:=FLOOR((([.DR3]-[.$E7])*([.$I6]-[.$I7])/([.$E6]-[.$E7]))+[.$I7];1)" office:value-type="float" office:value="399" calcext:value-type="float">
            <text:p>399</text:p>
          </table:table-cell>
          <table:table-cell table:formula="of:=FLOOR((([.DS3]-[.$E7])*([.$I6]-[.$I7])/([.$E6]-[.$E7]))+[.$I7];1)" office:value-type="float" office:value="399" calcext:value-type="float">
            <text:p>399</text:p>
          </table:table-cell>
          <table:table-cell table:formula="of:=FLOOR((([.DT3]-[.$E7])*([.$I6]-[.$I7])/([.$E6]-[.$E7]))+[.$I7];1)" office:value-type="float" office:value="399" calcext:value-type="float">
            <text:p>399</text:p>
          </table:table-cell>
          <table:table-cell table:formula="of:=FLOOR((([.DU3]-[.$E7])*([.$I6]-[.$I7])/([.$E6]-[.$E7]))+[.$I7];1)" office:value-type="float" office:value="399" calcext:value-type="float">
            <text:p>399</text:p>
          </table:table-cell>
          <table:table-cell table:formula="of:=FLOOR((([.DV3]-[.$E7])*([.$I6]-[.$I7])/([.$E6]-[.$E7]))+[.$I7];1)" office:value-type="float" office:value="399" calcext:value-type="float">
            <text:p>399</text:p>
          </table:table-cell>
          <table:table-cell table:formula="of:=FLOOR((([.DW3]-[.$E7])*([.$I6]-[.$I7])/([.$E6]-[.$E7]))+[.$I7];1)" office:value-type="float" office:value="399" calcext:value-type="float">
            <text:p>399</text:p>
          </table:table-cell>
          <table:table-cell table:formula="of:=FLOOR((([.DX3]-[.$E7])*([.$I6]-[.$I7])/([.$E6]-[.$E7]))+[.$I7];1)" office:value-type="float" office:value="399" calcext:value-type="float">
            <text:p>399</text:p>
          </table:table-cell>
        </table:table-row>
        <table:table-row table:style-name="ro1">
          <table:table-cell table:formula="of:=FLOOR((([.A4]-[.$E7])*([.$I6]-[.$I7])/([.$E6]-[.$E7]))+[.$I7];1)" office:value-type="float" office:value="0" calcext:value-type="float">
            <text:p>0</text:p>
          </table:table-cell>
          <table:table-cell table:formula="of:=FLOOR((([.B4]-[.$E7])*([.$I6]-[.$I7])/([.$E6]-[.$E7]))+[.$I7];1)" office:value-type="float" office:value="51" calcext:value-type="float">
            <text:p>51</text:p>
          </table:table-cell>
          <table:table-cell table:formula="of:=FLOOR((([.C4]-[.$E7])*([.$I6]-[.$I7])/([.$E6]-[.$E7]))+[.$I7];1)" office:value-type="float" office:value="81" calcext:value-type="float">
            <text:p>81</text:p>
          </table:table-cell>
          <table:table-cell table:formula="of:=FLOOR((([.D4]-[.$E7])*([.$I6]-[.$I7])/([.$E6]-[.$E7]))+[.$I7];1)" office:value-type="float" office:value="103" calcext:value-type="float">
            <text:p>103</text:p>
          </table:table-cell>
          <table:table-cell table:formula="of:=FLOOR((([.E4]-[.$E7])*([.$I6]-[.$I7])/([.$E6]-[.$E7]))+[.$I7];1)" office:value-type="float" office:value="124" calcext:value-type="float">
            <text:p>124</text:p>
          </table:table-cell>
          <table:table-cell table:formula="of:=FLOOR((([.F4]-[.$E7])*([.$I6]-[.$I7])/([.$E6]-[.$E7]))+[.$I7];1)" office:value-type="float" office:value="143" calcext:value-type="float">
            <text:p>143</text:p>
          </table:table-cell>
          <table:table-cell table:formula="of:=FLOOR((([.G4]-[.$E7])*([.$I6]-[.$I7])/([.$E6]-[.$E7]))+[.$I7];1)" office:value-type="float" office:value="163" calcext:value-type="float">
            <text:p>163</text:p>
          </table:table-cell>
          <table:table-cell table:formula="of:=FLOOR((([.H4]-[.$E7])*([.$I6]-[.$I7])/([.$E6]-[.$E7]))+[.$I7];1)" office:value-type="float" office:value="182" calcext:value-type="float">
            <text:p>182</text:p>
          </table:table-cell>
          <table:table-cell table:formula="of:=FLOOR((([.I4]-[.$E7])*([.$I6]-[.$I7])/([.$E6]-[.$E7]))+[.$I7];1)" office:value-type="float" office:value="200" calcext:value-type="float">
            <text:p>200</text:p>
          </table:table-cell>
          <table:table-cell table:formula="of:=FLOOR((([.J4]-[.$E7])*([.$I6]-[.$I7])/([.$E6]-[.$E7]))+[.$I7];1)" office:value-type="float" office:value="219" calcext:value-type="float">
            <text:p>219</text:p>
          </table:table-cell>
          <table:table-cell table:formula="of:=FLOOR((([.K4]-[.$E7])*([.$I6]-[.$I7])/([.$E6]-[.$E7]))+[.$I7];1)" office:value-type="float" office:value="238" calcext:value-type="float">
            <text:p>238</text:p>
          </table:table-cell>
          <table:table-cell table:formula="of:=FLOOR((([.L4]-[.$E7])*([.$I6]-[.$I7])/([.$E6]-[.$E7]))+[.$I7];1)" office:value-type="float" office:value="256" calcext:value-type="float">
            <text:p>256</text:p>
          </table:table-cell>
          <table:table-cell table:formula="of:=FLOOR((([.M4]-[.$E7])*([.$I6]-[.$I7])/([.$E6]-[.$E7]))+[.$I7];1)" office:value-type="float" office:value="274" calcext:value-type="float">
            <text:p>274</text:p>
          </table:table-cell>
          <table:table-cell table:formula="of:=FLOOR((([.N4]-[.$E7])*([.$I6]-[.$I7])/([.$E6]-[.$E7]))+[.$I7];1)" office:value-type="float" office:value="304" calcext:value-type="float">
            <text:p>304</text:p>
          </table:table-cell>
          <table:table-cell table:formula="of:=FLOOR((([.O4]-[.$E7])*([.$I6]-[.$I7])/([.$E6]-[.$E7]))+[.$I7];1)" office:value-type="float" office:value="334" calcext:value-type="float">
            <text:p>334</text:p>
          </table:table-cell>
          <table:table-cell table:formula="of:=FLOOR((([.P4]-[.$E7])*([.$I6]-[.$I7])/([.$E6]-[.$E7]))+[.$I7];1)" office:value-type="float" office:value="365" calcext:value-type="float">
            <text:p>365</text:p>
          </table:table-cell>
          <table:table-cell table:formula="of:=FLOOR((([.Q4]-[.$E7])*([.$I6]-[.$I7])/([.$E6]-[.$E7]))+[.$I7];1)" office:value-type="float" office:value="399" calcext:value-type="float">
            <text:p>399</text:p>
          </table:table-cell>
          <table:table-cell table:formula="of:=FLOOR((([.R4]-[.$E7])*([.$I6]-[.$I7])/([.$E6]-[.$E7]))+[.$I7];1)" office:value-type="float" office:value="399" calcext:value-type="float">
            <text:p>399</text:p>
          </table:table-cell>
          <table:table-cell table:formula="of:=FLOOR((([.S4]-[.$E7])*([.$I6]-[.$I7])/([.$E6]-[.$E7]))+[.$I7];1)" office:value-type="float" office:value="399" calcext:value-type="float">
            <text:p>399</text:p>
          </table:table-cell>
          <table:table-cell table:formula="of:=FLOOR((([.T4]-[.$E7])*([.$I6]-[.$I7])/([.$E6]-[.$E7]))+[.$I7];1)" office:value-type="float" office:value="399" calcext:value-type="float">
            <text:p>399</text:p>
          </table:table-cell>
          <table:table-cell table:formula="of:=FLOOR((([.U4]-[.$E7])*([.$I6]-[.$I7])/([.$E6]-[.$E7]))+[.$I7];1)" office:value-type="float" office:value="399" calcext:value-type="float">
            <text:p>399</text:p>
          </table:table-cell>
          <table:table-cell table:formula="of:=FLOOR((([.V4]-[.$E7])*([.$I6]-[.$I7])/([.$E6]-[.$E7]))+[.$I7];1)" office:value-type="float" office:value="399" calcext:value-type="float">
            <text:p>399</text:p>
          </table:table-cell>
          <table:table-cell table:formula="of:=FLOOR((([.W4]-[.$E7])*([.$I6]-[.$I7])/([.$E6]-[.$E7]))+[.$I7];1)" office:value-type="float" office:value="399" calcext:value-type="float">
            <text:p>399</text:p>
          </table:table-cell>
          <table:table-cell table:formula="of:=FLOOR((([.X4]-[.$E7])*([.$I6]-[.$I7])/([.$E6]-[.$E7]))+[.$I7];1)" office:value-type="float" office:value="399" calcext:value-type="float">
            <text:p>399</text:p>
          </table:table-cell>
          <table:table-cell table:formula="of:=FLOOR((([.Y4]-[.$E7])*([.$I6]-[.$I7])/([.$E6]-[.$E7]))+[.$I7];1)" office:value-type="float" office:value="399" calcext:value-type="float">
            <text:p>399</text:p>
          </table:table-cell>
          <table:table-cell table:formula="of:=FLOOR((([.Z4]-[.$E7])*([.$I6]-[.$I7])/([.$E6]-[.$E7]))+[.$I7];1)" office:value-type="float" office:value="399" calcext:value-type="float">
            <text:p>399</text:p>
          </table:table-cell>
          <table:table-cell table:formula="of:=FLOOR((([.AA4]-[.$E7])*([.$I6]-[.$I7])/([.$E6]-[.$E7]))+[.$I7];1)" office:value-type="float" office:value="399" calcext:value-type="float">
            <text:p>399</text:p>
          </table:table-cell>
          <table:table-cell table:formula="of:=FLOOR((([.AB4]-[.$E7])*([.$I6]-[.$I7])/([.$E6]-[.$E7]))+[.$I7];1)" office:value-type="float" office:value="399" calcext:value-type="float">
            <text:p>399</text:p>
          </table:table-cell>
          <table:table-cell table:formula="of:=FLOOR((([.AC4]-[.$E7])*([.$I6]-[.$I7])/([.$E6]-[.$E7]))+[.$I7];1)" office:value-type="float" office:value="399" calcext:value-type="float">
            <text:p>399</text:p>
          </table:table-cell>
          <table:table-cell table:formula="of:=FLOOR((([.AD4]-[.$E7])*([.$I6]-[.$I7])/([.$E6]-[.$E7]))+[.$I7];1)" office:value-type="float" office:value="399" calcext:value-type="float">
            <text:p>399</text:p>
          </table:table-cell>
          <table:table-cell table:formula="of:=FLOOR((([.AE4]-[.$E7])*([.$I6]-[.$I7])/([.$E6]-[.$E7]))+[.$I7];1)" office:value-type="float" office:value="399" calcext:value-type="float">
            <text:p>399</text:p>
          </table:table-cell>
          <table:table-cell table:formula="of:=FLOOR((([.AF4]-[.$E7])*([.$I6]-[.$I7])/([.$E6]-[.$E7]))+[.$I7];1)" office:value-type="float" office:value="399" calcext:value-type="float">
            <text:p>399</text:p>
          </table:table-cell>
          <table:table-cell table:formula="of:=FLOOR((([.AG4]-[.$E7])*([.$I6]-[.$I7])/([.$E6]-[.$E7]))+[.$I7];1)" office:value-type="float" office:value="399" calcext:value-type="float">
            <text:p>399</text:p>
          </table:table-cell>
          <table:table-cell table:formula="of:=FLOOR((([.AH4]-[.$E7])*([.$I6]-[.$I7])/([.$E6]-[.$E7]))+[.$I7];1)" office:value-type="float" office:value="399" calcext:value-type="float">
            <text:p>399</text:p>
          </table:table-cell>
          <table:table-cell table:formula="of:=FLOOR((([.AI4]-[.$E7])*([.$I6]-[.$I7])/([.$E6]-[.$E7]))+[.$I7];1)" office:value-type="float" office:value="399" calcext:value-type="float">
            <text:p>399</text:p>
          </table:table-cell>
          <table:table-cell table:formula="of:=FLOOR((([.AJ4]-[.$E7])*([.$I6]-[.$I7])/([.$E6]-[.$E7]))+[.$I7];1)" office:value-type="float" office:value="399" calcext:value-type="float">
            <text:p>399</text:p>
          </table:table-cell>
          <table:table-cell table:formula="of:=FLOOR((([.AK4]-[.$E7])*([.$I6]-[.$I7])/([.$E6]-[.$E7]))+[.$I7];1)" office:value-type="float" office:value="399" calcext:value-type="float">
            <text:p>399</text:p>
          </table:table-cell>
          <table:table-cell table:formula="of:=FLOOR((([.AL4]-[.$E7])*([.$I6]-[.$I7])/([.$E6]-[.$E7]))+[.$I7];1)" office:value-type="float" office:value="399" calcext:value-type="float">
            <text:p>399</text:p>
          </table:table-cell>
          <table:table-cell table:formula="of:=FLOOR((([.AM4]-[.$E7])*([.$I6]-[.$I7])/([.$E6]-[.$E7]))+[.$I7];1)" office:value-type="float" office:value="399" calcext:value-type="float">
            <text:p>399</text:p>
          </table:table-cell>
          <table:table-cell table:formula="of:=FLOOR((([.AN4]-[.$E7])*([.$I6]-[.$I7])/([.$E6]-[.$E7]))+[.$I7];1)" office:value-type="float" office:value="399" calcext:value-type="float">
            <text:p>399</text:p>
          </table:table-cell>
          <table:table-cell table:formula="of:=FLOOR((([.AO4]-[.$E7])*([.$I6]-[.$I7])/([.$E6]-[.$E7]))+[.$I7];1)" office:value-type="float" office:value="399" calcext:value-type="float">
            <text:p>399</text:p>
          </table:table-cell>
          <table:table-cell table:formula="of:=FLOOR((([.AP4]-[.$E7])*([.$I6]-[.$I7])/([.$E6]-[.$E7]))+[.$I7];1)" office:value-type="float" office:value="399" calcext:value-type="float">
            <text:p>399</text:p>
          </table:table-cell>
          <table:table-cell table:formula="of:=FLOOR((([.AQ4]-[.$E7])*([.$I6]-[.$I7])/([.$E6]-[.$E7]))+[.$I7];1)" office:value-type="float" office:value="399" calcext:value-type="float">
            <text:p>399</text:p>
          </table:table-cell>
          <table:table-cell table:formula="of:=FLOOR((([.AR4]-[.$E7])*([.$I6]-[.$I7])/([.$E6]-[.$E7]))+[.$I7];1)" office:value-type="float" office:value="399" calcext:value-type="float">
            <text:p>399</text:p>
          </table:table-cell>
          <table:table-cell table:formula="of:=FLOOR((([.AS4]-[.$E7])*([.$I6]-[.$I7])/([.$E6]-[.$E7]))+[.$I7];1)" office:value-type="float" office:value="399" calcext:value-type="float">
            <text:p>399</text:p>
          </table:table-cell>
          <table:table-cell table:formula="of:=FLOOR((([.AT4]-[.$E7])*([.$I6]-[.$I7])/([.$E6]-[.$E7]))+[.$I7];1)" office:value-type="float" office:value="399" calcext:value-type="float">
            <text:p>399</text:p>
          </table:table-cell>
          <table:table-cell table:formula="of:=FLOOR((([.AU4]-[.$E7])*([.$I6]-[.$I7])/([.$E6]-[.$E7]))+[.$I7];1)" office:value-type="float" office:value="399" calcext:value-type="float">
            <text:p>399</text:p>
          </table:table-cell>
          <table:table-cell table:formula="of:=FLOOR((([.AV4]-[.$E7])*([.$I6]-[.$I7])/([.$E6]-[.$E7]))+[.$I7];1)" office:value-type="float" office:value="399" calcext:value-type="float">
            <text:p>399</text:p>
          </table:table-cell>
          <table:table-cell table:formula="of:=FLOOR((([.AW4]-[.$E7])*([.$I6]-[.$I7])/([.$E6]-[.$E7]))+[.$I7];1)" office:value-type="float" office:value="399" calcext:value-type="float">
            <text:p>399</text:p>
          </table:table-cell>
          <table:table-cell table:formula="of:=FLOOR((([.AX4]-[.$E7])*([.$I6]-[.$I7])/([.$E6]-[.$E7]))+[.$I7];1)" office:value-type="float" office:value="365" calcext:value-type="float">
            <text:p>365</text:p>
          </table:table-cell>
          <table:table-cell table:formula="of:=FLOOR((([.AY4]-[.$E7])*([.$I6]-[.$I7])/([.$E6]-[.$E7]))+[.$I7];1)" office:value-type="float" office:value="334" calcext:value-type="float">
            <text:p>334</text:p>
          </table:table-cell>
          <table:table-cell table:formula="of:=FLOOR((([.AZ4]-[.$E7])*([.$I6]-[.$I7])/([.$E6]-[.$E7]))+[.$I7];1)" office:value-type="float" office:value="304" calcext:value-type="float">
            <text:p>304</text:p>
          </table:table-cell>
          <table:table-cell table:formula="of:=FLOOR((([.BA4]-[.$E7])*([.$I6]-[.$I7])/([.$E6]-[.$E7]))+[.$I7];1)" office:value-type="float" office:value="274" calcext:value-type="float">
            <text:p>274</text:p>
          </table:table-cell>
          <table:table-cell table:formula="of:=FLOOR((([.BB4]-[.$E7])*([.$I6]-[.$I7])/([.$E6]-[.$E7]))+[.$I7];1)" office:value-type="float" office:value="256" calcext:value-type="float">
            <text:p>256</text:p>
          </table:table-cell>
          <table:table-cell table:formula="of:=FLOOR((([.BC4]-[.$E7])*([.$I6]-[.$I7])/([.$E6]-[.$E7]))+[.$I7];1)" office:value-type="float" office:value="238" calcext:value-type="float">
            <text:p>238</text:p>
          </table:table-cell>
          <table:table-cell table:formula="of:=FLOOR((([.BD4]-[.$E7])*([.$I6]-[.$I7])/([.$E6]-[.$E7]))+[.$I7];1)" office:value-type="float" office:value="219" calcext:value-type="float">
            <text:p>219</text:p>
          </table:table-cell>
          <table:table-cell table:formula="of:=FLOOR((([.BE4]-[.$E7])*([.$I6]-[.$I7])/([.$E6]-[.$E7]))+[.$I7];1)" office:value-type="float" office:value="200" calcext:value-type="float">
            <text:p>200</text:p>
          </table:table-cell>
          <table:table-cell table:formula="of:=FLOOR((([.BF4]-[.$E7])*([.$I6]-[.$I7])/([.$E6]-[.$E7]))+[.$I7];1)" office:value-type="float" office:value="182" calcext:value-type="float">
            <text:p>182</text:p>
          </table:table-cell>
          <table:table-cell table:formula="of:=FLOOR((([.BG4]-[.$E7])*([.$I6]-[.$I7])/([.$E6]-[.$E7]))+[.$I7];1)" office:value-type="float" office:value="163" calcext:value-type="float">
            <text:p>163</text:p>
          </table:table-cell>
          <table:table-cell table:formula="of:=FLOOR((([.BH4]-[.$E7])*([.$I6]-[.$I7])/([.$E6]-[.$E7]))+[.$I7];1)" office:value-type="float" office:value="143" calcext:value-type="float">
            <text:p>143</text:p>
          </table:table-cell>
          <table:table-cell table:formula="of:=FLOOR((([.BI4]-[.$E7])*([.$I6]-[.$I7])/([.$E6]-[.$E7]))+[.$I7];1)" office:value-type="float" office:value="124" calcext:value-type="float">
            <text:p>124</text:p>
          </table:table-cell>
          <table:table-cell table:formula="of:=FLOOR((([.BJ4]-[.$E7])*([.$I6]-[.$I7])/([.$E6]-[.$E7]))+[.$I7];1)" office:value-type="float" office:value="103" calcext:value-type="float">
            <text:p>103</text:p>
          </table:table-cell>
          <table:table-cell table:formula="of:=FLOOR((([.BK4]-[.$E7])*([.$I6]-[.$I7])/([.$E6]-[.$E7]))+[.$I7];1)" office:value-type="float" office:value="81" calcext:value-type="float">
            <text:p>81</text:p>
          </table:table-cell>
          <table:table-cell table:formula="of:=FLOOR((([.BL4]-[.$E7])*([.$I6]-[.$I7])/([.$E6]-[.$E7]))+[.$I7];1)" office:value-type="float" office:value="51" calcext:value-type="float">
            <text:p>51</text:p>
          </table:table-cell>
          <table:table-cell table:formula="of:=FLOOR((([.BM4]-[.$E7])*([.$I6]-[.$I7])/([.$E6]-[.$E7]))+[.$I7];1)" office:value-type="float" office:value="0" calcext:value-type="float">
            <text:p>0</text:p>
          </table:table-cell>
          <table:table-cell table:formula="of:=FLOOR((([.BN4]-[.$E7])*([.$I6]-[.$I7])/([.$E6]-[.$E7]))+[.$I7];1)" office:value-type="float" office:value="51" calcext:value-type="float">
            <text:p>51</text:p>
          </table:table-cell>
          <table:table-cell table:formula="of:=FLOOR((([.BO4]-[.$E7])*([.$I6]-[.$I7])/([.$E6]-[.$E7]))+[.$I7];1)" office:value-type="float" office:value="81" calcext:value-type="float">
            <text:p>81</text:p>
          </table:table-cell>
          <table:table-cell table:formula="of:=FLOOR((([.BP4]-[.$E7])*([.$I6]-[.$I7])/([.$E6]-[.$E7]))+[.$I7];1)" office:value-type="float" office:value="103" calcext:value-type="float">
            <text:p>103</text:p>
          </table:table-cell>
          <table:table-cell table:formula="of:=FLOOR((([.BQ4]-[.$E7])*([.$I6]-[.$I7])/([.$E6]-[.$E7]))+[.$I7];1)" office:value-type="float" office:value="124" calcext:value-type="float">
            <text:p>124</text:p>
          </table:table-cell>
          <table:table-cell table:formula="of:=FLOOR((([.BR4]-[.$E7])*([.$I6]-[.$I7])/([.$E6]-[.$E7]))+[.$I7];1)" office:value-type="float" office:value="143" calcext:value-type="float">
            <text:p>143</text:p>
          </table:table-cell>
          <table:table-cell table:formula="of:=FLOOR((([.BS4]-[.$E7])*([.$I6]-[.$I7])/([.$E6]-[.$E7]))+[.$I7];1)" office:value-type="float" office:value="163" calcext:value-type="float">
            <text:p>163</text:p>
          </table:table-cell>
          <table:table-cell table:formula="of:=FLOOR((([.BT4]-[.$E7])*([.$I6]-[.$I7])/([.$E6]-[.$E7]))+[.$I7];1)" office:value-type="float" office:value="182" calcext:value-type="float">
            <text:p>182</text:p>
          </table:table-cell>
          <table:table-cell table:formula="of:=FLOOR((([.BU4]-[.$E7])*([.$I6]-[.$I7])/([.$E6]-[.$E7]))+[.$I7];1)" office:value-type="float" office:value="200" calcext:value-type="float">
            <text:p>200</text:p>
          </table:table-cell>
          <table:table-cell table:formula="of:=FLOOR((([.BV4]-[.$E7])*([.$I6]-[.$I7])/([.$E6]-[.$E7]))+[.$I7];1)" office:value-type="float" office:value="219" calcext:value-type="float">
            <text:p>219</text:p>
          </table:table-cell>
          <table:table-cell table:formula="of:=FLOOR((([.BW4]-[.$E7])*([.$I6]-[.$I7])/([.$E6]-[.$E7]))+[.$I7];1)" office:value-type="float" office:value="238" calcext:value-type="float">
            <text:p>238</text:p>
          </table:table-cell>
          <table:table-cell table:formula="of:=FLOOR((([.BX4]-[.$E7])*([.$I6]-[.$I7])/([.$E6]-[.$E7]))+[.$I7];1)" office:value-type="float" office:value="256" calcext:value-type="float">
            <text:p>256</text:p>
          </table:table-cell>
          <table:table-cell table:formula="of:=FLOOR((([.BY4]-[.$E7])*([.$I6]-[.$I7])/([.$E6]-[.$E7]))+[.$I7];1)" office:value-type="float" office:value="274" calcext:value-type="float">
            <text:p>274</text:p>
          </table:table-cell>
          <table:table-cell table:formula="of:=FLOOR((([.BZ4]-[.$E7])*([.$I6]-[.$I7])/([.$E6]-[.$E7]))+[.$I7];1)" office:value-type="float" office:value="304" calcext:value-type="float">
            <text:p>304</text:p>
          </table:table-cell>
          <table:table-cell table:formula="of:=FLOOR((([.CA4]-[.$E7])*([.$I6]-[.$I7])/([.$E6]-[.$E7]))+[.$I7];1)" office:value-type="float" office:value="334" calcext:value-type="float">
            <text:p>334</text:p>
          </table:table-cell>
          <table:table-cell table:formula="of:=FLOOR((([.CB4]-[.$E7])*([.$I6]-[.$I7])/([.$E6]-[.$E7]))+[.$I7];1)" office:value-type="float" office:value="365" calcext:value-type="float">
            <text:p>365</text:p>
          </table:table-cell>
          <table:table-cell table:formula="of:=FLOOR((([.CC4]-[.$E7])*([.$I6]-[.$I7])/([.$E6]-[.$E7]))+[.$I7];1)" office:value-type="float" office:value="399" calcext:value-type="float">
            <text:p>399</text:p>
          </table:table-cell>
          <table:table-cell table:formula="of:=FLOOR((([.CD4]-[.$E7])*([.$I6]-[.$I7])/([.$E6]-[.$E7]))+[.$I7];1)" office:value-type="float" office:value="399" calcext:value-type="float">
            <text:p>399</text:p>
          </table:table-cell>
          <table:table-cell table:formula="of:=FLOOR((([.CE4]-[.$E7])*([.$I6]-[.$I7])/([.$E6]-[.$E7]))+[.$I7];1)" office:value-type="float" office:value="399" calcext:value-type="float">
            <text:p>399</text:p>
          </table:table-cell>
          <table:table-cell table:formula="of:=FLOOR((([.CF4]-[.$E7])*([.$I6]-[.$I7])/([.$E6]-[.$E7]))+[.$I7];1)" office:value-type="float" office:value="399" calcext:value-type="float">
            <text:p>399</text:p>
          </table:table-cell>
          <table:table-cell table:formula="of:=FLOOR((([.CG4]-[.$E7])*([.$I6]-[.$I7])/([.$E6]-[.$E7]))+[.$I7];1)" office:value-type="float" office:value="399" calcext:value-type="float">
            <text:p>399</text:p>
          </table:table-cell>
          <table:table-cell table:formula="of:=FLOOR((([.CH4]-[.$E7])*([.$I6]-[.$I7])/([.$E6]-[.$E7]))+[.$I7];1)" office:value-type="float" office:value="399" calcext:value-type="float">
            <text:p>399</text:p>
          </table:table-cell>
          <table:table-cell table:formula="of:=FLOOR((([.CI4]-[.$E7])*([.$I6]-[.$I7])/([.$E6]-[.$E7]))+[.$I7];1)" office:value-type="float" office:value="399" calcext:value-type="float">
            <text:p>399</text:p>
          </table:table-cell>
          <table:table-cell table:formula="of:=FLOOR((([.CJ4]-[.$E7])*([.$I6]-[.$I7])/([.$E6]-[.$E7]))+[.$I7];1)" office:value-type="float" office:value="399" calcext:value-type="float">
            <text:p>399</text:p>
          </table:table-cell>
          <table:table-cell table:formula="of:=FLOOR((([.CK4]-[.$E7])*([.$I6]-[.$I7])/([.$E6]-[.$E7]))+[.$I7];1)" office:value-type="float" office:value="399" calcext:value-type="float">
            <text:p>399</text:p>
          </table:table-cell>
          <table:table-cell table:formula="of:=FLOOR((([.CL4]-[.$E7])*([.$I6]-[.$I7])/([.$E6]-[.$E7]))+[.$I7];1)" office:value-type="float" office:value="399" calcext:value-type="float">
            <text:p>399</text:p>
          </table:table-cell>
          <table:table-cell table:formula="of:=FLOOR((([.CM4]-[.$E7])*([.$I6]-[.$I7])/([.$E6]-[.$E7]))+[.$I7];1)" office:value-type="float" office:value="399" calcext:value-type="float">
            <text:p>399</text:p>
          </table:table-cell>
          <table:table-cell table:formula="of:=FLOOR((([.CN4]-[.$E7])*([.$I6]-[.$I7])/([.$E6]-[.$E7]))+[.$I7];1)" office:value-type="float" office:value="399" calcext:value-type="float">
            <text:p>399</text:p>
          </table:table-cell>
          <table:table-cell table:formula="of:=FLOOR((([.CO4]-[.$E7])*([.$I6]-[.$I7])/([.$E6]-[.$E7]))+[.$I7];1)" office:value-type="float" office:value="399" calcext:value-type="float">
            <text:p>399</text:p>
          </table:table-cell>
          <table:table-cell table:formula="of:=FLOOR((([.CP4]-[.$E7])*([.$I6]-[.$I7])/([.$E6]-[.$E7]))+[.$I7];1)" office:value-type="float" office:value="399" calcext:value-type="float">
            <text:p>399</text:p>
          </table:table-cell>
          <table:table-cell table:formula="of:=FLOOR((([.CQ4]-[.$E7])*([.$I6]-[.$I7])/([.$E6]-[.$E7]))+[.$I7];1)" office:value-type="float" office:value="399" calcext:value-type="float">
            <text:p>399</text:p>
          </table:table-cell>
          <table:table-cell table:formula="of:=FLOOR((([.CR4]-[.$E7])*([.$I6]-[.$I7])/([.$E6]-[.$E7]))+[.$I7];1)" office:value-type="float" office:value="399" calcext:value-type="float">
            <text:p>399</text:p>
          </table:table-cell>
          <table:table-cell table:formula="of:=FLOOR((([.CS4]-[.$E7])*([.$I6]-[.$I7])/([.$E6]-[.$E7]))+[.$I7];1)" office:value-type="float" office:value="399" calcext:value-type="float">
            <text:p>399</text:p>
          </table:table-cell>
          <table:table-cell table:formula="of:=FLOOR((([.CT4]-[.$E7])*([.$I6]-[.$I7])/([.$E6]-[.$E7]))+[.$I7];1)" office:value-type="float" office:value="399" calcext:value-type="float">
            <text:p>399</text:p>
          </table:table-cell>
          <table:table-cell table:formula="of:=FLOOR((([.CU4]-[.$E7])*([.$I6]-[.$I7])/([.$E6]-[.$E7]))+[.$I7];1)" office:value-type="float" office:value="399" calcext:value-type="float">
            <text:p>399</text:p>
          </table:table-cell>
          <table:table-cell table:formula="of:=FLOOR((([.CV4]-[.$E7])*([.$I6]-[.$I7])/([.$E6]-[.$E7]))+[.$I7];1)" office:value-type="float" office:value="399" calcext:value-type="float">
            <text:p>399</text:p>
          </table:table-cell>
          <table:table-cell table:formula="of:=FLOOR((([.CW4]-[.$E7])*([.$I6]-[.$I7])/([.$E6]-[.$E7]))+[.$I7];1)" office:value-type="float" office:value="399" calcext:value-type="float">
            <text:p>399</text:p>
          </table:table-cell>
          <table:table-cell table:formula="of:=FLOOR((([.CX4]-[.$E7])*([.$I6]-[.$I7])/([.$E6]-[.$E7]))+[.$I7];1)" office:value-type="float" office:value="399" calcext:value-type="float">
            <text:p>399</text:p>
          </table:table-cell>
          <table:table-cell table:formula="of:=FLOOR((([.CY4]-[.$E7])*([.$I6]-[.$I7])/([.$E6]-[.$E7]))+[.$I7];1)" office:value-type="float" office:value="399" calcext:value-type="float">
            <text:p>399</text:p>
          </table:table-cell>
          <table:table-cell table:formula="of:=FLOOR((([.CZ4]-[.$E7])*([.$I6]-[.$I7])/([.$E6]-[.$E7]))+[.$I7];1)" office:value-type="float" office:value="399" calcext:value-type="float">
            <text:p>399</text:p>
          </table:table-cell>
          <table:table-cell table:formula="of:=FLOOR((([.DA4]-[.$E7])*([.$I6]-[.$I7])/([.$E6]-[.$E7]))+[.$I7];1)" office:value-type="float" office:value="399" calcext:value-type="float">
            <text:p>399</text:p>
          </table:table-cell>
          <table:table-cell table:formula="of:=FLOOR((([.DB4]-[.$E7])*([.$I6]-[.$I7])/([.$E6]-[.$E7]))+[.$I7];1)" office:value-type="float" office:value="399" calcext:value-type="float">
            <text:p>399</text:p>
          </table:table-cell>
          <table:table-cell table:formula="of:=FLOOR((([.DC4]-[.$E7])*([.$I6]-[.$I7])/([.$E6]-[.$E7]))+[.$I7];1)" office:value-type="float" office:value="399" calcext:value-type="float">
            <text:p>399</text:p>
          </table:table-cell>
          <table:table-cell table:formula="of:=FLOOR((([.DD4]-[.$E7])*([.$I6]-[.$I7])/([.$E6]-[.$E7]))+[.$I7];1)" office:value-type="float" office:value="399" calcext:value-type="float">
            <text:p>399</text:p>
          </table:table-cell>
          <table:table-cell table:formula="of:=FLOOR((([.DE4]-[.$E7])*([.$I6]-[.$I7])/([.$E6]-[.$E7]))+[.$I7];1)" office:value-type="float" office:value="399" calcext:value-type="float">
            <text:p>399</text:p>
          </table:table-cell>
          <table:table-cell table:formula="of:=FLOOR((([.DF4]-[.$E7])*([.$I6]-[.$I7])/([.$E6]-[.$E7]))+[.$I7];1)" office:value-type="float" office:value="399" calcext:value-type="float">
            <text:p>399</text:p>
          </table:table-cell>
          <table:table-cell table:formula="of:=FLOOR((([.DG4]-[.$E7])*([.$I6]-[.$I7])/([.$E6]-[.$E7]))+[.$I7];1)" office:value-type="float" office:value="399" calcext:value-type="float">
            <text:p>399</text:p>
          </table:table-cell>
          <table:table-cell table:formula="of:=FLOOR((([.DH4]-[.$E7])*([.$I6]-[.$I7])/([.$E6]-[.$E7]))+[.$I7];1)" office:value-type="float" office:value="399" calcext:value-type="float">
            <text:p>399</text:p>
          </table:table-cell>
          <table:table-cell table:formula="of:=FLOOR((([.DI4]-[.$E7])*([.$I6]-[.$I7])/([.$E6]-[.$E7]))+[.$I7];1)" office:value-type="float" office:value="399" calcext:value-type="float">
            <text:p>399</text:p>
          </table:table-cell>
          <table:table-cell table:formula="of:=FLOOR((([.DJ4]-[.$E7])*([.$I6]-[.$I7])/([.$E6]-[.$E7]))+[.$I7];1)" office:value-type="float" office:value="365" calcext:value-type="float">
            <text:p>365</text:p>
          </table:table-cell>
          <table:table-cell table:formula="of:=FLOOR((([.DK4]-[.$E7])*([.$I6]-[.$I7])/([.$E6]-[.$E7]))+[.$I7];1)" office:value-type="float" office:value="334" calcext:value-type="float">
            <text:p>334</text:p>
          </table:table-cell>
          <table:table-cell table:formula="of:=FLOOR((([.DL4]-[.$E7])*([.$I6]-[.$I7])/([.$E6]-[.$E7]))+[.$I7];1)" office:value-type="float" office:value="304" calcext:value-type="float">
            <text:p>304</text:p>
          </table:table-cell>
          <table:table-cell table:formula="of:=FLOOR((([.DM4]-[.$E7])*([.$I6]-[.$I7])/([.$E6]-[.$E7]))+[.$I7];1)" office:value-type="float" office:value="274" calcext:value-type="float">
            <text:p>274</text:p>
          </table:table-cell>
          <table:table-cell table:formula="of:=FLOOR((([.DN4]-[.$E7])*([.$I6]-[.$I7])/([.$E6]-[.$E7]))+[.$I7];1)" office:value-type="float" office:value="256" calcext:value-type="float">
            <text:p>256</text:p>
          </table:table-cell>
          <table:table-cell table:formula="of:=FLOOR((([.DO4]-[.$E7])*([.$I6]-[.$I7])/([.$E6]-[.$E7]))+[.$I7];1)" office:value-type="float" office:value="238" calcext:value-type="float">
            <text:p>238</text:p>
          </table:table-cell>
          <table:table-cell table:formula="of:=FLOOR((([.DP4]-[.$E7])*([.$I6]-[.$I7])/([.$E6]-[.$E7]))+[.$I7];1)" office:value-type="float" office:value="219" calcext:value-type="float">
            <text:p>219</text:p>
          </table:table-cell>
          <table:table-cell table:formula="of:=FLOOR((([.DQ4]-[.$E7])*([.$I6]-[.$I7])/([.$E6]-[.$E7]))+[.$I7];1)" office:value-type="float" office:value="200" calcext:value-type="float">
            <text:p>200</text:p>
          </table:table-cell>
          <table:table-cell table:formula="of:=FLOOR((([.DR4]-[.$E7])*([.$I6]-[.$I7])/([.$E6]-[.$E7]))+[.$I7];1)" office:value-type="float" office:value="182" calcext:value-type="float">
            <text:p>182</text:p>
          </table:table-cell>
          <table:table-cell table:formula="of:=FLOOR((([.DS4]-[.$E7])*([.$I6]-[.$I7])/([.$E6]-[.$E7]))+[.$I7];1)" office:value-type="float" office:value="163" calcext:value-type="float">
            <text:p>163</text:p>
          </table:table-cell>
          <table:table-cell table:formula="of:=FLOOR((([.DT4]-[.$E7])*([.$I6]-[.$I7])/([.$E6]-[.$E7]))+[.$I7];1)" office:value-type="float" office:value="143" calcext:value-type="float">
            <text:p>143</text:p>
          </table:table-cell>
          <table:table-cell table:formula="of:=FLOOR((([.DU4]-[.$E7])*([.$I6]-[.$I7])/([.$E6]-[.$E7]))+[.$I7];1)" office:value-type="float" office:value="124" calcext:value-type="float">
            <text:p>124</text:p>
          </table:table-cell>
          <table:table-cell table:formula="of:=FLOOR((([.DV4]-[.$E7])*([.$I6]-[.$I7])/([.$E6]-[.$E7]))+[.$I7];1)" office:value-type="float" office:value="103" calcext:value-type="float">
            <text:p>103</text:p>
          </table:table-cell>
          <table:table-cell table:formula="of:=FLOOR((([.DW4]-[.$E7])*([.$I6]-[.$I7])/([.$E6]-[.$E7]))+[.$I7];1)" office:value-type="float" office:value="81" calcext:value-type="float">
            <text:p>81</text:p>
          </table:table-cell>
          <table:table-cell table:formula="of:=FLOOR((([.DX4]-[.$E7])*([.$I6]-[.$I7])/([.$E6]-[.$E7]))+[.$I7];1)" office:value-type="float" office:value="51" calcext:value-type="float">
            <text:p>51</text:p>
          </table:table-cell>
        </table:table-row>
        <table:table-row table:style-name="ro1" table:number-rows-repeated="4">
          <table:table-cell table:number-columns-repeated="128"/>
        </table:table-row>
        <table:table-row table:style-name="ro1">
          <table:table-cell table:number-columns-repeated="3"/>
          <table:table-cell office:value-type="string" calcext:value-type="string">
            <text:p>Fpwm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Hz</text:p>
          </table:table-cell>
          <table:table-cell table:number-columns-repeated="121"/>
        </table:table-row>
        <table:table-row table:style-name="ro1">
          <table:table-cell table:number-columns-repeated="3"/>
          <table:table-cell office:value-type="string" calcext:value-type="string">
            <text:p>Fosc</text:p>
          </table:table-cell>
          <table:table-cell/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Hz</text:p>
          </table:table-cell>
          <table:table-cell table:number-columns-repeated="121"/>
        </table:table-row>
        <table:table-row table:style-name="ro1" table:number-rows-repeated="3">
          <table:table-cell table:number-columns-repeated="128"/>
        </table:table-row>
        <table:table-row table:style-name="ro1">
          <table:table-cell table:number-columns-repeated="4"/>
          <table:table-cell office:value-type="string" calcext:value-type="string">
            <text:p>prescaler</text:p>
          </table:table-cell>
          <table:table-cell office:value-type="string" calcext:value-type="string">
            <text:p>Top (Fast)</text:p>
          </table:table-cell>
          <table:table-cell office:value-type="string" calcext:value-type="string">
            <text:p>Resolution(Fast)</text:p>
          </table:table-cell>
          <table:table-cell office:value-type="string" calcext:value-type="string">
            <text:p>Top (Phase)</text:p>
          </table:table-cell>
          <table:table-cell office:value-type="string" calcext:value-type="string">
            <text:p>Resolution(Phaset)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$F$16]/([.E21]*[.$F$15])-1" office:value-type="float" office:value="399" calcext:value-type="float">
            <text:p>399</text:p>
          </table:table-cell>
          <table:table-cell table:formula="of:=FLOOR(LOG10([.F21])/LOG10(2);1)" office:value-type="float" office:value="8" calcext:value-type="float">
            <text:p>8</text:p>
          </table:table-cell>
          <table:table-cell table:formula="of:=[.$F$16]/(2*[.E21]*[.$F$15])" office:value-type="float" office:value="200" calcext:value-type="float">
            <text:p>200</text:p>
          </table:table-cell>
          <table:table-cell table:formula="of:=FLOOR(LOG10([.H21])/LOG10(2);1)" office:value-type="float" office:value="7" calcext:value-type="float">
            <text:p>7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$F$16]/([.E22]*[.$F$15])-1" office:value-type="float" office:value="49" calcext:value-type="float">
            <text:p>49</text:p>
          </table:table-cell>
          <table:table-cell table:formula="of:=FLOOR(LOG10([.F22])/LOG10(2);1)" office:value-type="float" office:value="5" calcext:value-type="float">
            <text:p>5</text:p>
          </table:table-cell>
          <table:table-cell table:formula="of:=[.$F$16]/(2*[.E22]*[.$F$15])" office:value-type="float" office:value="25" calcext:value-type="float">
            <text:p>25</text:p>
          </table:table-cell>
          <table:table-cell table:formula="of:=FLOOR(LOG10([.H22])/LOG10(2);1)" office:value-type="float" office:value="4" calcext:value-type="float">
            <text:p>4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[.$F$16]/([.E23]*[.$F$15])-1" office:value-type="float" office:value="5.25" calcext:value-type="float">
            <text:p>5.25</text:p>
          </table:table-cell>
          <table:table-cell table:formula="of:=FLOOR(LOG10([.F23])/LOG10(2);1)" office:value-type="float" office:value="2" calcext:value-type="float">
            <text:p>2</text:p>
          </table:table-cell>
          <table:table-cell table:formula="of:=[.$F$16]/(2*[.E23]*[.$F$15])" office:value-type="float" office:value="3.125" calcext:value-type="float">
            <text:p>3.125</text:p>
          </table:table-cell>
          <table:table-cell table:formula="of:=FLOOR(LOG10([.H23])/LOG10(2);1)" office:value-type="float" office:value="1" calcext:value-type="float">
            <text:p>1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256" calcext:value-type="float">
            <text:p>256</text:p>
          </table:table-cell>
          <table:table-cell table:formula="of:=[.$F$16]/([.E24]*[.$F$15])-1" office:value-type="float" office:value="0.5625" calcext:value-type="float">
            <text:p>0.5625</text:p>
          </table:table-cell>
          <table:table-cell table:formula="of:=FLOOR(LOG10([.F24])/LOG10(2);1)" office:value-type="string" office:string-value="" calcext:value-type="error">
            <text:p>Err:502</text:p>
          </table:table-cell>
          <table:table-cell table:formula="of:=[.$F$16]/(2*[.E24]*[.$F$15])" office:value-type="float" office:value="0.78125" calcext:value-type="float">
            <text:p>0.78125</text:p>
          </table:table-cell>
          <table:table-cell table:formula="of:=FLOOR(LOG10([.H24])/LOG10(2);1)" office:value-type="string" office:string-value="" calcext:value-type="error">
            <text:p>Err:502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table:formula="of:=[.$F$16]/([.E25]*[.$F$15])-1" office:value-type="float" office:value="-0.609375" calcext:value-type="float">
            <text:p>-0.609375</text:p>
          </table:table-cell>
          <table:table-cell table:formula="of:=FLOOR(LOG10([.F25])/LOG10(2);1)" office:value-type="string" office:string-value="" calcext:value-type="error">
            <text:p>Err:502</text:p>
          </table:table-cell>
          <table:table-cell table:formula="of:=[.$F$16]/(2*[.E25]*[.$F$15])" office:value-type="float" office:value="0.1953125" calcext:value-type="float">
            <text:p>0.1953125</text:p>
          </table:table-cell>
          <table:table-cell table:formula="of:=FLOOR(LOG10([.H25])/LOG10(2);1)" office:value-type="string" office:string-value="" calcext:value-type="error">
            <text:p>Err:502</text:p>
          </table:table-cell>
          <table:table-cell table:number-columns-repeated="119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number-columns-repeated="6"/>
          <table:table-cell office:value-type="string" calcext:value-type="string">
            <text:p>step frequency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HZ</text:p>
          </table:table-cell>
          <table:table-cell table:number-columns-repeated="119"/>
        </table:table-row>
        <table:table-row table:style-name="ro1">
          <table:table-cell table:number-columns-repeated="6"/>
          <table:table-cell office:value-type="string" calcext:value-type="string">
            <text:p>default step angle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degree/ step</text:p>
          </table:table-cell>
          <table:table-cell table:number-columns-repeated="119"/>
        </table:table-row>
        <table:table-row table:style-name="ro1">
          <table:table-cell table:number-columns-repeated="128"/>
        </table:table-row>
        <table:table-row table:style-name="ro1">
          <table:table-cell table:number-columns-repeated="4"/>
          <table:table-cell office:value-type="string" calcext:value-type="string">
            <text:p>microstep</text:p>
          </table:table-cell>
          <table:table-cell office:value-type="string" calcext:value-type="string">
            <text:p>steps per rotation</text:p>
          </table:table-cell>
          <table:table-cell office:value-type="string" calcext:value-type="string">
            <text:p>Revolution/ uS</text:p>
          </table:table-cell>
          <table:table-cell table:style-name="ce2" office:value-type="string" calcext:value-type="string">
            <text:p>Revolution/ S</text:p>
          </table:table-cell>
          <table:table-cell office:value-type="string" calcext:value-type="string">
            <text:p>RPM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(360/([.$H$29]))*[.E32]" office:value-type="float" office:value="200" calcext:value-type="float">
            <text:p>200</text:p>
          </table:table-cell>
          <table:table-cell/>
          <table:table-cell table:formula="of:=1/([.F32]/[.$H$28])" office:value-type="float" office:value="100" calcext:value-type="float">
            <text:p>100</text:p>
          </table:table-cell>
          <table:table-cell table:formula="of:=[.H32]*60" office:value-type="float" office:value="6000" calcext:value-type="float">
            <text:p>6000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(360/([.$H$29]))*[.E33]" office:value-type="float" office:value="400" calcext:value-type="float">
            <text:p>400</text:p>
          </table:table-cell>
          <table:table-cell/>
          <table:table-cell table:formula="of:=1/([.F33]/[.$H$28])" office:value-type="float" office:value="50" calcext:value-type="float">
            <text:p>50</text:p>
          </table:table-cell>
          <table:table-cell table:formula="of:=[.H33]*60" office:value-type="float" office:value="3000" calcext:value-type="float">
            <text:p>3000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(360/([.$H$29]))*[.E34]" office:value-type="float" office:value="800" calcext:value-type="float">
            <text:p>800</text:p>
          </table:table-cell>
          <table:table-cell/>
          <table:table-cell table:formula="of:=1/([.F34]/[.$H$28])" office:value-type="float" office:value="25" calcext:value-type="float">
            <text:p>25</text:p>
          </table:table-cell>
          <table:table-cell table:formula="of:=[.H34]*60" office:value-type="float" office:value="1500" calcext:value-type="float">
            <text:p>1500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(360/([.$H$29]))*[.E35]" office:value-type="float" office:value="1600" calcext:value-type="float">
            <text:p>1600</text:p>
          </table:table-cell>
          <table:table-cell/>
          <table:table-cell table:formula="of:=1/([.F35]/[.$H$28])" office:value-type="float" office:value="12.5" calcext:value-type="float">
            <text:p>12.5</text:p>
          </table:table-cell>
          <table:table-cell table:formula="of:=[.H35]*60" office:value-type="float" office:value="750" calcext:value-type="float">
            <text:p>750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(360/([.$H$29]))*[.E36]" office:value-type="float" office:value="3200" calcext:value-type="float">
            <text:p>3200</text:p>
          </table:table-cell>
          <table:table-cell/>
          <table:table-cell table:formula="of:=1/([.F36]/[.$H$28])" office:value-type="float" office:value="6.25" calcext:value-type="float">
            <text:p>6.25</text:p>
          </table:table-cell>
          <table:table-cell table:formula="of:=[.H36]*60" office:value-type="float" office:value="375" calcext:value-type="float">
            <text:p>375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(360/([.$H$29]))*[.E37]" office:value-type="float" office:value="6400" calcext:value-type="float">
            <text:p>6400</text:p>
          </table:table-cell>
          <table:table-cell/>
          <table:table-cell table:formula="of:=1/([.F37]/[.$H$28])" office:value-type="float" office:value="3.125" calcext:value-type="float">
            <text:p>3.125</text:p>
          </table:table-cell>
          <table:table-cell table:formula="of:=[.H37]*60" office:value-type="float" office:value="187.5" calcext:value-type="float">
            <text:p>187.5</text:p>
          </table:table-cell>
          <table:table-cell table:number-columns-repeated="119"/>
        </table:table-row>
      </table:table>
      <table:table table:name="Shift_Register Table" table:style-name="ta1">
        <office:forms form:automatic-focus="false" form:apply-design-mode="false"/>
        <table:table-column table:style-name="co8" table:default-cell-style-name="ce6"/>
        <table:table-column table:style-name="co7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7" table:number-columns-repeated="2" table:default-cell-style-name="ce5"/>
        <table:table-column table:style-name="co7" table:default-cell-style-name="Default"/>
        <table:table-column table:style-name="co14" table:default-cell-style-name="ce5"/>
        <table:table-row table:style-name="ro1" table:number-rows-repeated="2">
          <table:table-cell table:style-name="Default" table:number-columns-repeated="9"/>
          <table:table-cell/>
          <table:table-cell table:style-name="Default"/>
        </table:table-row>
        <table:table-row table:style-name="ro1">
          <table:table-cell table:style-name="ce3" office:value-type="string" calcext:value-type="string" table:number-columns-spanned="1" table:number-rows-spanned="2">
            <text:p>Shift Reg Pins</text:p>
          </table:table-cell>
          <table:table-cell table:style-name="ce7" office:value-type="string" calcext:value-type="string" table:number-columns-spanned="8" table:number-rows-spanned="1">
            <text:p>Higher 8 bit Shift Register</text:p>
          </table:table-cell>
          <table:covered-table-cell table:number-columns-repeated="7" table:style-name="ce11"/>
          <table:table-cell/>
          <table:table-cell table:style-name="Default"/>
        </table:table-row>
        <table:table-row table:style-name="ro1">
          <table:covered-table-cell table:style-name="ce1"/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 table:style-name="ce9" office:value-type="string" calcext:value-type="string" table:number-columns-spanned="4" table:number-rows-spanned="1">
            <text:p>To 7402</text:p>
          </table:table-cell>
          <table:covered-table-cell table:number-columns-repeated="3" table:style-name="ce13"/>
          <table:table-cell table:style-name="ce15" office:value-type="string" calcext:value-type="string" table:number-columns-spanned="2" table:number-rows-spanned="1">
            <text:p>To Hbrige</text:p>
          </table:table-cell>
          <table:covered-table-cell table:style-name="ce13"/>
          <table:table-cell table:style-name="ce17" office:value-type="string" calcext:value-type="string" table:number-columns-spanned="2" table:number-rows-spanned="1">
            <text:p>74157: Multiplexer</text:p>
          </table:table-cell>
          <table:covered-table-cell table:style-name="ce13"/>
          <table:table-cell/>
          <table:table-cell table:style-name="Default"/>
        </table:table-row>
        <table:table-row table:style-name="ro1">
          <table:table-cell table:style-name="ce4" office:value-type="string" calcext:value-type="string">
            <text:p>Bit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5" office:value-type="string" calcext:value-type="string">
            <text:p>Direction</text:p>
          </table:table-cell>
          <table:table-cell table:style-name="ce10" office:value-type="string" calcext:value-type="string">
            <text:p>CNT1</text:p>
          </table:table-cell>
          <table:table-cell table:style-name="ce14" office:value-type="string" calcext:value-type="string">
            <text:p>NotCNT1</text:p>
          </table:table-cell>
          <table:table-cell table:style-name="ce14" office:value-type="string" calcext:value-type="string">
            <text:p>CNT2</text:p>
          </table:table-cell>
          <table:table-cell table:style-name="ce14" office:value-type="string" calcext:value-type="string">
            <text:p>Not CNT2</text:p>
          </table:table-cell>
          <table:table-cell table:style-name="ce14" office:value-type="string" calcext:value-type="string">
            <text:p>Enable_A_B</text:p>
          </table:table-cell>
          <table:table-cell table:style-name="ce14" office:value-type="string" calcext:value-type="string">
            <text:p>Enable_C_D</text:p>
          </table:table-cell>
          <table:table-cell table:style-name="ce14" office:value-type="string" calcext:value-type="string">
            <text:p>Select</text:p>
          </table:table-cell>
          <table:table-cell table:style-name="ce14" office:value-type="string" calcext:value-type="string">
            <text:p>Strobe</text:p>
          </table:table-cell>
          <table:table-cell/>
          <table:table-cell table:style-name="ce1" office:value-type="string" calcext:value-type="string">
            <text:p>normal operation table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];[.C8];[.D8];[.E8];[.F8];[.G8];[.H8];[.I8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];[.C9];[.D9];[.E9];[.F9];[.G9];[.H9];[.I9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];[.C10];[.D10];[.E10];[.F10];[.G10];[.H10];[.I10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];[.C11];[.D11];[.E11];[.F11];[.G11];[.H11];[.I11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];[.C12];[.D12];[.E12];[.F12];[.G12];[.H12];[.I12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];[.C13];[.D13];[.E13];[.F13];[.G13];[.H13];[.I13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];[.C14];[.D14];[.E14];[.F14];[.G14];[.H14];[.I14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];[.C15];[.D15];[.E15];[.F15];[.G15];[.H15];[.I15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];[.C16];[.D16];[.E16];[.F16];[.G16];[.H16];[.I16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];[.C17];[.D17];[.E17];[.F17];[.G17];[.H17];[.I17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];[.C18];[.D18];[.E18];[.F18];[.G18];[.H18];[.I18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];[.C19];[.D19];[.E19];[.F19];[.G19];[.H19];[.I19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];[.C20];[.D20];[.E20];[.F20];[.G20];[.H20];[.I20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];[.C21];[.D21];[.E21];[.F21];[.G21];[.H21];[.I21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];[.C22];[.D22];[.E22];[.F22];[.G22];[.H22];[.I22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];[.C23];[.D23];[.E23];[.F23];[.G23];[.H23];[.I23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];[.C24];[.D24];[.E24];[.F24];[.G24];[.H24];[.I24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];[.C25];[.D25];[.E25];[.F25];[.G25];[.H25];[.I25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6];[.C26];[.D26];[.E26];[.F26];[.G26];[.H26];[.I26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7];[.C27];[.D27];[.E27];[.F27];[.G27];[.H27];[.I27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8];[.C28];[.D28];[.E28];[.F28];[.G28];[.H28];[.I28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9];[.C29];[.D29];[.E29];[.F29];[.G29];[.H29];[.I29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0];[.C30];[.D30];[.E30];[.F30];[.G30];[.H30];[.I30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1];[.C31];[.D31];[.E31];[.F31];[.G31];[.H31];[.I31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2];[.C32];[.D32];[.E32];[.F32];[.G32];[.H32];[.I32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3];[.C33];[.D33];[.E33];[.F33];[.G33];[.H33];[.I33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4];[.C34];[.D34];[.E34];[.F34];[.G34];[.H34];[.I34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5];[.C35];[.D35];[.E35];[.F35];[.G35];[.H35];[.I35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6];[.C36];[.D36];[.E36];[.F36];[.G36];[.H36];[.I36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7];[.C37];[.D37];[.E37];[.F37];[.G37];[.H37];[.I37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8];[.C38];[.D38];[.E38];[.F38];[.G38];[.H38];[.I38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9];[.C39];[.D39];[.E39];[.F39];[.G39];[.H39];[.I39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0];[.C40];[.D40];[.E40];[.F40];[.G40];[.H40];[.I40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1];[.C41];[.D41];[.E41];[.F41];[.G41];[.H41];[.I4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2];[.C42];[.D42];[.E42];[.F42];[.G42];[.H42];[.I4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3];[.C43];[.D43];[.E43];[.F43];[.G43];[.H43];[.I43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4];[.C44];[.D44];[.E44];[.F44];[.G44];[.H44];[.I44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5];[.C45];[.D45];[.E45];[.F45];[.G45];[.H45];[.I45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6];[.C46];[.D46];[.E46];[.F46];[.G46];[.H46];[.I46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7];[.C47];[.D47];[.E47];[.F47];[.G47];[.H47];[.I47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8];[.C48];[.D48];[.E48];[.F48];[.G48];[.H48];[.I48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9];[.C49];[.D49];[.E49];[.F49];[.G49];[.H49];[.I49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0];[.C50];[.D50];[.E50];[.F50];[.G50];[.H50];[.I50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1];[.C51];[.D51];[.E51];[.F51];[.G51];[.H51];[.I5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2];[.C52];[.D52];[.E52];[.F52];[.G52];[.H52];[.I5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3];[.C53];[.D53];[.E53];[.F53];[.G53];[.H53];[.I53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4];[.C54];[.D54];[.E54];[.F54];[.G54];[.H54];[.I54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5];[.C55];[.D55];[.E55];[.F55];[.G55];[.H55];[.I55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6];[.C56];[.D56];[.E56];[.F56];[.G56];[.H56];[.I56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7];[.C57];[.D57];[.E57];[.F57];[.G57];[.H57];[.I57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8];[.C58];[.D58];[.E58];[.F58];[.G58];[.H58];[.I58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9];[.C59];[.D59];[.E59];[.F59];[.G59];[.H59];[.I59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0];[.C60];[.D60];[.E60];[.F60];[.G60];[.H60];[.I60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1];[.C61];[.D61];[.E61];[.F61];[.G61];[.H61];[.I6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2];[.C62];[.D62];[.E62];[.F62];[.G62];[.H62];[.I6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3];[.C63];[.D63];[.E63];[.F63];[.G63];[.H63];[.I63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4];[.C64];[.D64];[.E64];[.F64];[.G64];[.H64];[.I64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5];[.C65];[.D65];[.E65];[.F65];[.G65];[.H65];[.I65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6];[.C66];[.D66];[.E66];[.F66];[.G66];[.H66];[.I66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7];[.C67];[.D67];[.E67];[.F67];[.G67];[.H67];[.I67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8];[.C68];[.D68];[.E68];[.F68];[.G68];[.H68];[.I68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9];[.C69];[.D69];[.E69];[.F69];[.G69];[.H69];[.I69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0];[.C70];[.D70];[.E70];[.F70];[.G70];[.H70];[.I70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1];[.C71];[.D71];[.E71];[.F71];[.G71];[.H71];[.I7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2];[.C72];[.D72];[.E72];[.F72];[.G72];[.H72];[.I7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3];[.C73];[.D73];[.E73];[.F73];[.G73];[.H73];[.I73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4];[.C74];[.D74];[.E74];[.F74];[.G74];[.H74];[.I74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5];[.C75];[.D75];[.E75];[.F75];[.G75];[.H75];[.I75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6];[.C76];[.D76];[.E76];[.F76];[.G76];[.H76];[.I76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7];[.C77];[.D77];[.E77];[.F77];[.G77];[.H77];[.I77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8];[.C78];[.D78];[.E78];[.F78];[.G78];[.H78];[.I78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9];[.C79];[.D79];[.E79];[.F79];[.G79];[.H79];[.I79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0];[.C80];[.D80];[.E80];[.F80];[.G80];[.H80];[.I80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1];[.C81];[.D81];[.E81];[.F81];[.G81];[.H81];[.I81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2];[.C82];[.D82];[.E82];[.F82];[.G82];[.H82];[.I82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3];[.C83];[.D83];[.E83];[.F83];[.G83];[.H83];[.I83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4];[.C84];[.D84];[.E84];[.F84];[.G84];[.H84];[.I84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5];[.C85];[.D85];[.E85];[.F85];[.G85];[.H85];[.I85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6];[.C86];[.D86];[.E86];[.F86];[.G86];[.H86];[.I86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7];[.C87];[.D87];[.E87];[.F87];[.G87];[.H87];[.I87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8];[.C88];[.D88];[.E88];[.F88];[.G88];[.H88];[.I88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9];[.C89];[.D89];[.E89];[.F89];[.G89];[.H89];[.I89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0];[.C90];[.D90];[.E90];[.F90];[.G90];[.H90];[.I90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1];[.C91];[.D91];[.E91];[.F91];[.G91];[.H91];[.I91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2];[.C92];[.D92];[.E92];[.F92];[.G92];[.H92];[.I92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3];[.C93];[.D93];[.E93];[.F93];[.G93];[.H93];[.I93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4];[.C94];[.D94];[.E94];[.F94];[.G94];[.H94];[.I94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5];[.C95];[.D95];[.E95];[.F95];[.G95];[.H95];[.I95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6];[.C96];[.D96];[.E96];[.F96];[.G96];[.H96];[.I96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7];[.C97];[.D97];[.E97];[.F97];[.G97];[.H97];[.I97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8];[.C98];[.D98];[.E98];[.F98];[.G98];[.H98];[.I98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9];[.C99];[.D99];[.E99];[.F99];[.G99];[.H99];[.I99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0];[.C100];[.D100];[.E100];[.F100];[.G100];[.H100];[.I100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1];[.C101];[.D101];[.E101];[.F101];[.G101];[.H101];[.I101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2];[.C102];[.D102];[.E102];[.F102];[.G102];[.H102];[.I102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3];[.C103];[.D103];[.E103];[.F103];[.G103];[.H103];[.I103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4];[.C104];[.D104];[.E104];[.F104];[.G104];[.H104];[.I104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5];[.C105];[.D105];[.E105];[.F105];[.G105];[.H105];[.I105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6];[.C106];[.D106];[.E106];[.F106];[.G106];[.H106];[.I106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7];[.C107];[.D107];[.E107];[.F107];[.G107];[.H107];[.I107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8];[.C108];[.D108];[.E108];[.F108];[.G108];[.H108];[.I108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9];[.C109];[.D109];[.E109];[.F109];[.G109];[.H109];[.I109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0];[.C110];[.D110];[.E110];[.F110];[.G110];[.H110];[.I110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1];[.C111];[.D111];[.E111];[.F111];[.G111];[.H111];[.I111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2];[.C112];[.D112];[.E112];[.F112];[.G112];[.H112];[.I112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3];[.C113];[.D113];[.E113];[.F113];[.G113];[.H113];[.I113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4];[.C114];[.D114];[.E114];[.F114];[.G114];[.H114];[.I114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5];[.C115];[.D115];[.E115];[.F115];[.G115];[.H115];[.I115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6];[.C116];[.D116];[.E116];[.F116];[.G116];[.H116];[.I116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7];[.C117];[.D117];[.E117];[.F117];[.G117];[.H117];[.I117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8];[.C118];[.D118];[.E118];[.F118];[.G118];[.H118];[.I118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9];[.C119];[.D119];[.E119];[.F119];[.G119];[.H119];[.I119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0];[.C120];[.D120];[.E120];[.F120];[.G120];[.H120];[.I120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1];[.C121];[.D121];[.E121];[.F121];[.G121];[.H121];[.I121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2];[.C122];[.D122];[.E122];[.F122];[.G122];[.H122];[.I122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3];[.C123];[.D123];[.E123];[.F123];[.G123];[.H123];[.I123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4];[.C124];[.D124];[.E124];[.F124];[.G124];[.H124];[.I124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5];[.C125];[.D125];[.E125];[.F125];[.G125];[.H125];[.I125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6];[.C126];[.D126];[.E126];[.F126];[.G126];[.H126];[.I126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7];[.C127];[.D127];[.E127];[.F127];[.G127];[.H127];[.I127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8];[.C128];[.D128];[.E128];[.F128];[.G128];[.H128];[.I128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9];[.C129];[.D129];[.E129];[.F129];[.G129];[.H129];[.I129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0];[.C130];[.D130];[.E130];[.F130];[.G130];[.H130];[.I130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1];[.C131];[.D131];[.E131];[.F131];[.G131];[.H131];[.I131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2];[.C132];[.D132];[.E132];[.F132];[.G132];[.H132];[.I132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3];[.C133];[.D133];[.E133];[.F133];[.G133];[.H133];[.I133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4];[.C134];[.D134];[.E134];[.F134];[.G134];[.H134];[.I134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5];[.C135];[.D135];[.E135];[.F135];[.G135];[.H135];[.I135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6];[.C136];[.D136];[.E136];[.F136];[.G136];[.H136];[.I136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7];[.C137];[.D137];[.E137];[.F137];[.G137];[.H137];[.I137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8];[.C138];[.D138];[.E138];[.F138];[.G138];[.H138];[.I138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9];[.C139];[.D139];[.E139];[.F139];[.G139];[.H139];[.I139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0];[.C140];[.D140];[.E140];[.F140];[.G140];[.H140];[.I140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1];[.C141];[.D141];[.E141];[.F141];[.G141];[.H141];[.I141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2];[.C142];[.D142];[.E142];[.F142];[.G142];[.H142];[.I142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3];[.C143];[.D143];[.E143];[.F143];[.G143];[.H143];[.I143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4];[.C144];[.D144];[.E144];[.F144];[.G144];[.H144];[.I144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5];[.C145];[.D145];[.E145];[.F145];[.G145];[.H145];[.I145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6];[.C146];[.D146];[.E146];[.F146];[.G146];[.H146];[.I146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7];[.C147];[.D147];[.E147];[.F147];[.G147];[.H147];[.I147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8];[.C148];[.D148];[.E148];[.F148];[.G148];[.H148];[.I148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9];[.C149];[.D149];[.E149];[.F149];[.G149];[.H149];[.I149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0];[.C150];[.D150];[.E150];[.F150];[.G150];[.H150];[.I150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1];[.C151];[.D151];[.E151];[.F151];[.G151];[.H151];[.I151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2];[.C152];[.D152];[.E152];[.F152];[.G152];[.H152];[.I152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3];[.C153];[.D153];[.E153];[.F153];[.G153];[.H153];[.I153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4];[.C154];[.D154];[.E154];[.F154];[.G154];[.H154];[.I154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5];[.C155];[.D155];[.E155];[.F155];[.G155];[.H155];[.I155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6];[.C156];[.D156];[.E156];[.F156];[.G156];[.H156];[.I156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7];[.C157];[.D157];[.E157];[.F157];[.G157];[.H157];[.I157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8];[.C158];[.D158];[.E158];[.F158];[.G158];[.H158];[.I158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9];[.C159];[.D159];[.E159];[.F159];[.G159];[.H159];[.I159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0];[.C160];[.D160];[.E160];[.F160];[.G160];[.H160];[.I160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1];[.C161];[.D161];[.E161];[.F161];[.G161];[.H161];[.I161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2];[.C162];[.D162];[.E162];[.F162];[.G162];[.H162];[.I162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3];[.C163];[.D163];[.E163];[.F163];[.G163];[.H163];[.I163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4];[.C164];[.D164];[.E164];[.F164];[.G164];[.H164];[.I164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5];[.C165];[.D165];[.E165];[.F165];[.G165];[.H165];[.I165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6];[.C166];[.D166];[.E166];[.F166];[.G166];[.H166];[.I166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7];[.C167];[.D167];[.E167];[.F167];[.G167];[.H167];[.I167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8];[.C168];[.D168];[.E168];[.F168];[.G168];[.H168];[.I168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9];[.C169];[.D169];[.E169];[.F169];[.G169];[.H169];[.I169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0];[.C170];[.D170];[.E170];[.F170];[.G170];[.H170];[.I170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1];[.C171];[.D171];[.E171];[.F171];[.G171];[.H171];[.I171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2];[.C172];[.D172];[.E172];[.F172];[.G172];[.H172];[.I172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3];[.C173];[.D173];[.E173];[.F173];[.G173];[.H173];[.I173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4];[.C174];[.D174];[.E174];[.F174];[.G174];[.H174];[.I174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5];[.C175];[.D175];[.E175];[.F175];[.G175];[.H175];[.I175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6];[.C176];[.D176];[.E176];[.F176];[.G176];[.H176];[.I176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7];[.C177];[.D177];[.E177];[.F177];[.G177];[.H177];[.I177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8];[.C178];[.D178];[.E178];[.F178];[.G178];[.H178];[.I178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9];[.C179];[.D179];[.E179];[.F179];[.G179];[.H179];[.I179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0];[.C180];[.D180];[.E180];[.F180];[.G180];[.H180];[.I180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1];[.C181];[.D181];[.E181];[.F181];[.G181];[.H181];[.I181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2];[.C182];[.D182];[.E182];[.F182];[.G182];[.H182];[.I182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3];[.C183];[.D183];[.E183];[.F183];[.G183];[.H183];[.I183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4];[.C184];[.D184];[.E184];[.F184];[.G184];[.H184];[.I184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5];[.C185];[.D185];[.E185];[.F185];[.G185];[.H185];[.I185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6];[.C186];[.D186];[.E186];[.F186];[.G186];[.H186];[.I186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7];[.C187];[.D187];[.E187];[.F187];[.G187];[.H187];[.I187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8];[.C188];[.D188];[.E188];[.F188];[.G188];[.H188];[.I188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9];[.C189];[.D189];[.E189];[.F189];[.G189];[.H189];[.I189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0];[.C190];[.D190];[.E190];[.F190];[.G190];[.H190];[.I190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1];[.C191];[.D191];[.E191];[.F191];[.G191];[.H191];[.I191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2];[.C192];[.D192];[.E192];[.F192];[.G192];[.H192];[.I192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3];[.C193];[.D193];[.E193];[.F193];[.G193];[.H193];[.I193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4];[.C194];[.D194];[.E194];[.F194];[.G194];[.H194];[.I194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5];[.C195];[.D195];[.E195];[.F195];[.G195];[.H195];[.I195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6];[.C196];[.D196];[.E196];[.F196];[.G196];[.H196];[.I196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7];[.C197];[.D197];[.E197];[.F197];[.G197];[.H197];[.I197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8];[.C198];[.D198];[.E198];[.F198];[.G198];[.H198];[.I198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9];[.C199];[.D199];[.E199];[.F199];[.G199];[.H199];[.I199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0];[.C200];[.D200];[.E200];[.F200];[.G200];[.H200];[.I200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1];[.C201];[.D201];[.E201];[.F201];[.G201];[.H201];[.I20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2];[.C202];[.D202];[.E202];[.F202];[.G202];[.H202];[.I20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3];[.C203];[.D203];[.E203];[.F203];[.G203];[.H203];[.I203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4];[.C204];[.D204];[.E204];[.F204];[.G204];[.H204];[.I204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5];[.C205];[.D205];[.E205];[.F205];[.G205];[.H205];[.I205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6];[.C206];[.D206];[.E206];[.F206];[.G206];[.H206];[.I206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7];[.C207];[.D207];[.E207];[.F207];[.G207];[.H207];[.I207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8];[.C208];[.D208];[.E208];[.F208];[.G208];[.H208];[.I208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9];[.C209];[.D209];[.E209];[.F209];[.G209];[.H209];[.I209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0];[.C210];[.D210];[.E210];[.F210];[.G210];[.H210];[.I210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1];[.C211];[.D211];[.E211];[.F211];[.G211];[.H211];[.I21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2];[.C212];[.D212];[.E212];[.F212];[.G212];[.H212];[.I21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3];[.C213];[.D213];[.E213];[.F213];[.G213];[.H213];[.I213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4];[.C214];[.D214];[.E214];[.F214];[.G214];[.H214];[.I214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5];[.C215];[.D215];[.E215];[.F215];[.G215];[.H215];[.I215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6];[.C216];[.D216];[.E216];[.F216];[.G216];[.H216];[.I216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7];[.C217];[.D217];[.E217];[.F217];[.G217];[.H217];[.I217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8];[.C218];[.D218];[.E218];[.F218];[.G218];[.H218];[.I218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9];[.C219];[.D219];[.E219];[.F219];[.G219];[.H219];[.I219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0];[.C220];[.D220];[.E220];[.F220];[.G220];[.H220];[.I220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1];[.C221];[.D221];[.E221];[.F221];[.G221];[.H221];[.I22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2];[.C222];[.D222];[.E222];[.F222];[.G222];[.H222];[.I22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3];[.C223];[.D223];[.E223];[.F223];[.G223];[.H223];[.I223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4];[.C224];[.D224];[.E224];[.F224];[.G224];[.H224];[.I224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5];[.C225];[.D225];[.E225];[.F225];[.G225];[.H225];[.I225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6];[.C226];[.D226];[.E226];[.F226];[.G226];[.H226];[.I226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7];[.C227];[.D227];[.E227];[.F227];[.G227];[.H227];[.I227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8];[.C228];[.D228];[.E228];[.F228];[.G228];[.H228];[.I228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9];[.C229];[.D229];[.E229];[.F229];[.G229];[.H229];[.I229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0];[.C230];[.D230];[.E230];[.F230];[.G230];[.H230];[.I230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1];[.C231];[.D231];[.E231];[.F231];[.G231];[.H231];[.I23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2];[.C232];[.D232];[.E232];[.F232];[.G232];[.H232];[.I23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3];[.C233];[.D233];[.E233];[.F233];[.G233];[.H233];[.I233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4];[.C234];[.D234];[.E234];[.F234];[.G234];[.H234];[.I234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5];[.C235];[.D235];[.E235];[.F235];[.G235];[.H235];[.I235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6];[.C236];[.D236];[.E236];[.F236];[.G236];[.H236];[.I236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7];[.C237];[.D237];[.E237];[.F237];[.G237];[.H237];[.I237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8];[.C238];[.D238];[.E238];[.F238];[.G238];[.H238];[.I238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9];[.C239];[.D239];[.E239];[.F239];[.G239];[.H239];[.I239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0];[.C240];[.D240];[.E240];[.F240];[.G240];[.H240];[.I240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1];[.C241];[.D241];[.E241];[.F241];[.G241];[.H241];[.I241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2];[.C242];[.D242];[.E242];[.F242];[.G242];[.H242];[.I242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3];[.C243];[.D243];[.E243];[.F243];[.G243];[.H243];[.I243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4];[.C244];[.D244];[.E244];[.F244];[.G244];[.H244];[.I244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5];[.C245];[.D245];[.E245];[.F245];[.G245];[.H245];[.I245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6];[.C246];[.D246];[.E246];[.F246];[.G246];[.H246];[.I246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7];[.C247];[.D247];[.E247];[.F247];[.G247];[.H247];[.I247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8];[.C248];[.D248];[.E248];[.F248];[.G248];[.H248];[.I248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9];[.C249];[.D249];[.E249];[.F249];[.G249];[.H249];[.I249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0];[.C250];[.D250];[.E250];[.F250];[.G250];[.H250];[.I250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1];[.C251];[.D251];[.E251];[.F251];[.G251];[.H251];[.I251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2];[.C252];[.D252];[.E252];[.F252];[.G252];[.H252];[.I252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3];[.C253];[.D253];[.E253];[.F253];[.G253];[.H253];[.I253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4];[.C254];[.D254];[.E254];[.F254];[.G254];[.H254];[.I254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5];[.C255];[.D255];[.E255];[.F255];[.G255];[.H255];[.I255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6];[.C256];[.D256];[.E256];[.F256];[.G256];[.H256];[.I256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7];[.C257];[.D257];[.E257];[.F257];[.G257];[.H257];[.I257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8];[.C258];[.D258];[.E258];[.F258];[.G258];[.H258];[.I258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9];[.C259];[.D259];[.E259];[.F259];[.G259];[.H259];[.I259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60];[.C260];[.D260];[.E260];[.F260];[.G260];[.H260];[.I260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61];[.C261];[.D261];[.E261];[.F261];[.G261];[.H261];[.I261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62];[.C262];[.D262];[.E262];[.F262];[.G262];[.H262];[.I262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63];[.C263];[.D263];[.E263];[.F263];[.G263];[.H263];[.I263];&quot;,&quot;)" office:value-type="string" office:string-value="0b10101100," calcext:value-type="string">
            <text:p>0b10101100,</text:p>
          </table:table-cell>
        </table:table-row>
      </table:table>
      <table:table table:name="decay_mode_table" table:style-name="ta1">
        <table:table-column table:style-name="co7" table:number-columns-repeated="2" table:default-cell-style-name="ce6"/>
        <table:table-column table:style-name="co7" table:number-columns-repeated="3" table:default-cell-style-name="ce5"/>
        <table:table-column table:style-name="co15" table:default-cell-style-name="ce5"/>
        <table:table-column table:style-name="co7" table:default-cell-style-name="ce11"/>
        <table:table-column table:style-name="co7" table:default-cell-style-name="Default"/>
        <table:table-column table:style-name="co7" table:default-cell-style-name="ce11"/>
        <table:table-column table:style-name="co7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row table:style-name="ro1" table:number-rows-repeated="7">
          <table:table-cell table:style-name="Default" table:number-columns-repeated="7"/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2"/>
          <table:table-cell table:style-name="Default" office:value-type="string" calcext:value-type="string">
            <text:p>Fast Decay enabled by activating reverse transistors/FETs</text:p>
          </table:table-cell>
          <table:table-cell table:style-name="ce18" office:value-type="string" calcext:value-type="string">
            <text:p>Slow Decay enabled by low side transistors/FETS</text:p>
          </table:table-cell>
          <table:table-cell table:style-name="Default" table:number-columns-repeated="2"/>
          <table:table-cell table:style-name="Default" office:value-type="string" calcext:value-type="string">
            <text:p><text:s/>Dead Time PAttern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AH1 AL1</text:p>
          </table:table-cell>
          <table:table-cell table:style-name="Default" office:value-type="string" calcext:value-type="string">
            <text:p>BH1 BL1</text:p>
          </table:table-cell>
          <table:table-cell table:style-name="Default" office:value-type="string" calcext:value-type="string">
            <text:p>AH2 AL2</text:p>
          </table:table-cell>
          <table:table-cell table:style-name="Default" office:value-type="string" calcext:value-type="string">
            <text:p>BH2 BL2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Fast Decay</text:p>
          </table:table-cell>
          <table:table-cell office:value-type="string" calcext:value-type="string">
            <text:p>Slow Decay</text:p>
          </table:table-cell>
          <table:table-cell table:style-name="Default"/>
          <table:table-cell table:style-name="ce1" office:value-type="string" calcext:value-type="string">
            <text:p>Select channel B to disable PWM</text:p>
          </table:table-cell>
          <table:table-cell table:style-name="ce19" office:value-type="string" calcext:value-type="string">
            <text:p>Dsiable all gates rest dont care</text:p>
          </table:table-cell>
          <table:table-cell table:style-name="ce1" office:value-type="string" calcext:value-type="string">
            <text:p>Fast decay Table</text:p>
          </table:table-cell>
          <table:table-cell table:style-name="ce1" office:value-type="string" calcext:value-type="string">
            <text:p>Slow Decay Table</text:p>
          </table:table-cell>
          <table:table-cell table:style-name="ce1" office:value-type="string" calcext:value-type="string">
            <text:p>Dead time table</text:p>
          </table:table-cell>
        </table:table-row>
        <table:table-row table:style-name="ro2">
          <table:table-cell table:style-name="Default"/>
          <table:table-cell table:style-name="ce5" office:value-type="string" calcext:value-type="string">
            <text:p>Direction</text:p>
          </table:table-cell>
          <table:table-cell table:style-name="ce10" office:value-type="string" calcext:value-type="string">
            <text:p>CNT1</text:p>
          </table:table-cell>
          <table:table-cell table:style-name="ce14" office:value-type="string" calcext:value-type="string">
            <text:p>NotCNT1</text:p>
          </table:table-cell>
          <table:table-cell table:style-name="ce14" office:value-type="string" calcext:value-type="string">
            <text:p>CNT2</text:p>
          </table:table-cell>
          <table:table-cell table:style-name="ce14" office:value-type="string" calcext:value-type="string">
            <text:p>Not CNT2</text:p>
          </table:table-cell>
          <table:table-cell table:style-name="ce6" office:value-type="string" calcext:value-type="string">
            <text:p>CCP1</text:p>
          </table:table-cell>
          <table:table-cell table:style-name="ce6" office:value-type="string" calcext:value-type="string">
            <text:p>CCP2</text:p>
          </table:table-cell>
          <table:table-cell table:style-name="Default" office:value-type="string" calcext:value-type="string">
            <text:p>CCP1 decay</text:p>
          </table:table-cell>
          <table:table-cell table:style-name="Default" office:value-type="string" calcext:value-type="string">
            <text:p>CCP2 Decay</text:p>
          </table:table-cell>
          <table:table-cell table:number-columns-repeated="2" table:style-name="ce10" office:value-type="string" calcext:value-type="string">
            <text:p>CNT1 NotCNT1 CNT2 Not CNT2</text:p>
          </table:table-cell>
          <table:table-cell table:style-name="ce14" office:value-type="string" calcext:value-type="string">
            <text:p>Enable_A_B Enable_C_D</text:p>
          </table:table-cell>
          <table:table-cell table:style-name="ce14" office:value-type="string" calcext:value-type="string">
            <text:p>Select Strobe</text:p>
          </table:table-cell>
          <table:table-cell table:style-name="ce14" office:value-type="string" calcext:value-type="string">
            <text:p>Enable_A_B Enable_C_D</text:p>
          </table:table-cell>
          <table:table-cell table:style-name="Default" table:number-columns-repeated="2"/>
          <table:table-cell table:style-name="Default" office:value-type="string" calcext:value-type="string">
            <text:p>xxxx00xx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1]=1;0;1) ;IF([.D11];0;1);IF([.E11];1;0);IF([.F11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];[.M11];[.N11];&quot;,&quot;)" office:value-type="string" office:string-value="0b01101110," calcext:value-type="string">
            <text:p>0b01101110,</text:p>
          </table:table-cell>
          <table:table-cell table:formula="of:=CONCATENATE(&quot;0b&quot;;[.L11];[.M11];[.N11];&quot;,&quot;)" office:value-type="string" office:string-value="0b00001110," calcext:value-type="string">
            <text:p>0b00001110,</text:p>
          </table:table-cell>
          <table:table-cell table:formula="of:=CONCATENATE(&quot;0b&quot;;[.L11];[.O11];[.N1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2]=1;0;1) ;IF([.D12];0;1);IF([.E12];1;0);IF([.F12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];[.M12];[.N12];&quot;,&quot;)" office:value-type="string" office:string-value="0b01101110," calcext:value-type="string">
            <text:p>0b01101110,</text:p>
          </table:table-cell>
          <table:table-cell table:formula="of:=CONCATENATE(&quot;0b&quot;;[.L12];[.M12];[.N12];&quot;,&quot;)" office:value-type="string" office:string-value="0b00001110," calcext:value-type="string">
            <text:p>0b00001110,</text:p>
          </table:table-cell>
          <table:table-cell table:formula="of:=CONCATENATE(&quot;0b&quot;;[.L12];[.O12];[.N1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3]=1;0;1) ;IF([.D13];0;1);IF([.E13];1;0);IF([.F13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];[.M13];[.N13];&quot;,&quot;)" office:value-type="string" office:string-value="0b01101110," calcext:value-type="string">
            <text:p>0b01101110,</text:p>
          </table:table-cell>
          <table:table-cell table:formula="of:=CONCATENATE(&quot;0b&quot;;[.L13];[.M13];[.N13];&quot;,&quot;)" office:value-type="string" office:string-value="0b00001110," calcext:value-type="string">
            <text:p>0b00001110,</text:p>
          </table:table-cell>
          <table:table-cell table:formula="of:=CONCATENATE(&quot;0b&quot;;[.L13];[.O13];[.N1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4]=1;0;1) ;IF([.D14];0;1);IF([.E14];1;0);IF([.F14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];[.M14];[.N14];&quot;,&quot;)" office:value-type="string" office:string-value="0b01101110," calcext:value-type="string">
            <text:p>0b01101110,</text:p>
          </table:table-cell>
          <table:table-cell table:formula="of:=CONCATENATE(&quot;0b&quot;;[.L14];[.M14];[.N14];&quot;,&quot;)" office:value-type="string" office:string-value="0b00001110," calcext:value-type="string">
            <text:p>0b00001110,</text:p>
          </table:table-cell>
          <table:table-cell table:formula="of:=CONCATENATE(&quot;0b&quot;;[.L14];[.O14];[.N1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5]=1;0;1) ;IF([.D15];0;1);IF([.E15];1;0);IF([.F15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];[.M15];[.N15];&quot;,&quot;)" office:value-type="string" office:string-value="0b01101110," calcext:value-type="string">
            <text:p>0b01101110,</text:p>
          </table:table-cell>
          <table:table-cell table:formula="of:=CONCATENATE(&quot;0b&quot;;[.L15];[.M15];[.N15];&quot;,&quot;)" office:value-type="string" office:string-value="0b00001110," calcext:value-type="string">
            <text:p>0b00001110,</text:p>
          </table:table-cell>
          <table:table-cell table:formula="of:=CONCATENATE(&quot;0b&quot;;[.L15];[.O15];[.N1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6]=1;0;1) ;IF([.D16];0;1);IF([.E16];1;0);IF([.F16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];[.M16];[.N16];&quot;,&quot;)" office:value-type="string" office:string-value="0b01101110," calcext:value-type="string">
            <text:p>0b01101110,</text:p>
          </table:table-cell>
          <table:table-cell table:formula="of:=CONCATENATE(&quot;0b&quot;;[.L16];[.M16];[.N16];&quot;,&quot;)" office:value-type="string" office:string-value="0b00001110," calcext:value-type="string">
            <text:p>0b00001110,</text:p>
          </table:table-cell>
          <table:table-cell table:formula="of:=CONCATENATE(&quot;0b&quot;;[.L16];[.O16];[.N1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7]=1;0;1) ;IF([.D17];0;1);IF([.E17];1;0);IF([.F17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];[.M17];[.N17];&quot;,&quot;)" office:value-type="string" office:string-value="0b01101110," calcext:value-type="string">
            <text:p>0b01101110,</text:p>
          </table:table-cell>
          <table:table-cell table:formula="of:=CONCATENATE(&quot;0b&quot;;[.L17];[.M17];[.N17];&quot;,&quot;)" office:value-type="string" office:string-value="0b00001110," calcext:value-type="string">
            <text:p>0b00001110,</text:p>
          </table:table-cell>
          <table:table-cell table:formula="of:=CONCATENATE(&quot;0b&quot;;[.L17];[.O17];[.N1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8]=1;0;1) ;IF([.D18];0;1);IF([.E18];1;0);IF([.F18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];[.M18];[.N18];&quot;,&quot;)" office:value-type="string" office:string-value="0b01101110," calcext:value-type="string">
            <text:p>0b01101110,</text:p>
          </table:table-cell>
          <table:table-cell table:formula="of:=CONCATENATE(&quot;0b&quot;;[.L18];[.M18];[.N18];&quot;,&quot;)" office:value-type="string" office:string-value="0b00001110," calcext:value-type="string">
            <text:p>0b00001110,</text:p>
          </table:table-cell>
          <table:table-cell table:formula="of:=CONCATENATE(&quot;0b&quot;;[.L18];[.O18];[.N1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9]=1;0;1) ;IF([.D19];0;1);IF([.E19];1;0);IF([.F19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];[.M19];[.N19];&quot;,&quot;)" office:value-type="string" office:string-value="0b01101110," calcext:value-type="string">
            <text:p>0b01101110,</text:p>
          </table:table-cell>
          <table:table-cell table:formula="of:=CONCATENATE(&quot;0b&quot;;[.L19];[.M19];[.N19];&quot;,&quot;)" office:value-type="string" office:string-value="0b00001110," calcext:value-type="string">
            <text:p>0b00001110,</text:p>
          </table:table-cell>
          <table:table-cell table:formula="of:=CONCATENATE(&quot;0b&quot;;[.L19];[.O19];[.N1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0]=1;0;1) ;IF([.D20];0;1);IF([.E20];1;0);IF([.F20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];[.M20];[.N20];&quot;,&quot;)" office:value-type="string" office:string-value="0b01101110," calcext:value-type="string">
            <text:p>0b01101110,</text:p>
          </table:table-cell>
          <table:table-cell table:formula="of:=CONCATENATE(&quot;0b&quot;;[.L20];[.M20];[.N20];&quot;,&quot;)" office:value-type="string" office:string-value="0b00001110," calcext:value-type="string">
            <text:p>0b00001110,</text:p>
          </table:table-cell>
          <table:table-cell table:formula="of:=CONCATENATE(&quot;0b&quot;;[.L20];[.O20];[.N2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1]=1;0;1) ;IF([.D21];0;1);IF([.E21];1;0);IF([.F21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];[.M21];[.N21];&quot;,&quot;)" office:value-type="string" office:string-value="0b01101110," calcext:value-type="string">
            <text:p>0b01101110,</text:p>
          </table:table-cell>
          <table:table-cell table:formula="of:=CONCATENATE(&quot;0b&quot;;[.L21];[.M21];[.N21];&quot;,&quot;)" office:value-type="string" office:string-value="0b00001110," calcext:value-type="string">
            <text:p>0b00001110,</text:p>
          </table:table-cell>
          <table:table-cell table:formula="of:=CONCATENATE(&quot;0b&quot;;[.L21];[.O21];[.N2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2]=1;0;1) ;IF([.D22];0;1);IF([.E22];1;0);IF([.F22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];[.M22];[.N22];&quot;,&quot;)" office:value-type="string" office:string-value="0b01101110," calcext:value-type="string">
            <text:p>0b01101110,</text:p>
          </table:table-cell>
          <table:table-cell table:formula="of:=CONCATENATE(&quot;0b&quot;;[.L22];[.M22];[.N22];&quot;,&quot;)" office:value-type="string" office:string-value="0b00001110," calcext:value-type="string">
            <text:p>0b00001110,</text:p>
          </table:table-cell>
          <table:table-cell table:formula="of:=CONCATENATE(&quot;0b&quot;;[.L22];[.O22];[.N2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3]=1;0;1) ;IF([.D23];0;1);IF([.E23];1;0);IF([.F23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];[.M23];[.N23];&quot;,&quot;)" office:value-type="string" office:string-value="0b01101110," calcext:value-type="string">
            <text:p>0b01101110,</text:p>
          </table:table-cell>
          <table:table-cell table:formula="of:=CONCATENATE(&quot;0b&quot;;[.L23];[.M23];[.N23];&quot;,&quot;)" office:value-type="string" office:string-value="0b00001110," calcext:value-type="string">
            <text:p>0b00001110,</text:p>
          </table:table-cell>
          <table:table-cell table:formula="of:=CONCATENATE(&quot;0b&quot;;[.L23];[.O23];[.N2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4]=1;0;1) ;IF([.D24];0;1);IF([.E24];1;0);IF([.F24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];[.M24];[.N24];&quot;,&quot;)" office:value-type="string" office:string-value="0b01101110," calcext:value-type="string">
            <text:p>0b01101110,</text:p>
          </table:table-cell>
          <table:table-cell table:formula="of:=CONCATENATE(&quot;0b&quot;;[.L24];[.M24];[.N24];&quot;,&quot;)" office:value-type="string" office:string-value="0b00001110," calcext:value-type="string">
            <text:p>0b00001110,</text:p>
          </table:table-cell>
          <table:table-cell table:formula="of:=CONCATENATE(&quot;0b&quot;;[.L24];[.O24];[.N2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5]=1;0;1) ;IF([.D25];0;1);IF([.E25];1;0);IF([.F25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];[.M25];[.N25];&quot;,&quot;)" office:value-type="string" office:string-value="0b01101110," calcext:value-type="string">
            <text:p>0b01101110,</text:p>
          </table:table-cell>
          <table:table-cell table:formula="of:=CONCATENATE(&quot;0b&quot;;[.L25];[.M25];[.N25];&quot;,&quot;)" office:value-type="string" office:string-value="0b00001110," calcext:value-type="string">
            <text:p>0b00001110,</text:p>
          </table:table-cell>
          <table:table-cell table:formula="of:=CONCATENATE(&quot;0b&quot;;[.L25];[.O25];[.N2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6]=1;0;1) ;IF([.D26];0;1);IF([.E26];1;0);IF([.F26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6];[.M26];[.N26];&quot;,&quot;)" office:value-type="string" office:string-value="0b01101110," calcext:value-type="string">
            <text:p>0b01101110,</text:p>
          </table:table-cell>
          <table:table-cell table:formula="of:=CONCATENATE(&quot;0b&quot;;[.L26];[.M26];[.N26];&quot;,&quot;)" office:value-type="string" office:string-value="0b00001110," calcext:value-type="string">
            <text:p>0b00001110,</text:p>
          </table:table-cell>
          <table:table-cell table:formula="of:=CONCATENATE(&quot;0b&quot;;[.L26];[.O26];[.N2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7]=1;0;1) ;IF([.D27];0;1);IF([.E27];1;0);IF([.F27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7];[.M27];[.N27];&quot;,&quot;)" office:value-type="string" office:string-value="0b01101110," calcext:value-type="string">
            <text:p>0b01101110,</text:p>
          </table:table-cell>
          <table:table-cell table:formula="of:=CONCATENATE(&quot;0b&quot;;[.L27];[.M27];[.N27];&quot;,&quot;)" office:value-type="string" office:string-value="0b00001110," calcext:value-type="string">
            <text:p>0b00001110,</text:p>
          </table:table-cell>
          <table:table-cell table:formula="of:=CONCATENATE(&quot;0b&quot;;[.L27];[.O27];[.N2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8]=1;0;1) ;IF([.D28];0;1);IF([.E28];1;0);IF([.F28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8];[.M28];[.N28];&quot;,&quot;)" office:value-type="string" office:string-value="0b01101110," calcext:value-type="string">
            <text:p>0b01101110,</text:p>
          </table:table-cell>
          <table:table-cell table:formula="of:=CONCATENATE(&quot;0b&quot;;[.L28];[.M28];[.N28];&quot;,&quot;)" office:value-type="string" office:string-value="0b00001110," calcext:value-type="string">
            <text:p>0b00001110,</text:p>
          </table:table-cell>
          <table:table-cell table:formula="of:=CONCATENATE(&quot;0b&quot;;[.L28];[.O28];[.N2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9]=1;0;1) ;IF([.D29];0;1);IF([.E29];1;0);IF([.F29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9];[.M29];[.N29];&quot;,&quot;)" office:value-type="string" office:string-value="0b01101110," calcext:value-type="string">
            <text:p>0b01101110,</text:p>
          </table:table-cell>
          <table:table-cell table:formula="of:=CONCATENATE(&quot;0b&quot;;[.L29];[.M29];[.N29];&quot;,&quot;)" office:value-type="string" office:string-value="0b00001110," calcext:value-type="string">
            <text:p>0b00001110,</text:p>
          </table:table-cell>
          <table:table-cell table:formula="of:=CONCATENATE(&quot;0b&quot;;[.L29];[.O29];[.N2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30]=1;0;1) ;IF([.D30];0;1);IF([.E30];1;0);IF([.F30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0];[.M30];[.N30];&quot;,&quot;)" office:value-type="string" office:string-value="0b01101110," calcext:value-type="string">
            <text:p>0b01101110,</text:p>
          </table:table-cell>
          <table:table-cell table:formula="of:=CONCATENATE(&quot;0b&quot;;[.L30];[.M30];[.N30];&quot;,&quot;)" office:value-type="string" office:string-value="0b00001110," calcext:value-type="string">
            <text:p>0b00001110,</text:p>
          </table:table-cell>
          <table:table-cell table:formula="of:=CONCATENATE(&quot;0b&quot;;[.L30];[.O30];[.N3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31]=1;0;1) ;IF([.D31];0;1);IF([.E31];1;0);IF([.F31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1];[.M31];[.N31];&quot;,&quot;)" office:value-type="string" office:string-value="0b01101110," calcext:value-type="string">
            <text:p>0b01101110,</text:p>
          </table:table-cell>
          <table:table-cell table:formula="of:=CONCATENATE(&quot;0b&quot;;[.L31];[.M31];[.N31];&quot;,&quot;)" office:value-type="string" office:string-value="0b00001110," calcext:value-type="string">
            <text:p>0b00001110,</text:p>
          </table:table-cell>
          <table:table-cell table:formula="of:=CONCATENATE(&quot;0b&quot;;[.L31];[.O31];[.N3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32]=1;0;1) ;IF([.D32];0;1);IF([.E32];1;0);IF([.F32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2];[.M32];[.N32];&quot;,&quot;)" office:value-type="string" office:string-value="0b01101110," calcext:value-type="string">
            <text:p>0b01101110,</text:p>
          </table:table-cell>
          <table:table-cell table:formula="of:=CONCATENATE(&quot;0b&quot;;[.L32];[.M32];[.N32];&quot;,&quot;)" office:value-type="string" office:string-value="0b00001110," calcext:value-type="string">
            <text:p>0b00001110,</text:p>
          </table:table-cell>
          <table:table-cell table:formula="of:=CONCATENATE(&quot;0b&quot;;[.L32];[.O32];[.N3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33]=1;0;1) ;IF([.D33];0;1);IF([.E33];1;0);IF([.F33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3];[.M33];[.N33];&quot;,&quot;)" office:value-type="string" office:string-value="0b01101110," calcext:value-type="string">
            <text:p>0b01101110,</text:p>
          </table:table-cell>
          <table:table-cell table:formula="of:=CONCATENATE(&quot;0b&quot;;[.L33];[.M33];[.N33];&quot;,&quot;)" office:value-type="string" office:string-value="0b00001110," calcext:value-type="string">
            <text:p>0b00001110,</text:p>
          </table:table-cell>
          <table:table-cell table:formula="of:=CONCATENATE(&quot;0b&quot;;[.L33];[.O33];[.N3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34]=1;0;1) ;IF([.D34];0;1);IF([.E34];1;0);IF([.F34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4];[.M34];[.N34];&quot;,&quot;)" office:value-type="string" office:string-value="0b01101110," calcext:value-type="string">
            <text:p>0b01101110,</text:p>
          </table:table-cell>
          <table:table-cell table:formula="of:=CONCATENATE(&quot;0b&quot;;[.L34];[.M34];[.N34];&quot;,&quot;)" office:value-type="string" office:string-value="0b00001110," calcext:value-type="string">
            <text:p>0b00001110,</text:p>
          </table:table-cell>
          <table:table-cell table:formula="of:=CONCATENATE(&quot;0b&quot;;[.L34];[.O34];[.N3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35]=1;0;1) ;IF([.D35];0;1);IF([.E35];1;0);IF([.F35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5];[.M35];[.N35];&quot;,&quot;)" office:value-type="string" office:string-value="0b01101110," calcext:value-type="string">
            <text:p>0b01101110,</text:p>
          </table:table-cell>
          <table:table-cell table:formula="of:=CONCATENATE(&quot;0b&quot;;[.L35];[.M35];[.N35];&quot;,&quot;)" office:value-type="string" office:string-value="0b00001110," calcext:value-type="string">
            <text:p>0b00001110,</text:p>
          </table:table-cell>
          <table:table-cell table:formula="of:=CONCATENATE(&quot;0b&quot;;[.L35];[.O35];[.N3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36]=1;0;1) ;IF([.D36];0;1);IF([.E36];1;0);IF([.F36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6];[.M36];[.N36];&quot;,&quot;)" office:value-type="string" office:string-value="0b01101110," calcext:value-type="string">
            <text:p>0b01101110,</text:p>
          </table:table-cell>
          <table:table-cell table:formula="of:=CONCATENATE(&quot;0b&quot;;[.L36];[.M36];[.N36];&quot;,&quot;)" office:value-type="string" office:string-value="0b00001110," calcext:value-type="string">
            <text:p>0b00001110,</text:p>
          </table:table-cell>
          <table:table-cell table:formula="of:=CONCATENATE(&quot;0b&quot;;[.L36];[.O36];[.N3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37]=1;0;1) ;IF([.D37];0;1);IF([.E37];1;0);IF([.F37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7];[.M37];[.N37];&quot;,&quot;)" office:value-type="string" office:string-value="0b01101110," calcext:value-type="string">
            <text:p>0b01101110,</text:p>
          </table:table-cell>
          <table:table-cell table:formula="of:=CONCATENATE(&quot;0b&quot;;[.L37];[.M37];[.N37];&quot;,&quot;)" office:value-type="string" office:string-value="0b00001110," calcext:value-type="string">
            <text:p>0b00001110,</text:p>
          </table:table-cell>
          <table:table-cell table:formula="of:=CONCATENATE(&quot;0b&quot;;[.L37];[.O37];[.N3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38]=1;0;1) ;IF([.D38];0;1);IF([.E38];1;0);IF([.F38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8];[.M38];[.N38];&quot;,&quot;)" office:value-type="string" office:string-value="0b01101110," calcext:value-type="string">
            <text:p>0b01101110,</text:p>
          </table:table-cell>
          <table:table-cell table:formula="of:=CONCATENATE(&quot;0b&quot;;[.L38];[.M38];[.N38];&quot;,&quot;)" office:value-type="string" office:string-value="0b00001110," calcext:value-type="string">
            <text:p>0b00001110,</text:p>
          </table:table-cell>
          <table:table-cell table:formula="of:=CONCATENATE(&quot;0b&quot;;[.L38];[.O38];[.N3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39]=1;0;1) ;IF([.D39];0;1);IF([.E39];1;0);IF([.F39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39];[.M39];[.N39];&quot;,&quot;)" office:value-type="string" office:string-value="0b01101110," calcext:value-type="string">
            <text:p>0b01101110,</text:p>
          </table:table-cell>
          <table:table-cell table:formula="of:=CONCATENATE(&quot;0b&quot;;[.L39];[.M39];[.N39];&quot;,&quot;)" office:value-type="string" office:string-value="0b00001110," calcext:value-type="string">
            <text:p>0b00001110,</text:p>
          </table:table-cell>
          <table:table-cell table:formula="of:=CONCATENATE(&quot;0b&quot;;[.L39];[.O39];[.N3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40]=1;0;1) ;IF([.D40];0;1);IF([.E40];1;0);IF([.F40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0];[.M40];[.N40];&quot;,&quot;)" office:value-type="string" office:string-value="0b01101110," calcext:value-type="string">
            <text:p>0b01101110,</text:p>
          </table:table-cell>
          <table:table-cell table:formula="of:=CONCATENATE(&quot;0b&quot;;[.L40];[.M40];[.N40];&quot;,&quot;)" office:value-type="string" office:string-value="0b00001110," calcext:value-type="string">
            <text:p>0b00001110,</text:p>
          </table:table-cell>
          <table:table-cell table:formula="of:=CONCATENATE(&quot;0b&quot;;[.L40];[.O40];[.N4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41]=1;0;1) ;IF([.D41];0;1);IF([.E41];1;0);IF([.F41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1];[.M41];[.N41];&quot;,&quot;)" office:value-type="string" office:string-value="0b01101110," calcext:value-type="string">
            <text:p>0b01101110,</text:p>
          </table:table-cell>
          <table:table-cell table:formula="of:=CONCATENATE(&quot;0b&quot;;[.L41];[.M41];[.N41];&quot;,&quot;)" office:value-type="string" office:string-value="0b00001110," calcext:value-type="string">
            <text:p>0b00001110,</text:p>
          </table:table-cell>
          <table:table-cell table:formula="of:=CONCATENATE(&quot;0b&quot;;[.L41];[.O41];[.N4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42]=1;0;1) ;IF([.D42];0;1);IF([.E42];1;0);IF([.F42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2];[.M42];[.N42];&quot;,&quot;)" office:value-type="string" office:string-value="0b01101110," calcext:value-type="string">
            <text:p>0b01101110,</text:p>
          </table:table-cell>
          <table:table-cell table:formula="of:=CONCATENATE(&quot;0b&quot;;[.L42];[.M42];[.N42];&quot;,&quot;)" office:value-type="string" office:string-value="0b00001110," calcext:value-type="string">
            <text:p>0b00001110,</text:p>
          </table:table-cell>
          <table:table-cell table:formula="of:=CONCATENATE(&quot;0b&quot;;[.L42];[.O42];[.N4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43]=1;0;1) ;IF([.D43];0;1);IF([.E43];1;0);IF([.F43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3];[.M43];[.N43];&quot;,&quot;)" office:value-type="string" office:string-value="0b01101110," calcext:value-type="string">
            <text:p>0b01101110,</text:p>
          </table:table-cell>
          <table:table-cell table:formula="of:=CONCATENATE(&quot;0b&quot;;[.L43];[.M43];[.N43];&quot;,&quot;)" office:value-type="string" office:string-value="0b00001110," calcext:value-type="string">
            <text:p>0b00001110,</text:p>
          </table:table-cell>
          <table:table-cell table:formula="of:=CONCATENATE(&quot;0b&quot;;[.L43];[.O43];[.N4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44]=1;0;1) ;IF([.D44];0;1);IF([.E44];1;0);IF([.F44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4];[.M44];[.N44];&quot;,&quot;)" office:value-type="string" office:string-value="0b10101110," calcext:value-type="string">
            <text:p>0b10101110,</text:p>
          </table:table-cell>
          <table:table-cell table:formula="of:=CONCATENATE(&quot;0b&quot;;[.L44];[.M44];[.N44];&quot;,&quot;)" office:value-type="string" office:string-value="0b00001110," calcext:value-type="string">
            <text:p>0b00001110,</text:p>
          </table:table-cell>
          <table:table-cell table:formula="of:=CONCATENATE(&quot;0b&quot;;[.L44];[.O44];[.N4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45]=1;0;1) ;IF([.D45];0;1);IF([.E45];1;0);IF([.F45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5];[.M45];[.N45];&quot;,&quot;)" office:value-type="string" office:string-value="0b10101110," calcext:value-type="string">
            <text:p>0b10101110,</text:p>
          </table:table-cell>
          <table:table-cell table:formula="of:=CONCATENATE(&quot;0b&quot;;[.L45];[.M45];[.N45];&quot;,&quot;)" office:value-type="string" office:string-value="0b00001110," calcext:value-type="string">
            <text:p>0b00001110,</text:p>
          </table:table-cell>
          <table:table-cell table:formula="of:=CONCATENATE(&quot;0b&quot;;[.L45];[.O45];[.N4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46]=1;0;1) ;IF([.D46];0;1);IF([.E46];1;0);IF([.F46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6];[.M46];[.N46];&quot;,&quot;)" office:value-type="string" office:string-value="0b10101110," calcext:value-type="string">
            <text:p>0b10101110,</text:p>
          </table:table-cell>
          <table:table-cell table:formula="of:=CONCATENATE(&quot;0b&quot;;[.L46];[.M46];[.N46];&quot;,&quot;)" office:value-type="string" office:string-value="0b00001110," calcext:value-type="string">
            <text:p>0b00001110,</text:p>
          </table:table-cell>
          <table:table-cell table:formula="of:=CONCATENATE(&quot;0b&quot;;[.L46];[.O46];[.N4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47]=1;0;1) ;IF([.D47];0;1);IF([.E47];1;0);IF([.F47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7];[.M47];[.N47];&quot;,&quot;)" office:value-type="string" office:string-value="0b10101110," calcext:value-type="string">
            <text:p>0b10101110,</text:p>
          </table:table-cell>
          <table:table-cell table:formula="of:=CONCATENATE(&quot;0b&quot;;[.L47];[.M47];[.N47];&quot;,&quot;)" office:value-type="string" office:string-value="0b00001110," calcext:value-type="string">
            <text:p>0b00001110,</text:p>
          </table:table-cell>
          <table:table-cell table:formula="of:=CONCATENATE(&quot;0b&quot;;[.L47];[.O47];[.N4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48]=1;0;1) ;IF([.D48];0;1);IF([.E48];1;0);IF([.F48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8];[.M48];[.N48];&quot;,&quot;)" office:value-type="string" office:string-value="0b10101110," calcext:value-type="string">
            <text:p>0b10101110,</text:p>
          </table:table-cell>
          <table:table-cell table:formula="of:=CONCATENATE(&quot;0b&quot;;[.L48];[.M48];[.N48];&quot;,&quot;)" office:value-type="string" office:string-value="0b00001110," calcext:value-type="string">
            <text:p>0b00001110,</text:p>
          </table:table-cell>
          <table:table-cell table:formula="of:=CONCATENATE(&quot;0b&quot;;[.L48];[.O48];[.N4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49]=1;0;1) ;IF([.D49];0;1);IF([.E49];1;0);IF([.F49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49];[.M49];[.N49];&quot;,&quot;)" office:value-type="string" office:string-value="0b10101110," calcext:value-type="string">
            <text:p>0b10101110,</text:p>
          </table:table-cell>
          <table:table-cell table:formula="of:=CONCATENATE(&quot;0b&quot;;[.L49];[.M49];[.N49];&quot;,&quot;)" office:value-type="string" office:string-value="0b00001110," calcext:value-type="string">
            <text:p>0b00001110,</text:p>
          </table:table-cell>
          <table:table-cell table:formula="of:=CONCATENATE(&quot;0b&quot;;[.L49];[.O49];[.N4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50]=1;0;1) ;IF([.D50];0;1);IF([.E50];1;0);IF([.F50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0];[.M50];[.N50];&quot;,&quot;)" office:value-type="string" office:string-value="0b10101110," calcext:value-type="string">
            <text:p>0b10101110,</text:p>
          </table:table-cell>
          <table:table-cell table:formula="of:=CONCATENATE(&quot;0b&quot;;[.L50];[.M50];[.N50];&quot;,&quot;)" office:value-type="string" office:string-value="0b00001110," calcext:value-type="string">
            <text:p>0b00001110,</text:p>
          </table:table-cell>
          <table:table-cell table:formula="of:=CONCATENATE(&quot;0b&quot;;[.L50];[.O50];[.N5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51]=1;0;1) ;IF([.D51];0;1);IF([.E51];1;0);IF([.F51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1];[.M51];[.N51];&quot;,&quot;)" office:value-type="string" office:string-value="0b10101110," calcext:value-type="string">
            <text:p>0b10101110,</text:p>
          </table:table-cell>
          <table:table-cell table:formula="of:=CONCATENATE(&quot;0b&quot;;[.L51];[.M51];[.N51];&quot;,&quot;)" office:value-type="string" office:string-value="0b00001110," calcext:value-type="string">
            <text:p>0b00001110,</text:p>
          </table:table-cell>
          <table:table-cell table:formula="of:=CONCATENATE(&quot;0b&quot;;[.L51];[.O51];[.N5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52]=1;0;1) ;IF([.D52];0;1);IF([.E52];1;0);IF([.F52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2];[.M52];[.N52];&quot;,&quot;)" office:value-type="string" office:string-value="0b10101110," calcext:value-type="string">
            <text:p>0b10101110,</text:p>
          </table:table-cell>
          <table:table-cell table:formula="of:=CONCATENATE(&quot;0b&quot;;[.L52];[.M52];[.N52];&quot;,&quot;)" office:value-type="string" office:string-value="0b00001110," calcext:value-type="string">
            <text:p>0b00001110,</text:p>
          </table:table-cell>
          <table:table-cell table:formula="of:=CONCATENATE(&quot;0b&quot;;[.L52];[.O52];[.N5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53]=1;0;1) ;IF([.D53];0;1);IF([.E53];1;0);IF([.F53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3];[.M53];[.N53];&quot;,&quot;)" office:value-type="string" office:string-value="0b10101110," calcext:value-type="string">
            <text:p>0b10101110,</text:p>
          </table:table-cell>
          <table:table-cell table:formula="of:=CONCATENATE(&quot;0b&quot;;[.L53];[.M53];[.N53];&quot;,&quot;)" office:value-type="string" office:string-value="0b00001110," calcext:value-type="string">
            <text:p>0b00001110,</text:p>
          </table:table-cell>
          <table:table-cell table:formula="of:=CONCATENATE(&quot;0b&quot;;[.L53];[.O53];[.N5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54]=1;0;1) ;IF([.D54];0;1);IF([.E54];1;0);IF([.F54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4];[.M54];[.N54];&quot;,&quot;)" office:value-type="string" office:string-value="0b10101110," calcext:value-type="string">
            <text:p>0b10101110,</text:p>
          </table:table-cell>
          <table:table-cell table:formula="of:=CONCATENATE(&quot;0b&quot;;[.L54];[.M54];[.N54];&quot;,&quot;)" office:value-type="string" office:string-value="0b00001110," calcext:value-type="string">
            <text:p>0b00001110,</text:p>
          </table:table-cell>
          <table:table-cell table:formula="of:=CONCATENATE(&quot;0b&quot;;[.L54];[.O54];[.N5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55]=1;0;1) ;IF([.D55];0;1);IF([.E55];1;0);IF([.F55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5];[.M55];[.N55];&quot;,&quot;)" office:value-type="string" office:string-value="0b10101110," calcext:value-type="string">
            <text:p>0b10101110,</text:p>
          </table:table-cell>
          <table:table-cell table:formula="of:=CONCATENATE(&quot;0b&quot;;[.L55];[.M55];[.N55];&quot;,&quot;)" office:value-type="string" office:string-value="0b00001110," calcext:value-type="string">
            <text:p>0b00001110,</text:p>
          </table:table-cell>
          <table:table-cell table:formula="of:=CONCATENATE(&quot;0b&quot;;[.L55];[.O55];[.N5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56]=1;0;1) ;IF([.D56];0;1);IF([.E56];1;0);IF([.F56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6];[.M56];[.N56];&quot;,&quot;)" office:value-type="string" office:string-value="0b10101110," calcext:value-type="string">
            <text:p>0b10101110,</text:p>
          </table:table-cell>
          <table:table-cell table:formula="of:=CONCATENATE(&quot;0b&quot;;[.L56];[.M56];[.N56];&quot;,&quot;)" office:value-type="string" office:string-value="0b00001110," calcext:value-type="string">
            <text:p>0b00001110,</text:p>
          </table:table-cell>
          <table:table-cell table:formula="of:=CONCATENATE(&quot;0b&quot;;[.L56];[.O56];[.N5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57]=1;0;1) ;IF([.D57];0;1);IF([.E57];1;0);IF([.F57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7];[.M57];[.N57];&quot;,&quot;)" office:value-type="string" office:string-value="0b10101110," calcext:value-type="string">
            <text:p>0b10101110,</text:p>
          </table:table-cell>
          <table:table-cell table:formula="of:=CONCATENATE(&quot;0b&quot;;[.L57];[.M57];[.N57];&quot;,&quot;)" office:value-type="string" office:string-value="0b00001110," calcext:value-type="string">
            <text:p>0b00001110,</text:p>
          </table:table-cell>
          <table:table-cell table:formula="of:=CONCATENATE(&quot;0b&quot;;[.L57];[.O57];[.N5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58]=1;0;1) ;IF([.D58];0;1);IF([.E58];1;0);IF([.F58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8];[.M58];[.N58];&quot;,&quot;)" office:value-type="string" office:string-value="0b10101110," calcext:value-type="string">
            <text:p>0b10101110,</text:p>
          </table:table-cell>
          <table:table-cell table:formula="of:=CONCATENATE(&quot;0b&quot;;[.L58];[.M58];[.N58];&quot;,&quot;)" office:value-type="string" office:string-value="0b00001110," calcext:value-type="string">
            <text:p>0b00001110,</text:p>
          </table:table-cell>
          <table:table-cell table:formula="of:=CONCATENATE(&quot;0b&quot;;[.L58];[.O58];[.N5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59]=1;0;1) ;IF([.D59];0;1);IF([.E59];1;0);IF([.F59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59];[.M59];[.N59];&quot;,&quot;)" office:value-type="string" office:string-value="0b10101110," calcext:value-type="string">
            <text:p>0b10101110,</text:p>
          </table:table-cell>
          <table:table-cell table:formula="of:=CONCATENATE(&quot;0b&quot;;[.L59];[.M59];[.N59];&quot;,&quot;)" office:value-type="string" office:string-value="0b00001110," calcext:value-type="string">
            <text:p>0b00001110,</text:p>
          </table:table-cell>
          <table:table-cell table:formula="of:=CONCATENATE(&quot;0b&quot;;[.L59];[.O59];[.N5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60]=1;0;1) ;IF([.D60];0;1);IF([.E60];1;0);IF([.F60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0];[.M60];[.N60];&quot;,&quot;)" office:value-type="string" office:string-value="0b10101110," calcext:value-type="string">
            <text:p>0b10101110,</text:p>
          </table:table-cell>
          <table:table-cell table:formula="of:=CONCATENATE(&quot;0b&quot;;[.L60];[.M60];[.N60];&quot;,&quot;)" office:value-type="string" office:string-value="0b00001110," calcext:value-type="string">
            <text:p>0b00001110,</text:p>
          </table:table-cell>
          <table:table-cell table:formula="of:=CONCATENATE(&quot;0b&quot;;[.L60];[.O60];[.N6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61]=1;0;1) ;IF([.D61];0;1);IF([.E61];1;0);IF([.F61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1];[.M61];[.N61];&quot;,&quot;)" office:value-type="string" office:string-value="0b10101110," calcext:value-type="string">
            <text:p>0b10101110,</text:p>
          </table:table-cell>
          <table:table-cell table:formula="of:=CONCATENATE(&quot;0b&quot;;[.L61];[.M61];[.N61];&quot;,&quot;)" office:value-type="string" office:string-value="0b00001110," calcext:value-type="string">
            <text:p>0b00001110,</text:p>
          </table:table-cell>
          <table:table-cell table:formula="of:=CONCATENATE(&quot;0b&quot;;[.L61];[.O61];[.N6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62]=1;0;1) ;IF([.D62];0;1);IF([.E62];1;0);IF([.F62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2];[.M62];[.N62];&quot;,&quot;)" office:value-type="string" office:string-value="0b10101110," calcext:value-type="string">
            <text:p>0b10101110,</text:p>
          </table:table-cell>
          <table:table-cell table:formula="of:=CONCATENATE(&quot;0b&quot;;[.L62];[.M62];[.N62];&quot;,&quot;)" office:value-type="string" office:string-value="0b00001110," calcext:value-type="string">
            <text:p>0b00001110,</text:p>
          </table:table-cell>
          <table:table-cell table:formula="of:=CONCATENATE(&quot;0b&quot;;[.L62];[.O62];[.N6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63]=1;0;1) ;IF([.D63];0;1);IF([.E63];1;0);IF([.F63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3];[.M63];[.N63];&quot;,&quot;)" office:value-type="string" office:string-value="0b10101110," calcext:value-type="string">
            <text:p>0b10101110,</text:p>
          </table:table-cell>
          <table:table-cell table:formula="of:=CONCATENATE(&quot;0b&quot;;[.L63];[.M63];[.N63];&quot;,&quot;)" office:value-type="string" office:string-value="0b00001110," calcext:value-type="string">
            <text:p>0b00001110,</text:p>
          </table:table-cell>
          <table:table-cell table:formula="of:=CONCATENATE(&quot;0b&quot;;[.L63];[.O63];[.N6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64]=1;0;1) ;IF([.D64];0;1);IF([.E64];1;0);IF([.F64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4];[.M64];[.N64];&quot;,&quot;)" office:value-type="string" office:string-value="0b10101110," calcext:value-type="string">
            <text:p>0b10101110,</text:p>
          </table:table-cell>
          <table:table-cell table:formula="of:=CONCATENATE(&quot;0b&quot;;[.L64];[.M64];[.N64];&quot;,&quot;)" office:value-type="string" office:string-value="0b00001110," calcext:value-type="string">
            <text:p>0b00001110,</text:p>
          </table:table-cell>
          <table:table-cell table:formula="of:=CONCATENATE(&quot;0b&quot;;[.L64];[.O64];[.N6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65]=1;0;1) ;IF([.D65];0;1);IF([.E65];1;0);IF([.F65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5];[.M65];[.N65];&quot;,&quot;)" office:value-type="string" office:string-value="0b10101110," calcext:value-type="string">
            <text:p>0b10101110,</text:p>
          </table:table-cell>
          <table:table-cell table:formula="of:=CONCATENATE(&quot;0b&quot;;[.L65];[.M65];[.N65];&quot;,&quot;)" office:value-type="string" office:string-value="0b00001110," calcext:value-type="string">
            <text:p>0b00001110,</text:p>
          </table:table-cell>
          <table:table-cell table:formula="of:=CONCATENATE(&quot;0b&quot;;[.L65];[.O65];[.N6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66]=1;0;1) ;IF([.D66];0;1);IF([.E66];1;0);IF([.F66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6];[.M66];[.N66];&quot;,&quot;)" office:value-type="string" office:string-value="0b10101110," calcext:value-type="string">
            <text:p>0b10101110,</text:p>
          </table:table-cell>
          <table:table-cell table:formula="of:=CONCATENATE(&quot;0b&quot;;[.L66];[.M66];[.N66];&quot;,&quot;)" office:value-type="string" office:string-value="0b00001110," calcext:value-type="string">
            <text:p>0b00001110,</text:p>
          </table:table-cell>
          <table:table-cell table:formula="of:=CONCATENATE(&quot;0b&quot;;[.L66];[.O66];[.N6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67]=1;0;1) ;IF([.D67];0;1);IF([.E67];1;0);IF([.F67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7];[.M67];[.N67];&quot;,&quot;)" office:value-type="string" office:string-value="0b10101110," calcext:value-type="string">
            <text:p>0b10101110,</text:p>
          </table:table-cell>
          <table:table-cell table:formula="of:=CONCATENATE(&quot;0b&quot;;[.L67];[.M67];[.N67];&quot;,&quot;)" office:value-type="string" office:string-value="0b00001110," calcext:value-type="string">
            <text:p>0b00001110,</text:p>
          </table:table-cell>
          <table:table-cell table:formula="of:=CONCATENATE(&quot;0b&quot;;[.L67];[.O67];[.N6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68]=1;0;1) ;IF([.D68];0;1);IF([.E68];1;0);IF([.F68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8];[.M68];[.N68];&quot;,&quot;)" office:value-type="string" office:string-value="0b10101110," calcext:value-type="string">
            <text:p>0b10101110,</text:p>
          </table:table-cell>
          <table:table-cell table:formula="of:=CONCATENATE(&quot;0b&quot;;[.L68];[.M68];[.N68];&quot;,&quot;)" office:value-type="string" office:string-value="0b00001110," calcext:value-type="string">
            <text:p>0b00001110,</text:p>
          </table:table-cell>
          <table:table-cell table:formula="of:=CONCATENATE(&quot;0b&quot;;[.L68];[.O68];[.N6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69]=1;0;1) ;IF([.D69];0;1);IF([.E69];1;0);IF([.F69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69];[.M69];[.N69];&quot;,&quot;)" office:value-type="string" office:string-value="0b10101110," calcext:value-type="string">
            <text:p>0b10101110,</text:p>
          </table:table-cell>
          <table:table-cell table:formula="of:=CONCATENATE(&quot;0b&quot;;[.L69];[.M69];[.N69];&quot;,&quot;)" office:value-type="string" office:string-value="0b00001110," calcext:value-type="string">
            <text:p>0b00001110,</text:p>
          </table:table-cell>
          <table:table-cell table:formula="of:=CONCATENATE(&quot;0b&quot;;[.L69];[.O69];[.N6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70]=1;0;1) ;IF([.D70];0;1);IF([.E70];1;0);IF([.F70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0];[.M70];[.N70];&quot;,&quot;)" office:value-type="string" office:string-value="0b10101110," calcext:value-type="string">
            <text:p>0b10101110,</text:p>
          </table:table-cell>
          <table:table-cell table:formula="of:=CONCATENATE(&quot;0b&quot;;[.L70];[.M70];[.N70];&quot;,&quot;)" office:value-type="string" office:string-value="0b00001110," calcext:value-type="string">
            <text:p>0b00001110,</text:p>
          </table:table-cell>
          <table:table-cell table:formula="of:=CONCATENATE(&quot;0b&quot;;[.L70];[.O70];[.N7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71]=1;0;1) ;IF([.D71];0;1);IF([.E71];1;0);IF([.F71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1];[.M71];[.N71];&quot;,&quot;)" office:value-type="string" office:string-value="0b10101110," calcext:value-type="string">
            <text:p>0b10101110,</text:p>
          </table:table-cell>
          <table:table-cell table:formula="of:=CONCATENATE(&quot;0b&quot;;[.L71];[.M71];[.N71];&quot;,&quot;)" office:value-type="string" office:string-value="0b00001110," calcext:value-type="string">
            <text:p>0b00001110,</text:p>
          </table:table-cell>
          <table:table-cell table:formula="of:=CONCATENATE(&quot;0b&quot;;[.L71];[.O71];[.N7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72]=1;0;1) ;IF([.D72];0;1);IF([.E72];1;0);IF([.F72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2];[.M72];[.N72];&quot;,&quot;)" office:value-type="string" office:string-value="0b10101110," calcext:value-type="string">
            <text:p>0b10101110,</text:p>
          </table:table-cell>
          <table:table-cell table:formula="of:=CONCATENATE(&quot;0b&quot;;[.L72];[.M72];[.N72];&quot;,&quot;)" office:value-type="string" office:string-value="0b00001110," calcext:value-type="string">
            <text:p>0b00001110,</text:p>
          </table:table-cell>
          <table:table-cell table:formula="of:=CONCATENATE(&quot;0b&quot;;[.L72];[.O72];[.N7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73]=1;0;1) ;IF([.D73];0;1);IF([.E73];1;0);IF([.F73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3];[.M73];[.N73];&quot;,&quot;)" office:value-type="string" office:string-value="0b10101110," calcext:value-type="string">
            <text:p>0b10101110,</text:p>
          </table:table-cell>
          <table:table-cell table:formula="of:=CONCATENATE(&quot;0b&quot;;[.L73];[.M73];[.N73];&quot;,&quot;)" office:value-type="string" office:string-value="0b00001110," calcext:value-type="string">
            <text:p>0b00001110,</text:p>
          </table:table-cell>
          <table:table-cell table:formula="of:=CONCATENATE(&quot;0b&quot;;[.L73];[.O73];[.N7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74]=1;0;1) ;IF([.D74];0;1);IF([.E74];1;0);IF([.F74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4];[.M74];[.N74];&quot;,&quot;)" office:value-type="string" office:string-value="0b10101110," calcext:value-type="string">
            <text:p>0b10101110,</text:p>
          </table:table-cell>
          <table:table-cell table:formula="of:=CONCATENATE(&quot;0b&quot;;[.L74];[.M74];[.N74];&quot;,&quot;)" office:value-type="string" office:string-value="0b00001110," calcext:value-type="string">
            <text:p>0b00001110,</text:p>
          </table:table-cell>
          <table:table-cell table:formula="of:=CONCATENATE(&quot;0b&quot;;[.L74];[.O74];[.N7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low</text:p>
          </table:table-cell>
          <table:table-cell table:formula="of:=CONCATENATE(IF([.C75]=1;0;1) ;IF([.D75];0;1);IF([.E75];1;0);IF([.F75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5];[.M75];[.N75];&quot;,&quot;)" office:value-type="string" office:string-value="0b10101110," calcext:value-type="string">
            <text:p>0b10101110,</text:p>
          </table:table-cell>
          <table:table-cell table:formula="of:=CONCATENATE(&quot;0b&quot;;[.L75];[.M75];[.N75];&quot;,&quot;)" office:value-type="string" office:string-value="0b00001110," calcext:value-type="string">
            <text:p>0b00001110,</text:p>
          </table:table-cell>
          <table:table-cell table:formula="of:=CONCATENATE(&quot;0b&quot;;[.L75];[.O75];[.N7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76]=1;0;1) ;IF([.D76];0;1);IF([.E76];1;0);IF([.F76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6];[.M76];[.N76];&quot;,&quot;)" office:value-type="string" office:string-value="0b10011110," calcext:value-type="string">
            <text:p>0b10011110,</text:p>
          </table:table-cell>
          <table:table-cell table:formula="of:=CONCATENATE(&quot;0b&quot;;[.L76];[.M76];[.N76];&quot;,&quot;)" office:value-type="string" office:string-value="0b00001110," calcext:value-type="string">
            <text:p>0b00001110,</text:p>
          </table:table-cell>
          <table:table-cell table:formula="of:=CONCATENATE(&quot;0b&quot;;[.L76];[.O76];[.N7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77]=1;0;1) ;IF([.D77];0;1);IF([.E77];1;0);IF([.F77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7];[.M77];[.N77];&quot;,&quot;)" office:value-type="string" office:string-value="0b10011110," calcext:value-type="string">
            <text:p>0b10011110,</text:p>
          </table:table-cell>
          <table:table-cell table:formula="of:=CONCATENATE(&quot;0b&quot;;[.L77];[.M77];[.N77];&quot;,&quot;)" office:value-type="string" office:string-value="0b00001110," calcext:value-type="string">
            <text:p>0b00001110,</text:p>
          </table:table-cell>
          <table:table-cell table:formula="of:=CONCATENATE(&quot;0b&quot;;[.L77];[.O77];[.N7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78]=1;0;1) ;IF([.D78];0;1);IF([.E78];1;0);IF([.F78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8];[.M78];[.N78];&quot;,&quot;)" office:value-type="string" office:string-value="0b10011110," calcext:value-type="string">
            <text:p>0b10011110,</text:p>
          </table:table-cell>
          <table:table-cell table:formula="of:=CONCATENATE(&quot;0b&quot;;[.L78];[.M78];[.N78];&quot;,&quot;)" office:value-type="string" office:string-value="0b00001110," calcext:value-type="string">
            <text:p>0b00001110,</text:p>
          </table:table-cell>
          <table:table-cell table:formula="of:=CONCATENATE(&quot;0b&quot;;[.L78];[.O78];[.N7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79]=1;0;1) ;IF([.D79];0;1);IF([.E79];1;0);IF([.F79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79];[.M79];[.N79];&quot;,&quot;)" office:value-type="string" office:string-value="0b10011110," calcext:value-type="string">
            <text:p>0b10011110,</text:p>
          </table:table-cell>
          <table:table-cell table:formula="of:=CONCATENATE(&quot;0b&quot;;[.L79];[.M79];[.N79];&quot;,&quot;)" office:value-type="string" office:string-value="0b00001110," calcext:value-type="string">
            <text:p>0b00001110,</text:p>
          </table:table-cell>
          <table:table-cell table:formula="of:=CONCATENATE(&quot;0b&quot;;[.L79];[.O79];[.N7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80]=1;0;1) ;IF([.D80];0;1);IF([.E80];1;0);IF([.F80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0];[.M80];[.N80];&quot;,&quot;)" office:value-type="string" office:string-value="0b10011110," calcext:value-type="string">
            <text:p>0b10011110,</text:p>
          </table:table-cell>
          <table:table-cell table:formula="of:=CONCATENATE(&quot;0b&quot;;[.L80];[.M80];[.N80];&quot;,&quot;)" office:value-type="string" office:string-value="0b00001110," calcext:value-type="string">
            <text:p>0b00001110,</text:p>
          </table:table-cell>
          <table:table-cell table:formula="of:=CONCATENATE(&quot;0b&quot;;[.L80];[.O80];[.N8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81]=1;0;1) ;IF([.D81];0;1);IF([.E81];1;0);IF([.F81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1];[.M81];[.N81];&quot;,&quot;)" office:value-type="string" office:string-value="0b10011110," calcext:value-type="string">
            <text:p>0b10011110,</text:p>
          </table:table-cell>
          <table:table-cell table:formula="of:=CONCATENATE(&quot;0b&quot;;[.L81];[.M81];[.N81];&quot;,&quot;)" office:value-type="string" office:string-value="0b00001110," calcext:value-type="string">
            <text:p>0b00001110,</text:p>
          </table:table-cell>
          <table:table-cell table:formula="of:=CONCATENATE(&quot;0b&quot;;[.L81];[.O81];[.N8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82]=1;0;1) ;IF([.D82];0;1);IF([.E82];1;0);IF([.F82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2];[.M82];[.N82];&quot;,&quot;)" office:value-type="string" office:string-value="0b10011110," calcext:value-type="string">
            <text:p>0b10011110,</text:p>
          </table:table-cell>
          <table:table-cell table:formula="of:=CONCATENATE(&quot;0b&quot;;[.L82];[.M82];[.N82];&quot;,&quot;)" office:value-type="string" office:string-value="0b00001110," calcext:value-type="string">
            <text:p>0b00001110,</text:p>
          </table:table-cell>
          <table:table-cell table:formula="of:=CONCATENATE(&quot;0b&quot;;[.L82];[.O82];[.N8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83]=1;0;1) ;IF([.D83];0;1);IF([.E83];1;0);IF([.F83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3];[.M83];[.N83];&quot;,&quot;)" office:value-type="string" office:string-value="0b10011110," calcext:value-type="string">
            <text:p>0b10011110,</text:p>
          </table:table-cell>
          <table:table-cell table:formula="of:=CONCATENATE(&quot;0b&quot;;[.L83];[.M83];[.N83];&quot;,&quot;)" office:value-type="string" office:string-value="0b00001110," calcext:value-type="string">
            <text:p>0b00001110,</text:p>
          </table:table-cell>
          <table:table-cell table:formula="of:=CONCATENATE(&quot;0b&quot;;[.L83];[.O83];[.N8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84]=1;0;1) ;IF([.D84];0;1);IF([.E84];1;0);IF([.F84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4];[.M84];[.N84];&quot;,&quot;)" office:value-type="string" office:string-value="0b10011110," calcext:value-type="string">
            <text:p>0b10011110,</text:p>
          </table:table-cell>
          <table:table-cell table:formula="of:=CONCATENATE(&quot;0b&quot;;[.L84];[.M84];[.N84];&quot;,&quot;)" office:value-type="string" office:string-value="0b00001110," calcext:value-type="string">
            <text:p>0b00001110,</text:p>
          </table:table-cell>
          <table:table-cell table:formula="of:=CONCATENATE(&quot;0b&quot;;[.L84];[.O84];[.N8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85]=1;0;1) ;IF([.D85];0;1);IF([.E85];1;0);IF([.F85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5];[.M85];[.N85];&quot;,&quot;)" office:value-type="string" office:string-value="0b10011110," calcext:value-type="string">
            <text:p>0b10011110,</text:p>
          </table:table-cell>
          <table:table-cell table:formula="of:=CONCATENATE(&quot;0b&quot;;[.L85];[.M85];[.N85];&quot;,&quot;)" office:value-type="string" office:string-value="0b00001110," calcext:value-type="string">
            <text:p>0b00001110,</text:p>
          </table:table-cell>
          <table:table-cell table:formula="of:=CONCATENATE(&quot;0b&quot;;[.L85];[.O85];[.N8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86]=1;0;1) ;IF([.D86];0;1);IF([.E86];1;0);IF([.F86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6];[.M86];[.N86];&quot;,&quot;)" office:value-type="string" office:string-value="0b10011110," calcext:value-type="string">
            <text:p>0b10011110,</text:p>
          </table:table-cell>
          <table:table-cell table:formula="of:=CONCATENATE(&quot;0b&quot;;[.L86];[.M86];[.N86];&quot;,&quot;)" office:value-type="string" office:string-value="0b00001110," calcext:value-type="string">
            <text:p>0b00001110,</text:p>
          </table:table-cell>
          <table:table-cell table:formula="of:=CONCATENATE(&quot;0b&quot;;[.L86];[.O86];[.N8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87]=1;0;1) ;IF([.D87];0;1);IF([.E87];1;0);IF([.F87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7];[.M87];[.N87];&quot;,&quot;)" office:value-type="string" office:string-value="0b10011110," calcext:value-type="string">
            <text:p>0b10011110,</text:p>
          </table:table-cell>
          <table:table-cell table:formula="of:=CONCATENATE(&quot;0b&quot;;[.L87];[.M87];[.N87];&quot;,&quot;)" office:value-type="string" office:string-value="0b00001110," calcext:value-type="string">
            <text:p>0b00001110,</text:p>
          </table:table-cell>
          <table:table-cell table:formula="of:=CONCATENATE(&quot;0b&quot;;[.L87];[.O87];[.N8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88]=1;0;1) ;IF([.D88];0;1);IF([.E88];1;0);IF([.F88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8];[.M88];[.N88];&quot;,&quot;)" office:value-type="string" office:string-value="0b10011110," calcext:value-type="string">
            <text:p>0b10011110,</text:p>
          </table:table-cell>
          <table:table-cell table:formula="of:=CONCATENATE(&quot;0b&quot;;[.L88];[.M88];[.N88];&quot;,&quot;)" office:value-type="string" office:string-value="0b00001110," calcext:value-type="string">
            <text:p>0b00001110,</text:p>
          </table:table-cell>
          <table:table-cell table:formula="of:=CONCATENATE(&quot;0b&quot;;[.L88];[.O88];[.N8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89]=1;0;1) ;IF([.D89];0;1);IF([.E89];1;0);IF([.F89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89];[.M89];[.N89];&quot;,&quot;)" office:value-type="string" office:string-value="0b10011110," calcext:value-type="string">
            <text:p>0b10011110,</text:p>
          </table:table-cell>
          <table:table-cell table:formula="of:=CONCATENATE(&quot;0b&quot;;[.L89];[.M89];[.N89];&quot;,&quot;)" office:value-type="string" office:string-value="0b00001110," calcext:value-type="string">
            <text:p>0b00001110,</text:p>
          </table:table-cell>
          <table:table-cell table:formula="of:=CONCATENATE(&quot;0b&quot;;[.L89];[.O89];[.N8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90]=1;0;1) ;IF([.D90];0;1);IF([.E90];1;0);IF([.F90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0];[.M90];[.N90];&quot;,&quot;)" office:value-type="string" office:string-value="0b10011110," calcext:value-type="string">
            <text:p>0b10011110,</text:p>
          </table:table-cell>
          <table:table-cell table:formula="of:=CONCATENATE(&quot;0b&quot;;[.L90];[.M90];[.N90];&quot;,&quot;)" office:value-type="string" office:string-value="0b00001110," calcext:value-type="string">
            <text:p>0b00001110,</text:p>
          </table:table-cell>
          <table:table-cell table:formula="of:=CONCATENATE(&quot;0b&quot;;[.L90];[.O90];[.N9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91]=1;0;1) ;IF([.D91];0;1);IF([.E91];1;0);IF([.F91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1];[.M91];[.N91];&quot;,&quot;)" office:value-type="string" office:string-value="0b10011110," calcext:value-type="string">
            <text:p>0b10011110,</text:p>
          </table:table-cell>
          <table:table-cell table:formula="of:=CONCATENATE(&quot;0b&quot;;[.L91];[.M91];[.N91];&quot;,&quot;)" office:value-type="string" office:string-value="0b00001110," calcext:value-type="string">
            <text:p>0b00001110,</text:p>
          </table:table-cell>
          <table:table-cell table:formula="of:=CONCATENATE(&quot;0b&quot;;[.L91];[.O91];[.N9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92]=1;0;1) ;IF([.D92];0;1);IF([.E92];1;0);IF([.F92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2];[.M92];[.N92];&quot;,&quot;)" office:value-type="string" office:string-value="0b10011110," calcext:value-type="string">
            <text:p>0b10011110,</text:p>
          </table:table-cell>
          <table:table-cell table:formula="of:=CONCATENATE(&quot;0b&quot;;[.L92];[.M92];[.N92];&quot;,&quot;)" office:value-type="string" office:string-value="0b00001110," calcext:value-type="string">
            <text:p>0b00001110,</text:p>
          </table:table-cell>
          <table:table-cell table:formula="of:=CONCATENATE(&quot;0b&quot;;[.L92];[.O92];[.N9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93]=1;0;1) ;IF([.D93];0;1);IF([.E93];1;0);IF([.F93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3];[.M93];[.N93];&quot;,&quot;)" office:value-type="string" office:string-value="0b10011110," calcext:value-type="string">
            <text:p>0b10011110,</text:p>
          </table:table-cell>
          <table:table-cell table:formula="of:=CONCATENATE(&quot;0b&quot;;[.L93];[.M93];[.N93];&quot;,&quot;)" office:value-type="string" office:string-value="0b00001110," calcext:value-type="string">
            <text:p>0b00001110,</text:p>
          </table:table-cell>
          <table:table-cell table:formula="of:=CONCATENATE(&quot;0b&quot;;[.L93];[.O93];[.N9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94]=1;0;1) ;IF([.D94];0;1);IF([.E94];1;0);IF([.F94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4];[.M94];[.N94];&quot;,&quot;)" office:value-type="string" office:string-value="0b10011110," calcext:value-type="string">
            <text:p>0b10011110,</text:p>
          </table:table-cell>
          <table:table-cell table:formula="of:=CONCATENATE(&quot;0b&quot;;[.L94];[.M94];[.N94];&quot;,&quot;)" office:value-type="string" office:string-value="0b00001110," calcext:value-type="string">
            <text:p>0b00001110,</text:p>
          </table:table-cell>
          <table:table-cell table:formula="of:=CONCATENATE(&quot;0b&quot;;[.L94];[.O94];[.N9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95]=1;0;1) ;IF([.D95];0;1);IF([.E95];1;0);IF([.F95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5];[.M95];[.N95];&quot;,&quot;)" office:value-type="string" office:string-value="0b10011110," calcext:value-type="string">
            <text:p>0b10011110,</text:p>
          </table:table-cell>
          <table:table-cell table:formula="of:=CONCATENATE(&quot;0b&quot;;[.L95];[.M95];[.N95];&quot;,&quot;)" office:value-type="string" office:string-value="0b00001110," calcext:value-type="string">
            <text:p>0b00001110,</text:p>
          </table:table-cell>
          <table:table-cell table:formula="of:=CONCATENATE(&quot;0b&quot;;[.L95];[.O95];[.N9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96]=1;0;1) ;IF([.D96];0;1);IF([.E96];1;0);IF([.F96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6];[.M96];[.N96];&quot;,&quot;)" office:value-type="string" office:string-value="0b10011110," calcext:value-type="string">
            <text:p>0b10011110,</text:p>
          </table:table-cell>
          <table:table-cell table:formula="of:=CONCATENATE(&quot;0b&quot;;[.L96];[.M96];[.N96];&quot;,&quot;)" office:value-type="string" office:string-value="0b00001110," calcext:value-type="string">
            <text:p>0b00001110,</text:p>
          </table:table-cell>
          <table:table-cell table:formula="of:=CONCATENATE(&quot;0b&quot;;[.L96];[.O96];[.N9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97]=1;0;1) ;IF([.D97];0;1);IF([.E97];1;0);IF([.F97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7];[.M97];[.N97];&quot;,&quot;)" office:value-type="string" office:string-value="0b10011110," calcext:value-type="string">
            <text:p>0b10011110,</text:p>
          </table:table-cell>
          <table:table-cell table:formula="of:=CONCATENATE(&quot;0b&quot;;[.L97];[.M97];[.N97];&quot;,&quot;)" office:value-type="string" office:string-value="0b00001110," calcext:value-type="string">
            <text:p>0b00001110,</text:p>
          </table:table-cell>
          <table:table-cell table:formula="of:=CONCATENATE(&quot;0b&quot;;[.L97];[.O97];[.N9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98]=1;0;1) ;IF([.D98];0;1);IF([.E98];1;0);IF([.F98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8];[.M98];[.N98];&quot;,&quot;)" office:value-type="string" office:string-value="0b10011110," calcext:value-type="string">
            <text:p>0b10011110,</text:p>
          </table:table-cell>
          <table:table-cell table:formula="of:=CONCATENATE(&quot;0b&quot;;[.L98];[.M98];[.N98];&quot;,&quot;)" office:value-type="string" office:string-value="0b00001110," calcext:value-type="string">
            <text:p>0b00001110,</text:p>
          </table:table-cell>
          <table:table-cell table:formula="of:=CONCATENATE(&quot;0b&quot;;[.L98];[.O98];[.N9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99]=1;0;1) ;IF([.D99];0;1);IF([.E99];1;0);IF([.F99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99];[.M99];[.N99];&quot;,&quot;)" office:value-type="string" office:string-value="0b10011110," calcext:value-type="string">
            <text:p>0b10011110,</text:p>
          </table:table-cell>
          <table:table-cell table:formula="of:=CONCATENATE(&quot;0b&quot;;[.L99];[.M99];[.N99];&quot;,&quot;)" office:value-type="string" office:string-value="0b00001110," calcext:value-type="string">
            <text:p>0b00001110,</text:p>
          </table:table-cell>
          <table:table-cell table:formula="of:=CONCATENATE(&quot;0b&quot;;[.L99];[.O99];[.N9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00]=1;0;1) ;IF([.D100];0;1);IF([.E100];1;0);IF([.F100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0];[.M100];[.N100];&quot;,&quot;)" office:value-type="string" office:string-value="0b10011110," calcext:value-type="string">
            <text:p>0b10011110,</text:p>
          </table:table-cell>
          <table:table-cell table:formula="of:=CONCATENATE(&quot;0b&quot;;[.L100];[.M100];[.N100];&quot;,&quot;)" office:value-type="string" office:string-value="0b00001110," calcext:value-type="string">
            <text:p>0b00001110,</text:p>
          </table:table-cell>
          <table:table-cell table:formula="of:=CONCATENATE(&quot;0b&quot;;[.L100];[.O100];[.N10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01]=1;0;1) ;IF([.D101];0;1);IF([.E101];1;0);IF([.F101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1];[.M101];[.N101];&quot;,&quot;)" office:value-type="string" office:string-value="0b10011110," calcext:value-type="string">
            <text:p>0b10011110,</text:p>
          </table:table-cell>
          <table:table-cell table:formula="of:=CONCATENATE(&quot;0b&quot;;[.L101];[.M101];[.N101];&quot;,&quot;)" office:value-type="string" office:string-value="0b00001110," calcext:value-type="string">
            <text:p>0b00001110,</text:p>
          </table:table-cell>
          <table:table-cell table:formula="of:=CONCATENATE(&quot;0b&quot;;[.L101];[.O101];[.N10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02]=1;0;1) ;IF([.D102];0;1);IF([.E102];1;0);IF([.F102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2];[.M102];[.N102];&quot;,&quot;)" office:value-type="string" office:string-value="0b10011110," calcext:value-type="string">
            <text:p>0b10011110,</text:p>
          </table:table-cell>
          <table:table-cell table:formula="of:=CONCATENATE(&quot;0b&quot;;[.L102];[.M102];[.N102];&quot;,&quot;)" office:value-type="string" office:string-value="0b00001110," calcext:value-type="string">
            <text:p>0b00001110,</text:p>
          </table:table-cell>
          <table:table-cell table:formula="of:=CONCATENATE(&quot;0b&quot;;[.L102];[.O102];[.N10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03]=1;0;1) ;IF([.D103];0;1);IF([.E103];1;0);IF([.F103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3];[.M103];[.N103];&quot;,&quot;)" office:value-type="string" office:string-value="0b10011110," calcext:value-type="string">
            <text:p>0b10011110,</text:p>
          </table:table-cell>
          <table:table-cell table:formula="of:=CONCATENATE(&quot;0b&quot;;[.L103];[.M103];[.N103];&quot;,&quot;)" office:value-type="string" office:string-value="0b00001110," calcext:value-type="string">
            <text:p>0b00001110,</text:p>
          </table:table-cell>
          <table:table-cell table:formula="of:=CONCATENATE(&quot;0b&quot;;[.L103];[.O103];[.N10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04]=1;0;1) ;IF([.D104];0;1);IF([.E104];1;0);IF([.F104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4];[.M104];[.N104];&quot;,&quot;)" office:value-type="string" office:string-value="0b10011110," calcext:value-type="string">
            <text:p>0b10011110,</text:p>
          </table:table-cell>
          <table:table-cell table:formula="of:=CONCATENATE(&quot;0b&quot;;[.L104];[.M104];[.N104];&quot;,&quot;)" office:value-type="string" office:string-value="0b00001110," calcext:value-type="string">
            <text:p>0b00001110,</text:p>
          </table:table-cell>
          <table:table-cell table:formula="of:=CONCATENATE(&quot;0b&quot;;[.L104];[.O104];[.N10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05]=1;0;1) ;IF([.D105];0;1);IF([.E105];1;0);IF([.F105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5];[.M105];[.N105];&quot;,&quot;)" office:value-type="string" office:string-value="0b10011110," calcext:value-type="string">
            <text:p>0b10011110,</text:p>
          </table:table-cell>
          <table:table-cell table:formula="of:=CONCATENATE(&quot;0b&quot;;[.L105];[.M105];[.N105];&quot;,&quot;)" office:value-type="string" office:string-value="0b00001110," calcext:value-type="string">
            <text:p>0b00001110,</text:p>
          </table:table-cell>
          <table:table-cell table:formula="of:=CONCATENATE(&quot;0b&quot;;[.L105];[.O105];[.N10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06]=1;0;1) ;IF([.D106];0;1);IF([.E106];1;0);IF([.F106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6];[.M106];[.N106];&quot;,&quot;)" office:value-type="string" office:string-value="0b10011110," calcext:value-type="string">
            <text:p>0b10011110,</text:p>
          </table:table-cell>
          <table:table-cell table:formula="of:=CONCATENATE(&quot;0b&quot;;[.L106];[.M106];[.N106];&quot;,&quot;)" office:value-type="string" office:string-value="0b00001110," calcext:value-type="string">
            <text:p>0b00001110,</text:p>
          </table:table-cell>
          <table:table-cell table:formula="of:=CONCATENATE(&quot;0b&quot;;[.L106];[.O106];[.N10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07]=1;0;1) ;IF([.D107];0;1);IF([.E107];1;0);IF([.F107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7];[.M107];[.N107];&quot;,&quot;)" office:value-type="string" office:string-value="0b10011110," calcext:value-type="string">
            <text:p>0b10011110,</text:p>
          </table:table-cell>
          <table:table-cell table:formula="of:=CONCATENATE(&quot;0b&quot;;[.L107];[.M107];[.N107];&quot;,&quot;)" office:value-type="string" office:string-value="0b00001110," calcext:value-type="string">
            <text:p>0b00001110,</text:p>
          </table:table-cell>
          <table:table-cell table:formula="of:=CONCATENATE(&quot;0b&quot;;[.L107];[.O107];[.N10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08]=1;0;1) ;IF([.D108];0;1);IF([.E108];1;0);IF([.F108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8];[.M108];[.N108];&quot;,&quot;)" office:value-type="string" office:string-value="0b01011110," calcext:value-type="string">
            <text:p>0b01011110,</text:p>
          </table:table-cell>
          <table:table-cell table:formula="of:=CONCATENATE(&quot;0b&quot;;[.L108];[.M108];[.N108];&quot;,&quot;)" office:value-type="string" office:string-value="0b00001110," calcext:value-type="string">
            <text:p>0b00001110,</text:p>
          </table:table-cell>
          <table:table-cell table:formula="of:=CONCATENATE(&quot;0b&quot;;[.L108];[.O108];[.N10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09]=1;0;1) ;IF([.D109];0;1);IF([.E109];1;0);IF([.F109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09];[.M109];[.N109];&quot;,&quot;)" office:value-type="string" office:string-value="0b01011110," calcext:value-type="string">
            <text:p>0b01011110,</text:p>
          </table:table-cell>
          <table:table-cell table:formula="of:=CONCATENATE(&quot;0b&quot;;[.L109];[.M109];[.N109];&quot;,&quot;)" office:value-type="string" office:string-value="0b00001110," calcext:value-type="string">
            <text:p>0b00001110,</text:p>
          </table:table-cell>
          <table:table-cell table:formula="of:=CONCATENATE(&quot;0b&quot;;[.L109];[.O109];[.N10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10]=1;0;1) ;IF([.D110];0;1);IF([.E110];1;0);IF([.F110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0];[.M110];[.N110];&quot;,&quot;)" office:value-type="string" office:string-value="0b01011110," calcext:value-type="string">
            <text:p>0b01011110,</text:p>
          </table:table-cell>
          <table:table-cell table:formula="of:=CONCATENATE(&quot;0b&quot;;[.L110];[.M110];[.N110];&quot;,&quot;)" office:value-type="string" office:string-value="0b00001110," calcext:value-type="string">
            <text:p>0b00001110,</text:p>
          </table:table-cell>
          <table:table-cell table:formula="of:=CONCATENATE(&quot;0b&quot;;[.L110];[.O110];[.N11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11]=1;0;1) ;IF([.D111];0;1);IF([.E111];1;0);IF([.F111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1];[.M111];[.N111];&quot;,&quot;)" office:value-type="string" office:string-value="0b01011110," calcext:value-type="string">
            <text:p>0b01011110,</text:p>
          </table:table-cell>
          <table:table-cell table:formula="of:=CONCATENATE(&quot;0b&quot;;[.L111];[.M111];[.N111];&quot;,&quot;)" office:value-type="string" office:string-value="0b00001110," calcext:value-type="string">
            <text:p>0b00001110,</text:p>
          </table:table-cell>
          <table:table-cell table:formula="of:=CONCATENATE(&quot;0b&quot;;[.L111];[.O111];[.N11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12]=1;0;1) ;IF([.D112];0;1);IF([.E112];1;0);IF([.F112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2];[.M112];[.N112];&quot;,&quot;)" office:value-type="string" office:string-value="0b01011110," calcext:value-type="string">
            <text:p>0b01011110,</text:p>
          </table:table-cell>
          <table:table-cell table:formula="of:=CONCATENATE(&quot;0b&quot;;[.L112];[.M112];[.N112];&quot;,&quot;)" office:value-type="string" office:string-value="0b00001110," calcext:value-type="string">
            <text:p>0b00001110,</text:p>
          </table:table-cell>
          <table:table-cell table:formula="of:=CONCATENATE(&quot;0b&quot;;[.L112];[.O112];[.N11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13]=1;0;1) ;IF([.D113];0;1);IF([.E113];1;0);IF([.F113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3];[.M113];[.N113];&quot;,&quot;)" office:value-type="string" office:string-value="0b01011110," calcext:value-type="string">
            <text:p>0b01011110,</text:p>
          </table:table-cell>
          <table:table-cell table:formula="of:=CONCATENATE(&quot;0b&quot;;[.L113];[.M113];[.N113];&quot;,&quot;)" office:value-type="string" office:string-value="0b00001110," calcext:value-type="string">
            <text:p>0b00001110,</text:p>
          </table:table-cell>
          <table:table-cell table:formula="of:=CONCATENATE(&quot;0b&quot;;[.L113];[.O113];[.N11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14]=1;0;1) ;IF([.D114];0;1);IF([.E114];1;0);IF([.F114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4];[.M114];[.N114];&quot;,&quot;)" office:value-type="string" office:string-value="0b01011110," calcext:value-type="string">
            <text:p>0b01011110,</text:p>
          </table:table-cell>
          <table:table-cell table:formula="of:=CONCATENATE(&quot;0b&quot;;[.L114];[.M114];[.N114];&quot;,&quot;)" office:value-type="string" office:string-value="0b00001110," calcext:value-type="string">
            <text:p>0b00001110,</text:p>
          </table:table-cell>
          <table:table-cell table:formula="of:=CONCATENATE(&quot;0b&quot;;[.L114];[.O114];[.N11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15]=1;0;1) ;IF([.D115];0;1);IF([.E115];1;0);IF([.F115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5];[.M115];[.N115];&quot;,&quot;)" office:value-type="string" office:string-value="0b01011110," calcext:value-type="string">
            <text:p>0b01011110,</text:p>
          </table:table-cell>
          <table:table-cell table:formula="of:=CONCATENATE(&quot;0b&quot;;[.L115];[.M115];[.N115];&quot;,&quot;)" office:value-type="string" office:string-value="0b00001110," calcext:value-type="string">
            <text:p>0b00001110,</text:p>
          </table:table-cell>
          <table:table-cell table:formula="of:=CONCATENATE(&quot;0b&quot;;[.L115];[.O115];[.N11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16]=1;0;1) ;IF([.D116];0;1);IF([.E116];1;0);IF([.F116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6];[.M116];[.N116];&quot;,&quot;)" office:value-type="string" office:string-value="0b01011110," calcext:value-type="string">
            <text:p>0b01011110,</text:p>
          </table:table-cell>
          <table:table-cell table:formula="of:=CONCATENATE(&quot;0b&quot;;[.L116];[.M116];[.N116];&quot;,&quot;)" office:value-type="string" office:string-value="0b00001110," calcext:value-type="string">
            <text:p>0b00001110,</text:p>
          </table:table-cell>
          <table:table-cell table:formula="of:=CONCATENATE(&quot;0b&quot;;[.L116];[.O116];[.N11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17]=1;0;1) ;IF([.D117];0;1);IF([.E117];1;0);IF([.F117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7];[.M117];[.N117];&quot;,&quot;)" office:value-type="string" office:string-value="0b01011110," calcext:value-type="string">
            <text:p>0b01011110,</text:p>
          </table:table-cell>
          <table:table-cell table:formula="of:=CONCATENATE(&quot;0b&quot;;[.L117];[.M117];[.N117];&quot;,&quot;)" office:value-type="string" office:string-value="0b00001110," calcext:value-type="string">
            <text:p>0b00001110,</text:p>
          </table:table-cell>
          <table:table-cell table:formula="of:=CONCATENATE(&quot;0b&quot;;[.L117];[.O117];[.N11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18]=1;0;1) ;IF([.D118];0;1);IF([.E118];1;0);IF([.F118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8];[.M118];[.N118];&quot;,&quot;)" office:value-type="string" office:string-value="0b01011110," calcext:value-type="string">
            <text:p>0b01011110,</text:p>
          </table:table-cell>
          <table:table-cell table:formula="of:=CONCATENATE(&quot;0b&quot;;[.L118];[.M118];[.N118];&quot;,&quot;)" office:value-type="string" office:string-value="0b00001110," calcext:value-type="string">
            <text:p>0b00001110,</text:p>
          </table:table-cell>
          <table:table-cell table:formula="of:=CONCATENATE(&quot;0b&quot;;[.L118];[.O118];[.N11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19]=1;0;1) ;IF([.D119];0;1);IF([.E119];1;0);IF([.F119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19];[.M119];[.N119];&quot;,&quot;)" office:value-type="string" office:string-value="0b01011110," calcext:value-type="string">
            <text:p>0b01011110,</text:p>
          </table:table-cell>
          <table:table-cell table:formula="of:=CONCATENATE(&quot;0b&quot;;[.L119];[.M119];[.N119];&quot;,&quot;)" office:value-type="string" office:string-value="0b00001110," calcext:value-type="string">
            <text:p>0b00001110,</text:p>
          </table:table-cell>
          <table:table-cell table:formula="of:=CONCATENATE(&quot;0b&quot;;[.L119];[.O119];[.N11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20]=1;0;1) ;IF([.D120];0;1);IF([.E120];1;0);IF([.F120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0];[.M120];[.N120];&quot;,&quot;)" office:value-type="string" office:string-value="0b01011110," calcext:value-type="string">
            <text:p>0b01011110,</text:p>
          </table:table-cell>
          <table:table-cell table:formula="of:=CONCATENATE(&quot;0b&quot;;[.L120];[.M120];[.N120];&quot;,&quot;)" office:value-type="string" office:string-value="0b00001110," calcext:value-type="string">
            <text:p>0b00001110,</text:p>
          </table:table-cell>
          <table:table-cell table:formula="of:=CONCATENATE(&quot;0b&quot;;[.L120];[.O120];[.N12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21]=1;0;1) ;IF([.D121];0;1);IF([.E121];1;0);IF([.F121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1];[.M121];[.N121];&quot;,&quot;)" office:value-type="string" office:string-value="0b01011110," calcext:value-type="string">
            <text:p>0b01011110,</text:p>
          </table:table-cell>
          <table:table-cell table:formula="of:=CONCATENATE(&quot;0b&quot;;[.L121];[.M121];[.N121];&quot;,&quot;)" office:value-type="string" office:string-value="0b00001110," calcext:value-type="string">
            <text:p>0b00001110,</text:p>
          </table:table-cell>
          <table:table-cell table:formula="of:=CONCATENATE(&quot;0b&quot;;[.L121];[.O121];[.N12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22]=1;0;1) ;IF([.D122];0;1);IF([.E122];1;0);IF([.F122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2];[.M122];[.N122];&quot;,&quot;)" office:value-type="string" office:string-value="0b01011110," calcext:value-type="string">
            <text:p>0b01011110,</text:p>
          </table:table-cell>
          <table:table-cell table:formula="of:=CONCATENATE(&quot;0b&quot;;[.L122];[.M122];[.N122];&quot;,&quot;)" office:value-type="string" office:string-value="0b00001110," calcext:value-type="string">
            <text:p>0b00001110,</text:p>
          </table:table-cell>
          <table:table-cell table:formula="of:=CONCATENATE(&quot;0b&quot;;[.L122];[.O122];[.N12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23]=1;0;1) ;IF([.D123];0;1);IF([.E123];1;0);IF([.F123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3];[.M123];[.N123];&quot;,&quot;)" office:value-type="string" office:string-value="0b01011110," calcext:value-type="string">
            <text:p>0b01011110,</text:p>
          </table:table-cell>
          <table:table-cell table:formula="of:=CONCATENATE(&quot;0b&quot;;[.L123];[.M123];[.N123];&quot;,&quot;)" office:value-type="string" office:string-value="0b00001110," calcext:value-type="string">
            <text:p>0b00001110,</text:p>
          </table:table-cell>
          <table:table-cell table:formula="of:=CONCATENATE(&quot;0b&quot;;[.L123];[.O123];[.N12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24]=1;0;1) ;IF([.D124];0;1);IF([.E124];1;0);IF([.F124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4];[.M124];[.N124];&quot;,&quot;)" office:value-type="string" office:string-value="0b01011110," calcext:value-type="string">
            <text:p>0b01011110,</text:p>
          </table:table-cell>
          <table:table-cell table:formula="of:=CONCATENATE(&quot;0b&quot;;[.L124];[.M124];[.N124];&quot;,&quot;)" office:value-type="string" office:string-value="0b00001110," calcext:value-type="string">
            <text:p>0b00001110,</text:p>
          </table:table-cell>
          <table:table-cell table:formula="of:=CONCATENATE(&quot;0b&quot;;[.L124];[.O124];[.N12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25]=1;0;1) ;IF([.D125];0;1);IF([.E125];1;0);IF([.F125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5];[.M125];[.N125];&quot;,&quot;)" office:value-type="string" office:string-value="0b01011110," calcext:value-type="string">
            <text:p>0b01011110,</text:p>
          </table:table-cell>
          <table:table-cell table:formula="of:=CONCATENATE(&quot;0b&quot;;[.L125];[.M125];[.N125];&quot;,&quot;)" office:value-type="string" office:string-value="0b00001110," calcext:value-type="string">
            <text:p>0b00001110,</text:p>
          </table:table-cell>
          <table:table-cell table:formula="of:=CONCATENATE(&quot;0b&quot;;[.L125];[.O125];[.N12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26]=1;0;1) ;IF([.D126];0;1);IF([.E126];1;0);IF([.F126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6];[.M126];[.N126];&quot;,&quot;)" office:value-type="string" office:string-value="0b01011110," calcext:value-type="string">
            <text:p>0b01011110,</text:p>
          </table:table-cell>
          <table:table-cell table:formula="of:=CONCATENATE(&quot;0b&quot;;[.L126];[.M126];[.N126];&quot;,&quot;)" office:value-type="string" office:string-value="0b00001110," calcext:value-type="string">
            <text:p>0b00001110,</text:p>
          </table:table-cell>
          <table:table-cell table:formula="of:=CONCATENATE(&quot;0b&quot;;[.L126];[.O126];[.N12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27]=1;0;1) ;IF([.D127];0;1);IF([.E127];1;0);IF([.F127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7];[.M127];[.N127];&quot;,&quot;)" office:value-type="string" office:string-value="0b01011110," calcext:value-type="string">
            <text:p>0b01011110,</text:p>
          </table:table-cell>
          <table:table-cell table:formula="of:=CONCATENATE(&quot;0b&quot;;[.L127];[.M127];[.N127];&quot;,&quot;)" office:value-type="string" office:string-value="0b00001110," calcext:value-type="string">
            <text:p>0b00001110,</text:p>
          </table:table-cell>
          <table:table-cell table:formula="of:=CONCATENATE(&quot;0b&quot;;[.L127];[.O127];[.N12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28]=1;0;1) ;IF([.D128];0;1);IF([.E128];1;0);IF([.F128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8];[.M128];[.N128];&quot;,&quot;)" office:value-type="string" office:string-value="0b01011110," calcext:value-type="string">
            <text:p>0b01011110,</text:p>
          </table:table-cell>
          <table:table-cell table:formula="of:=CONCATENATE(&quot;0b&quot;;[.L128];[.M128];[.N128];&quot;,&quot;)" office:value-type="string" office:string-value="0b00001110," calcext:value-type="string">
            <text:p>0b00001110,</text:p>
          </table:table-cell>
          <table:table-cell table:formula="of:=CONCATENATE(&quot;0b&quot;;[.L128];[.O128];[.N12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29]=1;0;1) ;IF([.D129];0;1);IF([.E129];1;0);IF([.F129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29];[.M129];[.N129];&quot;,&quot;)" office:value-type="string" office:string-value="0b01011110," calcext:value-type="string">
            <text:p>0b01011110,</text:p>
          </table:table-cell>
          <table:table-cell table:formula="of:=CONCATENATE(&quot;0b&quot;;[.L129];[.M129];[.N129];&quot;,&quot;)" office:value-type="string" office:string-value="0b00001110," calcext:value-type="string">
            <text:p>0b00001110,</text:p>
          </table:table-cell>
          <table:table-cell table:formula="of:=CONCATENATE(&quot;0b&quot;;[.L129];[.O129];[.N12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30]=1;0;1) ;IF([.D130];0;1);IF([.E130];1;0);IF([.F130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0];[.M130];[.N130];&quot;,&quot;)" office:value-type="string" office:string-value="0b01011110," calcext:value-type="string">
            <text:p>0b01011110,</text:p>
          </table:table-cell>
          <table:table-cell table:formula="of:=CONCATENATE(&quot;0b&quot;;[.L130];[.M130];[.N130];&quot;,&quot;)" office:value-type="string" office:string-value="0b00001110," calcext:value-type="string">
            <text:p>0b00001110,</text:p>
          </table:table-cell>
          <table:table-cell table:formula="of:=CONCATENATE(&quot;0b&quot;;[.L130];[.O130];[.N13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31]=1;0;1) ;IF([.D131];0;1);IF([.E131];1;0);IF([.F131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1];[.M131];[.N131];&quot;,&quot;)" office:value-type="string" office:string-value="0b01011110," calcext:value-type="string">
            <text:p>0b01011110,</text:p>
          </table:table-cell>
          <table:table-cell table:formula="of:=CONCATENATE(&quot;0b&quot;;[.L131];[.M131];[.N131];&quot;,&quot;)" office:value-type="string" office:string-value="0b00001110," calcext:value-type="string">
            <text:p>0b00001110,</text:p>
          </table:table-cell>
          <table:table-cell table:formula="of:=CONCATENATE(&quot;0b&quot;;[.L131];[.O131];[.N13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32]=1;0;1) ;IF([.D132];0;1);IF([.E132];1;0);IF([.F132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2];[.M132];[.N132];&quot;,&quot;)" office:value-type="string" office:string-value="0b01011110," calcext:value-type="string">
            <text:p>0b01011110,</text:p>
          </table:table-cell>
          <table:table-cell table:formula="of:=CONCATENATE(&quot;0b&quot;;[.L132];[.M132];[.N132];&quot;,&quot;)" office:value-type="string" office:string-value="0b00001110," calcext:value-type="string">
            <text:p>0b00001110,</text:p>
          </table:table-cell>
          <table:table-cell table:formula="of:=CONCATENATE(&quot;0b&quot;;[.L132];[.O132];[.N13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33]=1;0;1) ;IF([.D133];0;1);IF([.E133];1;0);IF([.F133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3];[.M133];[.N133];&quot;,&quot;)" office:value-type="string" office:string-value="0b01011110," calcext:value-type="string">
            <text:p>0b01011110,</text:p>
          </table:table-cell>
          <table:table-cell table:formula="of:=CONCATENATE(&quot;0b&quot;;[.L133];[.M133];[.N133];&quot;,&quot;)" office:value-type="string" office:string-value="0b00001110," calcext:value-type="string">
            <text:p>0b00001110,</text:p>
          </table:table-cell>
          <table:table-cell table:formula="of:=CONCATENATE(&quot;0b&quot;;[.L133];[.O133];[.N13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34]=1;0;1) ;IF([.D134];0;1);IF([.E134];1;0);IF([.F134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4];[.M134];[.N134];&quot;,&quot;)" office:value-type="string" office:string-value="0b01011110," calcext:value-type="string">
            <text:p>0b01011110,</text:p>
          </table:table-cell>
          <table:table-cell table:formula="of:=CONCATENATE(&quot;0b&quot;;[.L134];[.M134];[.N134];&quot;,&quot;)" office:value-type="string" office:string-value="0b00001110," calcext:value-type="string">
            <text:p>0b00001110,</text:p>
          </table:table-cell>
          <table:table-cell table:formula="of:=CONCATENATE(&quot;0b&quot;;[.L134];[.O134];[.N13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35]=1;0;1) ;IF([.D135];0;1);IF([.E135];1;0);IF([.F135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5];[.M135];[.N135];&quot;,&quot;)" office:value-type="string" office:string-value="0b01011110," calcext:value-type="string">
            <text:p>0b01011110,</text:p>
          </table:table-cell>
          <table:table-cell table:formula="of:=CONCATENATE(&quot;0b&quot;;[.L135];[.M135];[.N135];&quot;,&quot;)" office:value-type="string" office:string-value="0b00001110," calcext:value-type="string">
            <text:p>0b00001110,</text:p>
          </table:table-cell>
          <table:table-cell table:formula="of:=CONCATENATE(&quot;0b&quot;;[.L135];[.O135];[.N13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36]=1;0;1) ;IF([.D136];0;1);IF([.E136];1;0);IF([.F136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6];[.M136];[.N136];&quot;,&quot;)" office:value-type="string" office:string-value="0b01011110," calcext:value-type="string">
            <text:p>0b01011110,</text:p>
          </table:table-cell>
          <table:table-cell table:formula="of:=CONCATENATE(&quot;0b&quot;;[.L136];[.M136];[.N136];&quot;,&quot;)" office:value-type="string" office:string-value="0b00001110," calcext:value-type="string">
            <text:p>0b00001110,</text:p>
          </table:table-cell>
          <table:table-cell table:formula="of:=CONCATENATE(&quot;0b&quot;;[.L136];[.O136];[.N13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37]=1;0;1) ;IF([.D137];0;1);IF([.E137];1;0);IF([.F137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7];[.M137];[.N137];&quot;,&quot;)" office:value-type="string" office:string-value="0b01011110," calcext:value-type="string">
            <text:p>0b01011110,</text:p>
          </table:table-cell>
          <table:table-cell table:formula="of:=CONCATENATE(&quot;0b&quot;;[.L137];[.M137];[.N137];&quot;,&quot;)" office:value-type="string" office:string-value="0b00001110," calcext:value-type="string">
            <text:p>0b00001110,</text:p>
          </table:table-cell>
          <table:table-cell table:formula="of:=CONCATENATE(&quot;0b&quot;;[.L137];[.O137];[.N13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38]=1;0;1) ;IF([.D138];0;1);IF([.E138];1;0);IF([.F138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8];[.M138];[.N138];&quot;,&quot;)" office:value-type="string" office:string-value="0b01011110," calcext:value-type="string">
            <text:p>0b01011110,</text:p>
          </table:table-cell>
          <table:table-cell table:formula="of:=CONCATENATE(&quot;0b&quot;;[.L138];[.M138];[.N138];&quot;,&quot;)" office:value-type="string" office:string-value="0b00001110," calcext:value-type="string">
            <text:p>0b00001110,</text:p>
          </table:table-cell>
          <table:table-cell table:formula="of:=CONCATENATE(&quot;0b&quot;;[.L138];[.O138];[.N13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39]=1;0;1) ;IF([.D139];0;1);IF([.E139];1;0);IF([.F139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39];[.M139];[.N139];&quot;,&quot;)" office:value-type="string" office:string-value="0b01011110," calcext:value-type="string">
            <text:p>0b01011110,</text:p>
          </table:table-cell>
          <table:table-cell table:formula="of:=CONCATENATE(&quot;0b&quot;;[.L139];[.M139];[.N139];&quot;,&quot;)" office:value-type="string" office:string-value="0b00001110," calcext:value-type="string">
            <text:p>0b00001110,</text:p>
          </table:table-cell>
          <table:table-cell table:formula="of:=CONCATENATE(&quot;0b&quot;;[.L139];[.O139];[.N13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40]=1;0;1) ;IF([.D140];0;1);IF([.E140];1;0);IF([.F140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0];[.M140];[.N140];&quot;,&quot;)" office:value-type="string" office:string-value="0b01011110," calcext:value-type="string">
            <text:p>0b01011110,</text:p>
          </table:table-cell>
          <table:table-cell table:formula="of:=CONCATENATE(&quot;0b&quot;;[.L140];[.M140];[.N140];&quot;,&quot;)" office:value-type="string" office:string-value="0b00001110," calcext:value-type="string">
            <text:p>0b00001110,</text:p>
          </table:table-cell>
          <table:table-cell table:formula="of:=CONCATENATE(&quot;0b&quot;;[.L140];[.O140];[.N14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41]=1;0;1) ;IF([.D141];0;1);IF([.E141];1;0);IF([.F141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1];[.M141];[.N141];&quot;,&quot;)" office:value-type="string" office:string-value="0b01011110," calcext:value-type="string">
            <text:p>0b01011110,</text:p>
          </table:table-cell>
          <table:table-cell table:formula="of:=CONCATENATE(&quot;0b&quot;;[.L141];[.M141];[.N141];&quot;,&quot;)" office:value-type="string" office:string-value="0b00001110," calcext:value-type="string">
            <text:p>0b00001110,</text:p>
          </table:table-cell>
          <table:table-cell table:formula="of:=CONCATENATE(&quot;0b&quot;;[.L141];[.O141];[.N14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42]=1;0;1) ;IF([.D142];0;1);IF([.E142];1;0);IF([.F142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2];[.M142];[.N142];&quot;,&quot;)" office:value-type="string" office:string-value="0b01011110," calcext:value-type="string">
            <text:p>0b01011110,</text:p>
          </table:table-cell>
          <table:table-cell table:formula="of:=CONCATENATE(&quot;0b&quot;;[.L142];[.M142];[.N142];&quot;,&quot;)" office:value-type="string" office:string-value="0b00001110," calcext:value-type="string">
            <text:p>0b00001110,</text:p>
          </table:table-cell>
          <table:table-cell table:formula="of:=CONCATENATE(&quot;0b&quot;;[.L142];[.O142];[.N14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43]=1;0;1) ;IF([.D143];0;1);IF([.E143];1;0);IF([.F143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3];[.M143];[.N143];&quot;,&quot;)" office:value-type="string" office:string-value="0b01011110," calcext:value-type="string">
            <text:p>0b01011110,</text:p>
          </table:table-cell>
          <table:table-cell table:formula="of:=CONCATENATE(&quot;0b&quot;;[.L143];[.M143];[.N143];&quot;,&quot;)" office:value-type="string" office:string-value="0b00001110," calcext:value-type="string">
            <text:p>0b00001110,</text:p>
          </table:table-cell>
          <table:table-cell table:formula="of:=CONCATENATE(&quot;0b&quot;;[.L143];[.O143];[.N14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44]=1;0;1) ;IF([.D144];0;1);IF([.E144];1;0);IF([.F144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4];[.M144];[.N144];&quot;,&quot;)" office:value-type="string" office:string-value="0b01011110," calcext:value-type="string">
            <text:p>0b01011110,</text:p>
          </table:table-cell>
          <table:table-cell table:formula="of:=CONCATENATE(&quot;0b&quot;;[.L144];[.M144];[.N144];&quot;,&quot;)" office:value-type="string" office:string-value="0b00001110," calcext:value-type="string">
            <text:p>0b00001110,</text:p>
          </table:table-cell>
          <table:table-cell table:formula="of:=CONCATENATE(&quot;0b&quot;;[.L144];[.O144];[.N14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45]=1;0;1) ;IF([.D145];0;1);IF([.E145];1;0);IF([.F145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5];[.M145];[.N145];&quot;,&quot;)" office:value-type="string" office:string-value="0b01011110," calcext:value-type="string">
            <text:p>0b01011110,</text:p>
          </table:table-cell>
          <table:table-cell table:formula="of:=CONCATENATE(&quot;0b&quot;;[.L145];[.M145];[.N145];&quot;,&quot;)" office:value-type="string" office:string-value="0b00001110," calcext:value-type="string">
            <text:p>0b00001110,</text:p>
          </table:table-cell>
          <table:table-cell table:formula="of:=CONCATENATE(&quot;0b&quot;;[.L145];[.O145];[.N14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46]=1;0;1) ;IF([.D146];0;1);IF([.E146];1;0);IF([.F146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6];[.M146];[.N146];&quot;,&quot;)" office:value-type="string" office:string-value="0b01011110," calcext:value-type="string">
            <text:p>0b01011110,</text:p>
          </table:table-cell>
          <table:table-cell table:formula="of:=CONCATENATE(&quot;0b&quot;;[.L146];[.M146];[.N146];&quot;,&quot;)" office:value-type="string" office:string-value="0b00001110," calcext:value-type="string">
            <text:p>0b00001110,</text:p>
          </table:table-cell>
          <table:table-cell table:formula="of:=CONCATENATE(&quot;0b&quot;;[.L146];[.O146];[.N14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47]=1;0;1) ;IF([.D147];0;1);IF([.E147];1;0);IF([.F147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7];[.M147];[.N147];&quot;,&quot;)" office:value-type="string" office:string-value="0b01011110," calcext:value-type="string">
            <text:p>0b01011110,</text:p>
          </table:table-cell>
          <table:table-cell table:formula="of:=CONCATENATE(&quot;0b&quot;;[.L147];[.M147];[.N147];&quot;,&quot;)" office:value-type="string" office:string-value="0b00001110," calcext:value-type="string">
            <text:p>0b00001110,</text:p>
          </table:table-cell>
          <table:table-cell table:formula="of:=CONCATENATE(&quot;0b&quot;;[.L147];[.O147];[.N14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48]=1;0;1) ;IF([.D148];0;1);IF([.E148];1;0);IF([.F148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8];[.M148];[.N148];&quot;,&quot;)" office:value-type="string" office:string-value="0b01011110," calcext:value-type="string">
            <text:p>0b01011110,</text:p>
          </table:table-cell>
          <table:table-cell table:formula="of:=CONCATENATE(&quot;0b&quot;;[.L148];[.M148];[.N148];&quot;,&quot;)" office:value-type="string" office:string-value="0b00001110," calcext:value-type="string">
            <text:p>0b00001110,</text:p>
          </table:table-cell>
          <table:table-cell table:formula="of:=CONCATENATE(&quot;0b&quot;;[.L148];[.O148];[.N14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49]=1;0;1) ;IF([.D149];0;1);IF([.E149];1;0);IF([.F149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49];[.M149];[.N149];&quot;,&quot;)" office:value-type="string" office:string-value="0b01011110," calcext:value-type="string">
            <text:p>0b01011110,</text:p>
          </table:table-cell>
          <table:table-cell table:formula="of:=CONCATENATE(&quot;0b&quot;;[.L149];[.M149];[.N149];&quot;,&quot;)" office:value-type="string" office:string-value="0b00001110," calcext:value-type="string">
            <text:p>0b00001110,</text:p>
          </table:table-cell>
          <table:table-cell table:formula="of:=CONCATENATE(&quot;0b&quot;;[.L149];[.O149];[.N14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50]=1;0;1) ;IF([.D150];0;1);IF([.E150];1;0);IF([.F150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0];[.M150];[.N150];&quot;,&quot;)" office:value-type="string" office:string-value="0b01011110," calcext:value-type="string">
            <text:p>0b01011110,</text:p>
          </table:table-cell>
          <table:table-cell table:formula="of:=CONCATENATE(&quot;0b&quot;;[.L150];[.M150];[.N150];&quot;,&quot;)" office:value-type="string" office:string-value="0b00001110," calcext:value-type="string">
            <text:p>0b00001110,</text:p>
          </table:table-cell>
          <table:table-cell table:formula="of:=CONCATENATE(&quot;0b&quot;;[.L150];[.O150];[.N15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51]=1;0;1) ;IF([.D151];0;1);IF([.E151];1;0);IF([.F151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1];[.M151];[.N151];&quot;,&quot;)" office:value-type="string" office:string-value="0b01011110," calcext:value-type="string">
            <text:p>0b01011110,</text:p>
          </table:table-cell>
          <table:table-cell table:formula="of:=CONCATENATE(&quot;0b&quot;;[.L151];[.M151];[.N151];&quot;,&quot;)" office:value-type="string" office:string-value="0b00001110," calcext:value-type="string">
            <text:p>0b00001110,</text:p>
          </table:table-cell>
          <table:table-cell table:formula="of:=CONCATENATE(&quot;0b&quot;;[.L151];[.O151];[.N15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52]=1;0;1) ;IF([.D152];0;1);IF([.E152];1;0);IF([.F152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2];[.M152];[.N152];&quot;,&quot;)" office:value-type="string" office:string-value="0b01011110," calcext:value-type="string">
            <text:p>0b01011110,</text:p>
          </table:table-cell>
          <table:table-cell table:formula="of:=CONCATENATE(&quot;0b&quot;;[.L152];[.M152];[.N152];&quot;,&quot;)" office:value-type="string" office:string-value="0b00001110," calcext:value-type="string">
            <text:p>0b00001110,</text:p>
          </table:table-cell>
          <table:table-cell table:formula="of:=CONCATENATE(&quot;0b&quot;;[.L152];[.O152];[.N15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53]=1;0;1) ;IF([.D153];0;1);IF([.E153];1;0);IF([.F153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3];[.M153];[.N153];&quot;,&quot;)" office:value-type="string" office:string-value="0b01011110," calcext:value-type="string">
            <text:p>0b01011110,</text:p>
          </table:table-cell>
          <table:table-cell table:formula="of:=CONCATENATE(&quot;0b&quot;;[.L153];[.M153];[.N153];&quot;,&quot;)" office:value-type="string" office:string-value="0b00001110," calcext:value-type="string">
            <text:p>0b00001110,</text:p>
          </table:table-cell>
          <table:table-cell table:formula="of:=CONCATENATE(&quot;0b&quot;;[.L153];[.O153];[.N15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54]=1;0;1) ;IF([.D154];0;1);IF([.E154];1;0);IF([.F154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4];[.M154];[.N154];&quot;,&quot;)" office:value-type="string" office:string-value="0b01011110," calcext:value-type="string">
            <text:p>0b01011110,</text:p>
          </table:table-cell>
          <table:table-cell table:formula="of:=CONCATENATE(&quot;0b&quot;;[.L154];[.M154];[.N154];&quot;,&quot;)" office:value-type="string" office:string-value="0b00001110," calcext:value-type="string">
            <text:p>0b00001110,</text:p>
          </table:table-cell>
          <table:table-cell table:formula="of:=CONCATENATE(&quot;0b&quot;;[.L154];[.O154];[.N15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55]=1;0;1) ;IF([.D155];0;1);IF([.E155];1;0);IF([.F155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5];[.M155];[.N155];&quot;,&quot;)" office:value-type="string" office:string-value="0b01011110," calcext:value-type="string">
            <text:p>0b01011110,</text:p>
          </table:table-cell>
          <table:table-cell table:formula="of:=CONCATENATE(&quot;0b&quot;;[.L155];[.M155];[.N155];&quot;,&quot;)" office:value-type="string" office:string-value="0b00001110," calcext:value-type="string">
            <text:p>0b00001110,</text:p>
          </table:table-cell>
          <table:table-cell table:formula="of:=CONCATENATE(&quot;0b&quot;;[.L155];[.O155];[.N15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56]=1;0;1) ;IF([.D156];0;1);IF([.E156];1;0);IF([.F156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6];[.M156];[.N156];&quot;,&quot;)" office:value-type="string" office:string-value="0b01011110," calcext:value-type="string">
            <text:p>0b01011110,</text:p>
          </table:table-cell>
          <table:table-cell table:formula="of:=CONCATENATE(&quot;0b&quot;;[.L156];[.M156];[.N156];&quot;,&quot;)" office:value-type="string" office:string-value="0b00001110," calcext:value-type="string">
            <text:p>0b00001110,</text:p>
          </table:table-cell>
          <table:table-cell table:formula="of:=CONCATENATE(&quot;0b&quot;;[.L156];[.O156];[.N15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57]=1;0;1) ;IF([.D157];0;1);IF([.E157];1;0);IF([.F157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7];[.M157];[.N157];&quot;,&quot;)" office:value-type="string" office:string-value="0b01011110," calcext:value-type="string">
            <text:p>0b01011110,</text:p>
          </table:table-cell>
          <table:table-cell table:formula="of:=CONCATENATE(&quot;0b&quot;;[.L157];[.M157];[.N157];&quot;,&quot;)" office:value-type="string" office:string-value="0b00001110," calcext:value-type="string">
            <text:p>0b00001110,</text:p>
          </table:table-cell>
          <table:table-cell table:formula="of:=CONCATENATE(&quot;0b&quot;;[.L157];[.O157];[.N15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58]=1;0;1) ;IF([.D158];0;1);IF([.E158];1;0);IF([.F158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8];[.M158];[.N158];&quot;,&quot;)" office:value-type="string" office:string-value="0b01011110," calcext:value-type="string">
            <text:p>0b01011110,</text:p>
          </table:table-cell>
          <table:table-cell table:formula="of:=CONCATENATE(&quot;0b&quot;;[.L158];[.M158];[.N158];&quot;,&quot;)" office:value-type="string" office:string-value="0b00001110," calcext:value-type="string">
            <text:p>0b00001110,</text:p>
          </table:table-cell>
          <table:table-cell table:formula="of:=CONCATENATE(&quot;0b&quot;;[.L158];[.O158];[.N15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59]=1;0;1) ;IF([.D159];0;1);IF([.E159];1;0);IF([.F159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59];[.M159];[.N159];&quot;,&quot;)" office:value-type="string" office:string-value="0b01011110," calcext:value-type="string">
            <text:p>0b01011110,</text:p>
          </table:table-cell>
          <table:table-cell table:formula="of:=CONCATENATE(&quot;0b&quot;;[.L159];[.M159];[.N159];&quot;,&quot;)" office:value-type="string" office:string-value="0b00001110," calcext:value-type="string">
            <text:p>0b00001110,</text:p>
          </table:table-cell>
          <table:table-cell table:formula="of:=CONCATENATE(&quot;0b&quot;;[.L159];[.O159];[.N15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60]=1;0;1) ;IF([.D160];0;1);IF([.E160];1;0);IF([.F160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0];[.M160];[.N160];&quot;,&quot;)" office:value-type="string" office:string-value="0b01011110," calcext:value-type="string">
            <text:p>0b01011110,</text:p>
          </table:table-cell>
          <table:table-cell table:formula="of:=CONCATENATE(&quot;0b&quot;;[.L160];[.M160];[.N160];&quot;,&quot;)" office:value-type="string" office:string-value="0b00001110," calcext:value-type="string">
            <text:p>0b00001110,</text:p>
          </table:table-cell>
          <table:table-cell table:formula="of:=CONCATENATE(&quot;0b&quot;;[.L160];[.O160];[.N16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61]=1;0;1) ;IF([.D161];0;1);IF([.E161];1;0);IF([.F161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1];[.M161];[.N161];&quot;,&quot;)" office:value-type="string" office:string-value="0b01011110," calcext:value-type="string">
            <text:p>0b01011110,</text:p>
          </table:table-cell>
          <table:table-cell table:formula="of:=CONCATENATE(&quot;0b&quot;;[.L161];[.M161];[.N161];&quot;,&quot;)" office:value-type="string" office:string-value="0b00001110," calcext:value-type="string">
            <text:p>0b00001110,</text:p>
          </table:table-cell>
          <table:table-cell table:formula="of:=CONCATENATE(&quot;0b&quot;;[.L161];[.O161];[.N16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62]=1;0;1) ;IF([.D162];0;1);IF([.E162];1;0);IF([.F162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2];[.M162];[.N162];&quot;,&quot;)" office:value-type="string" office:string-value="0b01011110," calcext:value-type="string">
            <text:p>0b01011110,</text:p>
          </table:table-cell>
          <table:table-cell table:formula="of:=CONCATENATE(&quot;0b&quot;;[.L162];[.M162];[.N162];&quot;,&quot;)" office:value-type="string" office:string-value="0b00001110," calcext:value-type="string">
            <text:p>0b00001110,</text:p>
          </table:table-cell>
          <table:table-cell table:formula="of:=CONCATENATE(&quot;0b&quot;;[.L162];[.O162];[.N16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63]=1;0;1) ;IF([.D163];0;1);IF([.E163];1;0);IF([.F163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3];[.M163];[.N163];&quot;,&quot;)" office:value-type="string" office:string-value="0b01011110," calcext:value-type="string">
            <text:p>0b01011110,</text:p>
          </table:table-cell>
          <table:table-cell table:formula="of:=CONCATENATE(&quot;0b&quot;;[.L163];[.M163];[.N163];&quot;,&quot;)" office:value-type="string" office:string-value="0b00001110," calcext:value-type="string">
            <text:p>0b00001110,</text:p>
          </table:table-cell>
          <table:table-cell table:formula="of:=CONCATENATE(&quot;0b&quot;;[.L163];[.O163];[.N16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64]=1;0;1) ;IF([.D164];0;1);IF([.E164];1;0);IF([.F164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4];[.M164];[.N164];&quot;,&quot;)" office:value-type="string" office:string-value="0b01011110," calcext:value-type="string">
            <text:p>0b01011110,</text:p>
          </table:table-cell>
          <table:table-cell table:formula="of:=CONCATENATE(&quot;0b&quot;;[.L164];[.M164];[.N164];&quot;,&quot;)" office:value-type="string" office:string-value="0b00001110," calcext:value-type="string">
            <text:p>0b00001110,</text:p>
          </table:table-cell>
          <table:table-cell table:formula="of:=CONCATENATE(&quot;0b&quot;;[.L164];[.O164];[.N16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65]=1;0;1) ;IF([.D165];0;1);IF([.E165];1;0);IF([.F165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5];[.M165];[.N165];&quot;,&quot;)" office:value-type="string" office:string-value="0b01011110," calcext:value-type="string">
            <text:p>0b01011110,</text:p>
          </table:table-cell>
          <table:table-cell table:formula="of:=CONCATENATE(&quot;0b&quot;;[.L165];[.M165];[.N165];&quot;,&quot;)" office:value-type="string" office:string-value="0b00001110," calcext:value-type="string">
            <text:p>0b00001110,</text:p>
          </table:table-cell>
          <table:table-cell table:formula="of:=CONCATENATE(&quot;0b&quot;;[.L165];[.O165];[.N16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66]=1;0;1) ;IF([.D166];0;1);IF([.E166];1;0);IF([.F166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6];[.M166];[.N166];&quot;,&quot;)" office:value-type="string" office:string-value="0b01011110," calcext:value-type="string">
            <text:p>0b01011110,</text:p>
          </table:table-cell>
          <table:table-cell table:formula="of:=CONCATENATE(&quot;0b&quot;;[.L166];[.M166];[.N166];&quot;,&quot;)" office:value-type="string" office:string-value="0b00001110," calcext:value-type="string">
            <text:p>0b00001110,</text:p>
          </table:table-cell>
          <table:table-cell table:formula="of:=CONCATENATE(&quot;0b&quot;;[.L166];[.O166];[.N16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67]=1;0;1) ;IF([.D167];0;1);IF([.E167];1;0);IF([.F167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7];[.M167];[.N167];&quot;,&quot;)" office:value-type="string" office:string-value="0b01011110," calcext:value-type="string">
            <text:p>0b01011110,</text:p>
          </table:table-cell>
          <table:table-cell table:formula="of:=CONCATENATE(&quot;0b&quot;;[.L167];[.M167];[.N167];&quot;,&quot;)" office:value-type="string" office:string-value="0b00001110," calcext:value-type="string">
            <text:p>0b00001110,</text:p>
          </table:table-cell>
          <table:table-cell table:formula="of:=CONCATENATE(&quot;0b&quot;;[.L167];[.O167];[.N16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68]=1;0;1) ;IF([.D168];0;1);IF([.E168];1;0);IF([.F168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8];[.M168];[.N168];&quot;,&quot;)" office:value-type="string" office:string-value="0b01011110," calcext:value-type="string">
            <text:p>0b01011110,</text:p>
          </table:table-cell>
          <table:table-cell table:formula="of:=CONCATENATE(&quot;0b&quot;;[.L168];[.M168];[.N168];&quot;,&quot;)" office:value-type="string" office:string-value="0b00001110," calcext:value-type="string">
            <text:p>0b00001110,</text:p>
          </table:table-cell>
          <table:table-cell table:formula="of:=CONCATENATE(&quot;0b&quot;;[.L168];[.O168];[.N16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69]=1;0;1) ;IF([.D169];0;1);IF([.E169];1;0);IF([.F169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69];[.M169];[.N169];&quot;,&quot;)" office:value-type="string" office:string-value="0b01011110," calcext:value-type="string">
            <text:p>0b01011110,</text:p>
          </table:table-cell>
          <table:table-cell table:formula="of:=CONCATENATE(&quot;0b&quot;;[.L169];[.M169];[.N169];&quot;,&quot;)" office:value-type="string" office:string-value="0b00001110," calcext:value-type="string">
            <text:p>0b00001110,</text:p>
          </table:table-cell>
          <table:table-cell table:formula="of:=CONCATENATE(&quot;0b&quot;;[.L169];[.O169];[.N16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170]=1;0;1) ;IF([.D170];0;1);IF([.E170];1;0);IF([.F170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0];[.M170];[.N170];&quot;,&quot;)" office:value-type="string" office:string-value="0b01011110," calcext:value-type="string">
            <text:p>0b01011110,</text:p>
          </table:table-cell>
          <table:table-cell table:formula="of:=CONCATENATE(&quot;0b&quot;;[.L170];[.M170];[.N170];&quot;,&quot;)" office:value-type="string" office:string-value="0b00001110," calcext:value-type="string">
            <text:p>0b00001110,</text:p>
          </table:table-cell>
          <table:table-cell table:formula="of:=CONCATENATE(&quot;0b&quot;;[.L170];[.O170];[.N17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71]=1;0;1) ;IF([.D171];0;1);IF([.E171];1;0);IF([.F171];1;0))" office:value-type="string" office:string-value="0101" calcext:value-type="string">
            <text:p>01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1];[.M171];[.N171];&quot;,&quot;)" office:value-type="string" office:string-value="0b01011110," calcext:value-type="string">
            <text:p>0b01011110,</text:p>
          </table:table-cell>
          <table:table-cell table:formula="of:=CONCATENATE(&quot;0b&quot;;[.L171];[.M171];[.N171];&quot;,&quot;)" office:value-type="string" office:string-value="0b00001110," calcext:value-type="string">
            <text:p>0b00001110,</text:p>
          </table:table-cell>
          <table:table-cell table:formula="of:=CONCATENATE(&quot;0b&quot;;[.L171];[.O171];[.N17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72]=1;0;1) ;IF([.D172];0;1);IF([.E172];1;0);IF([.F172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2];[.M172];[.N172];&quot;,&quot;)" office:value-type="string" office:string-value="0b10011110," calcext:value-type="string">
            <text:p>0b10011110,</text:p>
          </table:table-cell>
          <table:table-cell table:formula="of:=CONCATENATE(&quot;0b&quot;;[.L172];[.M172];[.N172];&quot;,&quot;)" office:value-type="string" office:string-value="0b00001110," calcext:value-type="string">
            <text:p>0b00001110,</text:p>
          </table:table-cell>
          <table:table-cell table:formula="of:=CONCATENATE(&quot;0b&quot;;[.L172];[.O172];[.N17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73]=1;0;1) ;IF([.D173];0;1);IF([.E173];1;0);IF([.F173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3];[.M173];[.N173];&quot;,&quot;)" office:value-type="string" office:string-value="0b10011110," calcext:value-type="string">
            <text:p>0b10011110,</text:p>
          </table:table-cell>
          <table:table-cell table:formula="of:=CONCATENATE(&quot;0b&quot;;[.L173];[.M173];[.N173];&quot;,&quot;)" office:value-type="string" office:string-value="0b00001110," calcext:value-type="string">
            <text:p>0b00001110,</text:p>
          </table:table-cell>
          <table:table-cell table:formula="of:=CONCATENATE(&quot;0b&quot;;[.L173];[.O173];[.N17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74]=1;0;1) ;IF([.D174];0;1);IF([.E174];1;0);IF([.F174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4];[.M174];[.N174];&quot;,&quot;)" office:value-type="string" office:string-value="0b10011110," calcext:value-type="string">
            <text:p>0b10011110,</text:p>
          </table:table-cell>
          <table:table-cell table:formula="of:=CONCATENATE(&quot;0b&quot;;[.L174];[.M174];[.N174];&quot;,&quot;)" office:value-type="string" office:string-value="0b00001110," calcext:value-type="string">
            <text:p>0b00001110,</text:p>
          </table:table-cell>
          <table:table-cell table:formula="of:=CONCATENATE(&quot;0b&quot;;[.L174];[.O174];[.N17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75]=1;0;1) ;IF([.D175];0;1);IF([.E175];1;0);IF([.F175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5];[.M175];[.N175];&quot;,&quot;)" office:value-type="string" office:string-value="0b10011110," calcext:value-type="string">
            <text:p>0b10011110,</text:p>
          </table:table-cell>
          <table:table-cell table:formula="of:=CONCATENATE(&quot;0b&quot;;[.L175];[.M175];[.N175];&quot;,&quot;)" office:value-type="string" office:string-value="0b00001110," calcext:value-type="string">
            <text:p>0b00001110,</text:p>
          </table:table-cell>
          <table:table-cell table:formula="of:=CONCATENATE(&quot;0b&quot;;[.L175];[.O175];[.N17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76]=1;0;1) ;IF([.D176];0;1);IF([.E176];1;0);IF([.F176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6];[.M176];[.N176];&quot;,&quot;)" office:value-type="string" office:string-value="0b10011110," calcext:value-type="string">
            <text:p>0b10011110,</text:p>
          </table:table-cell>
          <table:table-cell table:formula="of:=CONCATENATE(&quot;0b&quot;;[.L176];[.M176];[.N176];&quot;,&quot;)" office:value-type="string" office:string-value="0b00001110," calcext:value-type="string">
            <text:p>0b00001110,</text:p>
          </table:table-cell>
          <table:table-cell table:formula="of:=CONCATENATE(&quot;0b&quot;;[.L176];[.O176];[.N17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77]=1;0;1) ;IF([.D177];0;1);IF([.E177];1;0);IF([.F177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7];[.M177];[.N177];&quot;,&quot;)" office:value-type="string" office:string-value="0b10011110," calcext:value-type="string">
            <text:p>0b10011110,</text:p>
          </table:table-cell>
          <table:table-cell table:formula="of:=CONCATENATE(&quot;0b&quot;;[.L177];[.M177];[.N177];&quot;,&quot;)" office:value-type="string" office:string-value="0b00001110," calcext:value-type="string">
            <text:p>0b00001110,</text:p>
          </table:table-cell>
          <table:table-cell table:formula="of:=CONCATENATE(&quot;0b&quot;;[.L177];[.O177];[.N17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78]=1;0;1) ;IF([.D178];0;1);IF([.E178];1;0);IF([.F178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8];[.M178];[.N178];&quot;,&quot;)" office:value-type="string" office:string-value="0b10011110," calcext:value-type="string">
            <text:p>0b10011110,</text:p>
          </table:table-cell>
          <table:table-cell table:formula="of:=CONCATENATE(&quot;0b&quot;;[.L178];[.M178];[.N178];&quot;,&quot;)" office:value-type="string" office:string-value="0b00001110," calcext:value-type="string">
            <text:p>0b00001110,</text:p>
          </table:table-cell>
          <table:table-cell table:formula="of:=CONCATENATE(&quot;0b&quot;;[.L178];[.O178];[.N17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79]=1;0;1) ;IF([.D179];0;1);IF([.E179];1;0);IF([.F179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79];[.M179];[.N179];&quot;,&quot;)" office:value-type="string" office:string-value="0b10011110," calcext:value-type="string">
            <text:p>0b10011110,</text:p>
          </table:table-cell>
          <table:table-cell table:formula="of:=CONCATENATE(&quot;0b&quot;;[.L179];[.M179];[.N179];&quot;,&quot;)" office:value-type="string" office:string-value="0b00001110," calcext:value-type="string">
            <text:p>0b00001110,</text:p>
          </table:table-cell>
          <table:table-cell table:formula="of:=CONCATENATE(&quot;0b&quot;;[.L179];[.O179];[.N17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80]=1;0;1) ;IF([.D180];0;1);IF([.E180];1;0);IF([.F180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0];[.M180];[.N180];&quot;,&quot;)" office:value-type="string" office:string-value="0b10011110," calcext:value-type="string">
            <text:p>0b10011110,</text:p>
          </table:table-cell>
          <table:table-cell table:formula="of:=CONCATENATE(&quot;0b&quot;;[.L180];[.M180];[.N180];&quot;,&quot;)" office:value-type="string" office:string-value="0b00001110," calcext:value-type="string">
            <text:p>0b00001110,</text:p>
          </table:table-cell>
          <table:table-cell table:formula="of:=CONCATENATE(&quot;0b&quot;;[.L180];[.O180];[.N18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81]=1;0;1) ;IF([.D181];0;1);IF([.E181];1;0);IF([.F181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1];[.M181];[.N181];&quot;,&quot;)" office:value-type="string" office:string-value="0b10011110," calcext:value-type="string">
            <text:p>0b10011110,</text:p>
          </table:table-cell>
          <table:table-cell table:formula="of:=CONCATENATE(&quot;0b&quot;;[.L181];[.M181];[.N181];&quot;,&quot;)" office:value-type="string" office:string-value="0b00001110," calcext:value-type="string">
            <text:p>0b00001110,</text:p>
          </table:table-cell>
          <table:table-cell table:formula="of:=CONCATENATE(&quot;0b&quot;;[.L181];[.O181];[.N18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82]=1;0;1) ;IF([.D182];0;1);IF([.E182];1;0);IF([.F182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2];[.M182];[.N182];&quot;,&quot;)" office:value-type="string" office:string-value="0b10011110," calcext:value-type="string">
            <text:p>0b10011110,</text:p>
          </table:table-cell>
          <table:table-cell table:formula="of:=CONCATENATE(&quot;0b&quot;;[.L182];[.M182];[.N182];&quot;,&quot;)" office:value-type="string" office:string-value="0b00001110," calcext:value-type="string">
            <text:p>0b00001110,</text:p>
          </table:table-cell>
          <table:table-cell table:formula="of:=CONCATENATE(&quot;0b&quot;;[.L182];[.O182];[.N18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83]=1;0;1) ;IF([.D183];0;1);IF([.E183];1;0);IF([.F183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3];[.M183];[.N183];&quot;,&quot;)" office:value-type="string" office:string-value="0b10011110," calcext:value-type="string">
            <text:p>0b10011110,</text:p>
          </table:table-cell>
          <table:table-cell table:formula="of:=CONCATENATE(&quot;0b&quot;;[.L183];[.M183];[.N183];&quot;,&quot;)" office:value-type="string" office:string-value="0b00001110," calcext:value-type="string">
            <text:p>0b00001110,</text:p>
          </table:table-cell>
          <table:table-cell table:formula="of:=CONCATENATE(&quot;0b&quot;;[.L183];[.O183];[.N18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84]=1;0;1) ;IF([.D184];0;1);IF([.E184];1;0);IF([.F184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4];[.M184];[.N184];&quot;,&quot;)" office:value-type="string" office:string-value="0b10011110," calcext:value-type="string">
            <text:p>0b10011110,</text:p>
          </table:table-cell>
          <table:table-cell table:formula="of:=CONCATENATE(&quot;0b&quot;;[.L184];[.M184];[.N184];&quot;,&quot;)" office:value-type="string" office:string-value="0b00001110," calcext:value-type="string">
            <text:p>0b00001110,</text:p>
          </table:table-cell>
          <table:table-cell table:formula="of:=CONCATENATE(&quot;0b&quot;;[.L184];[.O184];[.N18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85]=1;0;1) ;IF([.D185];0;1);IF([.E185];1;0);IF([.F185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5];[.M185];[.N185];&quot;,&quot;)" office:value-type="string" office:string-value="0b10011110," calcext:value-type="string">
            <text:p>0b10011110,</text:p>
          </table:table-cell>
          <table:table-cell table:formula="of:=CONCATENATE(&quot;0b&quot;;[.L185];[.M185];[.N185];&quot;,&quot;)" office:value-type="string" office:string-value="0b00001110," calcext:value-type="string">
            <text:p>0b00001110,</text:p>
          </table:table-cell>
          <table:table-cell table:formula="of:=CONCATENATE(&quot;0b&quot;;[.L185];[.O185];[.N18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86]=1;0;1) ;IF([.D186];0;1);IF([.E186];1;0);IF([.F186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6];[.M186];[.N186];&quot;,&quot;)" office:value-type="string" office:string-value="0b10011110," calcext:value-type="string">
            <text:p>0b10011110,</text:p>
          </table:table-cell>
          <table:table-cell table:formula="of:=CONCATENATE(&quot;0b&quot;;[.L186];[.M186];[.N186];&quot;,&quot;)" office:value-type="string" office:string-value="0b00001110," calcext:value-type="string">
            <text:p>0b00001110,</text:p>
          </table:table-cell>
          <table:table-cell table:formula="of:=CONCATENATE(&quot;0b&quot;;[.L186];[.O186];[.N18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87]=1;0;1) ;IF([.D187];0;1);IF([.E187];1;0);IF([.F187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7];[.M187];[.N187];&quot;,&quot;)" office:value-type="string" office:string-value="0b10011110," calcext:value-type="string">
            <text:p>0b10011110,</text:p>
          </table:table-cell>
          <table:table-cell table:formula="of:=CONCATENATE(&quot;0b&quot;;[.L187];[.M187];[.N187];&quot;,&quot;)" office:value-type="string" office:string-value="0b00001110," calcext:value-type="string">
            <text:p>0b00001110,</text:p>
          </table:table-cell>
          <table:table-cell table:formula="of:=CONCATENATE(&quot;0b&quot;;[.L187];[.O187];[.N18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88]=1;0;1) ;IF([.D188];0;1);IF([.E188];1;0);IF([.F188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8];[.M188];[.N188];&quot;,&quot;)" office:value-type="string" office:string-value="0b10011110," calcext:value-type="string">
            <text:p>0b10011110,</text:p>
          </table:table-cell>
          <table:table-cell table:formula="of:=CONCATENATE(&quot;0b&quot;;[.L188];[.M188];[.N188];&quot;,&quot;)" office:value-type="string" office:string-value="0b00001110," calcext:value-type="string">
            <text:p>0b00001110,</text:p>
          </table:table-cell>
          <table:table-cell table:formula="of:=CONCATENATE(&quot;0b&quot;;[.L188];[.O188];[.N18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89]=1;0;1) ;IF([.D189];0;1);IF([.E189];1;0);IF([.F189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89];[.M189];[.N189];&quot;,&quot;)" office:value-type="string" office:string-value="0b10011110," calcext:value-type="string">
            <text:p>0b10011110,</text:p>
          </table:table-cell>
          <table:table-cell table:formula="of:=CONCATENATE(&quot;0b&quot;;[.L189];[.M189];[.N189];&quot;,&quot;)" office:value-type="string" office:string-value="0b00001110," calcext:value-type="string">
            <text:p>0b00001110,</text:p>
          </table:table-cell>
          <table:table-cell table:formula="of:=CONCATENATE(&quot;0b&quot;;[.L189];[.O189];[.N18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90]=1;0;1) ;IF([.D190];0;1);IF([.E190];1;0);IF([.F190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0];[.M190];[.N190];&quot;,&quot;)" office:value-type="string" office:string-value="0b10011110," calcext:value-type="string">
            <text:p>0b10011110,</text:p>
          </table:table-cell>
          <table:table-cell table:formula="of:=CONCATENATE(&quot;0b&quot;;[.L190];[.M190];[.N190];&quot;,&quot;)" office:value-type="string" office:string-value="0b00001110," calcext:value-type="string">
            <text:p>0b00001110,</text:p>
          </table:table-cell>
          <table:table-cell table:formula="of:=CONCATENATE(&quot;0b&quot;;[.L190];[.O190];[.N19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91]=1;0;1) ;IF([.D191];0;1);IF([.E191];1;0);IF([.F191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1];[.M191];[.N191];&quot;,&quot;)" office:value-type="string" office:string-value="0b10011110," calcext:value-type="string">
            <text:p>0b10011110,</text:p>
          </table:table-cell>
          <table:table-cell table:formula="of:=CONCATENATE(&quot;0b&quot;;[.L191];[.M191];[.N191];&quot;,&quot;)" office:value-type="string" office:string-value="0b00001110," calcext:value-type="string">
            <text:p>0b00001110,</text:p>
          </table:table-cell>
          <table:table-cell table:formula="of:=CONCATENATE(&quot;0b&quot;;[.L191];[.O191];[.N19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92]=1;0;1) ;IF([.D192];0;1);IF([.E192];1;0);IF([.F192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2];[.M192];[.N192];&quot;,&quot;)" office:value-type="string" office:string-value="0b10011110," calcext:value-type="string">
            <text:p>0b10011110,</text:p>
          </table:table-cell>
          <table:table-cell table:formula="of:=CONCATENATE(&quot;0b&quot;;[.L192];[.M192];[.N192];&quot;,&quot;)" office:value-type="string" office:string-value="0b00001110," calcext:value-type="string">
            <text:p>0b00001110,</text:p>
          </table:table-cell>
          <table:table-cell table:formula="of:=CONCATENATE(&quot;0b&quot;;[.L192];[.O192];[.N19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93]=1;0;1) ;IF([.D193];0;1);IF([.E193];1;0);IF([.F193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3];[.M193];[.N193];&quot;,&quot;)" office:value-type="string" office:string-value="0b10011110," calcext:value-type="string">
            <text:p>0b10011110,</text:p>
          </table:table-cell>
          <table:table-cell table:formula="of:=CONCATENATE(&quot;0b&quot;;[.L193];[.M193];[.N193];&quot;,&quot;)" office:value-type="string" office:string-value="0b00001110," calcext:value-type="string">
            <text:p>0b00001110,</text:p>
          </table:table-cell>
          <table:table-cell table:formula="of:=CONCATENATE(&quot;0b&quot;;[.L193];[.O193];[.N19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94]=1;0;1) ;IF([.D194];0;1);IF([.E194];1;0);IF([.F194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4];[.M194];[.N194];&quot;,&quot;)" office:value-type="string" office:string-value="0b10011110," calcext:value-type="string">
            <text:p>0b10011110,</text:p>
          </table:table-cell>
          <table:table-cell table:formula="of:=CONCATENATE(&quot;0b&quot;;[.L194];[.M194];[.N194];&quot;,&quot;)" office:value-type="string" office:string-value="0b00001110," calcext:value-type="string">
            <text:p>0b00001110,</text:p>
          </table:table-cell>
          <table:table-cell table:formula="of:=CONCATENATE(&quot;0b&quot;;[.L194];[.O194];[.N19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95]=1;0;1) ;IF([.D195];0;1);IF([.E195];1;0);IF([.F195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5];[.M195];[.N195];&quot;,&quot;)" office:value-type="string" office:string-value="0b10011110," calcext:value-type="string">
            <text:p>0b10011110,</text:p>
          </table:table-cell>
          <table:table-cell table:formula="of:=CONCATENATE(&quot;0b&quot;;[.L195];[.M195];[.N195];&quot;,&quot;)" office:value-type="string" office:string-value="0b00001110," calcext:value-type="string">
            <text:p>0b00001110,</text:p>
          </table:table-cell>
          <table:table-cell table:formula="of:=CONCATENATE(&quot;0b&quot;;[.L195];[.O195];[.N19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96]=1;0;1) ;IF([.D196];0;1);IF([.E196];1;0);IF([.F196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6];[.M196];[.N196];&quot;,&quot;)" office:value-type="string" office:string-value="0b10011110," calcext:value-type="string">
            <text:p>0b10011110,</text:p>
          </table:table-cell>
          <table:table-cell table:formula="of:=CONCATENATE(&quot;0b&quot;;[.L196];[.M196];[.N196];&quot;,&quot;)" office:value-type="string" office:string-value="0b00001110," calcext:value-type="string">
            <text:p>0b00001110,</text:p>
          </table:table-cell>
          <table:table-cell table:formula="of:=CONCATENATE(&quot;0b&quot;;[.L196];[.O196];[.N19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97]=1;0;1) ;IF([.D197];0;1);IF([.E197];1;0);IF([.F197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7];[.M197];[.N197];&quot;,&quot;)" office:value-type="string" office:string-value="0b10011110," calcext:value-type="string">
            <text:p>0b10011110,</text:p>
          </table:table-cell>
          <table:table-cell table:formula="of:=CONCATENATE(&quot;0b&quot;;[.L197];[.M197];[.N197];&quot;,&quot;)" office:value-type="string" office:string-value="0b00001110," calcext:value-type="string">
            <text:p>0b00001110,</text:p>
          </table:table-cell>
          <table:table-cell table:formula="of:=CONCATENATE(&quot;0b&quot;;[.L197];[.O197];[.N19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98]=1;0;1) ;IF([.D198];0;1);IF([.E198];1;0);IF([.F198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8];[.M198];[.N198];&quot;,&quot;)" office:value-type="string" office:string-value="0b10011110," calcext:value-type="string">
            <text:p>0b10011110,</text:p>
          </table:table-cell>
          <table:table-cell table:formula="of:=CONCATENATE(&quot;0b&quot;;[.L198];[.M198];[.N198];&quot;,&quot;)" office:value-type="string" office:string-value="0b00001110," calcext:value-type="string">
            <text:p>0b00001110,</text:p>
          </table:table-cell>
          <table:table-cell table:formula="of:=CONCATENATE(&quot;0b&quot;;[.L198];[.O198];[.N19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199]=1;0;1) ;IF([.D199];0;1);IF([.E199];1;0);IF([.F199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199];[.M199];[.N199];&quot;,&quot;)" office:value-type="string" office:string-value="0b10011110," calcext:value-type="string">
            <text:p>0b10011110,</text:p>
          </table:table-cell>
          <table:table-cell table:formula="of:=CONCATENATE(&quot;0b&quot;;[.L199];[.M199];[.N199];&quot;,&quot;)" office:value-type="string" office:string-value="0b00001110," calcext:value-type="string">
            <text:p>0b00001110,</text:p>
          </table:table-cell>
          <table:table-cell table:formula="of:=CONCATENATE(&quot;0b&quot;;[.L199];[.O199];[.N19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00]=1;0;1) ;IF([.D200];0;1);IF([.E200];1;0);IF([.F200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0];[.M200];[.N200];&quot;,&quot;)" office:value-type="string" office:string-value="0b10011110," calcext:value-type="string">
            <text:p>0b10011110,</text:p>
          </table:table-cell>
          <table:table-cell table:formula="of:=CONCATENATE(&quot;0b&quot;;[.L200];[.M200];[.N200];&quot;,&quot;)" office:value-type="string" office:string-value="0b00001110," calcext:value-type="string">
            <text:p>0b00001110,</text:p>
          </table:table-cell>
          <table:table-cell table:formula="of:=CONCATENATE(&quot;0b&quot;;[.L200];[.O200];[.N20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01]=1;0;1) ;IF([.D201];0;1);IF([.E201];1;0);IF([.F201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1];[.M201];[.N201];&quot;,&quot;)" office:value-type="string" office:string-value="0b10011110," calcext:value-type="string">
            <text:p>0b10011110,</text:p>
          </table:table-cell>
          <table:table-cell table:formula="of:=CONCATENATE(&quot;0b&quot;;[.L201];[.M201];[.N201];&quot;,&quot;)" office:value-type="string" office:string-value="0b00001110," calcext:value-type="string">
            <text:p>0b00001110,</text:p>
          </table:table-cell>
          <table:table-cell table:formula="of:=CONCATENATE(&quot;0b&quot;;[.L201];[.O201];[.N20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02]=1;0;1) ;IF([.D202];0;1);IF([.E202];1;0);IF([.F202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2];[.M202];[.N202];&quot;,&quot;)" office:value-type="string" office:string-value="0b10011110," calcext:value-type="string">
            <text:p>0b10011110,</text:p>
          </table:table-cell>
          <table:table-cell table:formula="of:=CONCATENATE(&quot;0b&quot;;[.L202];[.M202];[.N202];&quot;,&quot;)" office:value-type="string" office:string-value="0b00001110," calcext:value-type="string">
            <text:p>0b00001110,</text:p>
          </table:table-cell>
          <table:table-cell table:formula="of:=CONCATENATE(&quot;0b&quot;;[.L202];[.O202];[.N20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03]=1;0;1) ;IF([.D203];0;1);IF([.E203];1;0);IF([.F203];1;0))" office:value-type="string" office:string-value="1001" calcext:value-type="string">
            <text:p>1001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3];[.M203];[.N203];&quot;,&quot;)" office:value-type="string" office:string-value="0b10011110," calcext:value-type="string">
            <text:p>0b10011110,</text:p>
          </table:table-cell>
          <table:table-cell table:formula="of:=CONCATENATE(&quot;0b&quot;;[.L203];[.M203];[.N203];&quot;,&quot;)" office:value-type="string" office:string-value="0b00001110," calcext:value-type="string">
            <text:p>0b00001110,</text:p>
          </table:table-cell>
          <table:table-cell table:formula="of:=CONCATENATE(&quot;0b&quot;;[.L203];[.O203];[.N20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04]=1;0;1) ;IF([.D204];0;1);IF([.E204];1;0);IF([.F204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4];[.M204];[.N204];&quot;,&quot;)" office:value-type="string" office:string-value="0b10101110," calcext:value-type="string">
            <text:p>0b10101110,</text:p>
          </table:table-cell>
          <table:table-cell table:formula="of:=CONCATENATE(&quot;0b&quot;;[.L204];[.M204];[.N204];&quot;,&quot;)" office:value-type="string" office:string-value="0b00001110," calcext:value-type="string">
            <text:p>0b00001110,</text:p>
          </table:table-cell>
          <table:table-cell table:formula="of:=CONCATENATE(&quot;0b&quot;;[.L204];[.O204];[.N20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05]=1;0;1) ;IF([.D205];0;1);IF([.E205];1;0);IF([.F205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5];[.M205];[.N205];&quot;,&quot;)" office:value-type="string" office:string-value="0b10101110," calcext:value-type="string">
            <text:p>0b10101110,</text:p>
          </table:table-cell>
          <table:table-cell table:formula="of:=CONCATENATE(&quot;0b&quot;;[.L205];[.M205];[.N205];&quot;,&quot;)" office:value-type="string" office:string-value="0b00001110," calcext:value-type="string">
            <text:p>0b00001110,</text:p>
          </table:table-cell>
          <table:table-cell table:formula="of:=CONCATENATE(&quot;0b&quot;;[.L205];[.O205];[.N20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06]=1;0;1) ;IF([.D206];0;1);IF([.E206];1;0);IF([.F206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6];[.M206];[.N206];&quot;,&quot;)" office:value-type="string" office:string-value="0b10101110," calcext:value-type="string">
            <text:p>0b10101110,</text:p>
          </table:table-cell>
          <table:table-cell table:formula="of:=CONCATENATE(&quot;0b&quot;;[.L206];[.M206];[.N206];&quot;,&quot;)" office:value-type="string" office:string-value="0b00001110," calcext:value-type="string">
            <text:p>0b00001110,</text:p>
          </table:table-cell>
          <table:table-cell table:formula="of:=CONCATENATE(&quot;0b&quot;;[.L206];[.O206];[.N20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07]=1;0;1) ;IF([.D207];0;1);IF([.E207];1;0);IF([.F207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7];[.M207];[.N207];&quot;,&quot;)" office:value-type="string" office:string-value="0b10101110," calcext:value-type="string">
            <text:p>0b10101110,</text:p>
          </table:table-cell>
          <table:table-cell table:formula="of:=CONCATENATE(&quot;0b&quot;;[.L207];[.M207];[.N207];&quot;,&quot;)" office:value-type="string" office:string-value="0b00001110," calcext:value-type="string">
            <text:p>0b00001110,</text:p>
          </table:table-cell>
          <table:table-cell table:formula="of:=CONCATENATE(&quot;0b&quot;;[.L207];[.O207];[.N20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08]=1;0;1) ;IF([.D208];0;1);IF([.E208];1;0);IF([.F208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8];[.M208];[.N208];&quot;,&quot;)" office:value-type="string" office:string-value="0b10101110," calcext:value-type="string">
            <text:p>0b10101110,</text:p>
          </table:table-cell>
          <table:table-cell table:formula="of:=CONCATENATE(&quot;0b&quot;;[.L208];[.M208];[.N208];&quot;,&quot;)" office:value-type="string" office:string-value="0b00001110," calcext:value-type="string">
            <text:p>0b00001110,</text:p>
          </table:table-cell>
          <table:table-cell table:formula="of:=CONCATENATE(&quot;0b&quot;;[.L208];[.O208];[.N20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09]=1;0;1) ;IF([.D209];0;1);IF([.E209];1;0);IF([.F209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09];[.M209];[.N209];&quot;,&quot;)" office:value-type="string" office:string-value="0b10101110," calcext:value-type="string">
            <text:p>0b10101110,</text:p>
          </table:table-cell>
          <table:table-cell table:formula="of:=CONCATENATE(&quot;0b&quot;;[.L209];[.M209];[.N209];&quot;,&quot;)" office:value-type="string" office:string-value="0b00001110," calcext:value-type="string">
            <text:p>0b00001110,</text:p>
          </table:table-cell>
          <table:table-cell table:formula="of:=CONCATENATE(&quot;0b&quot;;[.L209];[.O209];[.N20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10]=1;0;1) ;IF([.D210];0;1);IF([.E210];1;0);IF([.F210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0];[.M210];[.N210];&quot;,&quot;)" office:value-type="string" office:string-value="0b10101110," calcext:value-type="string">
            <text:p>0b10101110,</text:p>
          </table:table-cell>
          <table:table-cell table:formula="of:=CONCATENATE(&quot;0b&quot;;[.L210];[.M210];[.N210];&quot;,&quot;)" office:value-type="string" office:string-value="0b00001110," calcext:value-type="string">
            <text:p>0b00001110,</text:p>
          </table:table-cell>
          <table:table-cell table:formula="of:=CONCATENATE(&quot;0b&quot;;[.L210];[.O210];[.N21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11]=1;0;1) ;IF([.D211];0;1);IF([.E211];1;0);IF([.F211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1];[.M211];[.N211];&quot;,&quot;)" office:value-type="string" office:string-value="0b10101110," calcext:value-type="string">
            <text:p>0b10101110,</text:p>
          </table:table-cell>
          <table:table-cell table:formula="of:=CONCATENATE(&quot;0b&quot;;[.L211];[.M211];[.N211];&quot;,&quot;)" office:value-type="string" office:string-value="0b00001110," calcext:value-type="string">
            <text:p>0b00001110,</text:p>
          </table:table-cell>
          <table:table-cell table:formula="of:=CONCATENATE(&quot;0b&quot;;[.L211];[.O211];[.N21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12]=1;0;1) ;IF([.D212];0;1);IF([.E212];1;0);IF([.F212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2];[.M212];[.N212];&quot;,&quot;)" office:value-type="string" office:string-value="0b10101110," calcext:value-type="string">
            <text:p>0b10101110,</text:p>
          </table:table-cell>
          <table:table-cell table:formula="of:=CONCATENATE(&quot;0b&quot;;[.L212];[.M212];[.N212];&quot;,&quot;)" office:value-type="string" office:string-value="0b00001110," calcext:value-type="string">
            <text:p>0b00001110,</text:p>
          </table:table-cell>
          <table:table-cell table:formula="of:=CONCATENATE(&quot;0b&quot;;[.L212];[.O212];[.N21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13]=1;0;1) ;IF([.D213];0;1);IF([.E213];1;0);IF([.F213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3];[.M213];[.N213];&quot;,&quot;)" office:value-type="string" office:string-value="0b10101110," calcext:value-type="string">
            <text:p>0b10101110,</text:p>
          </table:table-cell>
          <table:table-cell table:formula="of:=CONCATENATE(&quot;0b&quot;;[.L213];[.M213];[.N213];&quot;,&quot;)" office:value-type="string" office:string-value="0b00001110," calcext:value-type="string">
            <text:p>0b00001110,</text:p>
          </table:table-cell>
          <table:table-cell table:formula="of:=CONCATENATE(&quot;0b&quot;;[.L213];[.O213];[.N21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14]=1;0;1) ;IF([.D214];0;1);IF([.E214];1;0);IF([.F214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4];[.M214];[.N214];&quot;,&quot;)" office:value-type="string" office:string-value="0b10101110," calcext:value-type="string">
            <text:p>0b10101110,</text:p>
          </table:table-cell>
          <table:table-cell table:formula="of:=CONCATENATE(&quot;0b&quot;;[.L214];[.M214];[.N214];&quot;,&quot;)" office:value-type="string" office:string-value="0b00001110," calcext:value-type="string">
            <text:p>0b00001110,</text:p>
          </table:table-cell>
          <table:table-cell table:formula="of:=CONCATENATE(&quot;0b&quot;;[.L214];[.O214];[.N21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15]=1;0;1) ;IF([.D215];0;1);IF([.E215];1;0);IF([.F215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5];[.M215];[.N215];&quot;,&quot;)" office:value-type="string" office:string-value="0b10101110," calcext:value-type="string">
            <text:p>0b10101110,</text:p>
          </table:table-cell>
          <table:table-cell table:formula="of:=CONCATENATE(&quot;0b&quot;;[.L215];[.M215];[.N215];&quot;,&quot;)" office:value-type="string" office:string-value="0b00001110," calcext:value-type="string">
            <text:p>0b00001110,</text:p>
          </table:table-cell>
          <table:table-cell table:formula="of:=CONCATENATE(&quot;0b&quot;;[.L215];[.O215];[.N21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16]=1;0;1) ;IF([.D216];0;1);IF([.E216];1;0);IF([.F216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6];[.M216];[.N216];&quot;,&quot;)" office:value-type="string" office:string-value="0b10101110," calcext:value-type="string">
            <text:p>0b10101110,</text:p>
          </table:table-cell>
          <table:table-cell table:formula="of:=CONCATENATE(&quot;0b&quot;;[.L216];[.M216];[.N216];&quot;,&quot;)" office:value-type="string" office:string-value="0b00001110," calcext:value-type="string">
            <text:p>0b00001110,</text:p>
          </table:table-cell>
          <table:table-cell table:formula="of:=CONCATENATE(&quot;0b&quot;;[.L216];[.O216];[.N21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17]=1;0;1) ;IF([.D217];0;1);IF([.E217];1;0);IF([.F217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7];[.M217];[.N217];&quot;,&quot;)" office:value-type="string" office:string-value="0b10101110," calcext:value-type="string">
            <text:p>0b10101110,</text:p>
          </table:table-cell>
          <table:table-cell table:formula="of:=CONCATENATE(&quot;0b&quot;;[.L217];[.M217];[.N217];&quot;,&quot;)" office:value-type="string" office:string-value="0b00001110," calcext:value-type="string">
            <text:p>0b00001110,</text:p>
          </table:table-cell>
          <table:table-cell table:formula="of:=CONCATENATE(&quot;0b&quot;;[.L217];[.O217];[.N21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18]=1;0;1) ;IF([.D218];0;1);IF([.E218];1;0);IF([.F218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8];[.M218];[.N218];&quot;,&quot;)" office:value-type="string" office:string-value="0b10101110," calcext:value-type="string">
            <text:p>0b10101110,</text:p>
          </table:table-cell>
          <table:table-cell table:formula="of:=CONCATENATE(&quot;0b&quot;;[.L218];[.M218];[.N218];&quot;,&quot;)" office:value-type="string" office:string-value="0b00001110," calcext:value-type="string">
            <text:p>0b00001110,</text:p>
          </table:table-cell>
          <table:table-cell table:formula="of:=CONCATENATE(&quot;0b&quot;;[.L218];[.O218];[.N21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19]=1;0;1) ;IF([.D219];0;1);IF([.E219];1;0);IF([.F219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19];[.M219];[.N219];&quot;,&quot;)" office:value-type="string" office:string-value="0b10101110," calcext:value-type="string">
            <text:p>0b10101110,</text:p>
          </table:table-cell>
          <table:table-cell table:formula="of:=CONCATENATE(&quot;0b&quot;;[.L219];[.M219];[.N219];&quot;,&quot;)" office:value-type="string" office:string-value="0b00001110," calcext:value-type="string">
            <text:p>0b00001110,</text:p>
          </table:table-cell>
          <table:table-cell table:formula="of:=CONCATENATE(&quot;0b&quot;;[.L219];[.O219];[.N21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20]=1;0;1) ;IF([.D220];0;1);IF([.E220];1;0);IF([.F220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0];[.M220];[.N220];&quot;,&quot;)" office:value-type="string" office:string-value="0b10101110," calcext:value-type="string">
            <text:p>0b10101110,</text:p>
          </table:table-cell>
          <table:table-cell table:formula="of:=CONCATENATE(&quot;0b&quot;;[.L220];[.M220];[.N220];&quot;,&quot;)" office:value-type="string" office:string-value="0b00001110," calcext:value-type="string">
            <text:p>0b00001110,</text:p>
          </table:table-cell>
          <table:table-cell table:formula="of:=CONCATENATE(&quot;0b&quot;;[.L220];[.O220];[.N22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21]=1;0;1) ;IF([.D221];0;1);IF([.E221];1;0);IF([.F221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1];[.M221];[.N221];&quot;,&quot;)" office:value-type="string" office:string-value="0b10101110," calcext:value-type="string">
            <text:p>0b10101110,</text:p>
          </table:table-cell>
          <table:table-cell table:formula="of:=CONCATENATE(&quot;0b&quot;;[.L221];[.M221];[.N221];&quot;,&quot;)" office:value-type="string" office:string-value="0b00001110," calcext:value-type="string">
            <text:p>0b00001110,</text:p>
          </table:table-cell>
          <table:table-cell table:formula="of:=CONCATENATE(&quot;0b&quot;;[.L221];[.O221];[.N22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22]=1;0;1) ;IF([.D222];0;1);IF([.E222];1;0);IF([.F222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2];[.M222];[.N222];&quot;,&quot;)" office:value-type="string" office:string-value="0b10101110," calcext:value-type="string">
            <text:p>0b10101110,</text:p>
          </table:table-cell>
          <table:table-cell table:formula="of:=CONCATENATE(&quot;0b&quot;;[.L222];[.M222];[.N222];&quot;,&quot;)" office:value-type="string" office:string-value="0b00001110," calcext:value-type="string">
            <text:p>0b00001110,</text:p>
          </table:table-cell>
          <table:table-cell table:formula="of:=CONCATENATE(&quot;0b&quot;;[.L222];[.O222];[.N22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23]=1;0;1) ;IF([.D223];0;1);IF([.E223];1;0);IF([.F223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3];[.M223];[.N223];&quot;,&quot;)" office:value-type="string" office:string-value="0b10101110," calcext:value-type="string">
            <text:p>0b10101110,</text:p>
          </table:table-cell>
          <table:table-cell table:formula="of:=CONCATENATE(&quot;0b&quot;;[.L223];[.M223];[.N223];&quot;,&quot;)" office:value-type="string" office:string-value="0b00001110," calcext:value-type="string">
            <text:p>0b00001110,</text:p>
          </table:table-cell>
          <table:table-cell table:formula="of:=CONCATENATE(&quot;0b&quot;;[.L223];[.O223];[.N22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24]=1;0;1) ;IF([.D224];0;1);IF([.E224];1;0);IF([.F224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4];[.M224];[.N224];&quot;,&quot;)" office:value-type="string" office:string-value="0b10101110," calcext:value-type="string">
            <text:p>0b10101110,</text:p>
          </table:table-cell>
          <table:table-cell table:formula="of:=CONCATENATE(&quot;0b&quot;;[.L224];[.M224];[.N224];&quot;,&quot;)" office:value-type="string" office:string-value="0b00001110," calcext:value-type="string">
            <text:p>0b00001110,</text:p>
          </table:table-cell>
          <table:table-cell table:formula="of:=CONCATENATE(&quot;0b&quot;;[.L224];[.O224];[.N22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25]=1;0;1) ;IF([.D225];0;1);IF([.E225];1;0);IF([.F225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5];[.M225];[.N225];&quot;,&quot;)" office:value-type="string" office:string-value="0b10101110," calcext:value-type="string">
            <text:p>0b10101110,</text:p>
          </table:table-cell>
          <table:table-cell table:formula="of:=CONCATENATE(&quot;0b&quot;;[.L225];[.M225];[.N225];&quot;,&quot;)" office:value-type="string" office:string-value="0b00001110," calcext:value-type="string">
            <text:p>0b00001110,</text:p>
          </table:table-cell>
          <table:table-cell table:formula="of:=CONCATENATE(&quot;0b&quot;;[.L225];[.O225];[.N22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26]=1;0;1) ;IF([.D226];0;1);IF([.E226];1;0);IF([.F226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6];[.M226];[.N226];&quot;,&quot;)" office:value-type="string" office:string-value="0b10101110," calcext:value-type="string">
            <text:p>0b10101110,</text:p>
          </table:table-cell>
          <table:table-cell table:formula="of:=CONCATENATE(&quot;0b&quot;;[.L226];[.M226];[.N226];&quot;,&quot;)" office:value-type="string" office:string-value="0b00001110," calcext:value-type="string">
            <text:p>0b00001110,</text:p>
          </table:table-cell>
          <table:table-cell table:formula="of:=CONCATENATE(&quot;0b&quot;;[.L226];[.O226];[.N22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27]=1;0;1) ;IF([.D227];0;1);IF([.E227];1;0);IF([.F227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7];[.M227];[.N227];&quot;,&quot;)" office:value-type="string" office:string-value="0b10101110," calcext:value-type="string">
            <text:p>0b10101110,</text:p>
          </table:table-cell>
          <table:table-cell table:formula="of:=CONCATENATE(&quot;0b&quot;;[.L227];[.M227];[.N227];&quot;,&quot;)" office:value-type="string" office:string-value="0b00001110," calcext:value-type="string">
            <text:p>0b00001110,</text:p>
          </table:table-cell>
          <table:table-cell table:formula="of:=CONCATENATE(&quot;0b&quot;;[.L227];[.O227];[.N22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28]=1;0;1) ;IF([.D228];0;1);IF([.E228];1;0);IF([.F228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8];[.M228];[.N228];&quot;,&quot;)" office:value-type="string" office:string-value="0b10101110," calcext:value-type="string">
            <text:p>0b10101110,</text:p>
          </table:table-cell>
          <table:table-cell table:formula="of:=CONCATENATE(&quot;0b&quot;;[.L228];[.M228];[.N228];&quot;,&quot;)" office:value-type="string" office:string-value="0b00001110," calcext:value-type="string">
            <text:p>0b00001110,</text:p>
          </table:table-cell>
          <table:table-cell table:formula="of:=CONCATENATE(&quot;0b&quot;;[.L228];[.O228];[.N22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29]=1;0;1) ;IF([.D229];0;1);IF([.E229];1;0);IF([.F229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29];[.M229];[.N229];&quot;,&quot;)" office:value-type="string" office:string-value="0b10101110," calcext:value-type="string">
            <text:p>0b10101110,</text:p>
          </table:table-cell>
          <table:table-cell table:formula="of:=CONCATENATE(&quot;0b&quot;;[.L229];[.M229];[.N229];&quot;,&quot;)" office:value-type="string" office:string-value="0b00001110," calcext:value-type="string">
            <text:p>0b00001110,</text:p>
          </table:table-cell>
          <table:table-cell table:formula="of:=CONCATENATE(&quot;0b&quot;;[.L229];[.O229];[.N22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30]=1;0;1) ;IF([.D230];0;1);IF([.E230];1;0);IF([.F230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0];[.M230];[.N230];&quot;,&quot;)" office:value-type="string" office:string-value="0b10101110," calcext:value-type="string">
            <text:p>0b10101110,</text:p>
          </table:table-cell>
          <table:table-cell table:formula="of:=CONCATENATE(&quot;0b&quot;;[.L230];[.M230];[.N230];&quot;,&quot;)" office:value-type="string" office:string-value="0b00001110," calcext:value-type="string">
            <text:p>0b00001110,</text:p>
          </table:table-cell>
          <table:table-cell table:formula="of:=CONCATENATE(&quot;0b&quot;;[.L230];[.O230];[.N23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31]=1;0;1) ;IF([.D231];0;1);IF([.E231];1;0);IF([.F231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1];[.M231];[.N231];&quot;,&quot;)" office:value-type="string" office:string-value="0b10101110," calcext:value-type="string">
            <text:p>0b10101110,</text:p>
          </table:table-cell>
          <table:table-cell table:formula="of:=CONCATENATE(&quot;0b&quot;;[.L231];[.M231];[.N231];&quot;,&quot;)" office:value-type="string" office:string-value="0b00001110," calcext:value-type="string">
            <text:p>0b00001110,</text:p>
          </table:table-cell>
          <table:table-cell table:formula="of:=CONCATENATE(&quot;0b&quot;;[.L231];[.O231];[.N23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32]=1;0;1) ;IF([.D232];0;1);IF([.E232];1;0);IF([.F232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2];[.M232];[.N232];&quot;,&quot;)" office:value-type="string" office:string-value="0b10101110," calcext:value-type="string">
            <text:p>0b10101110,</text:p>
          </table:table-cell>
          <table:table-cell table:formula="of:=CONCATENATE(&quot;0b&quot;;[.L232];[.M232];[.N232];&quot;,&quot;)" office:value-type="string" office:string-value="0b00001110," calcext:value-type="string">
            <text:p>0b00001110,</text:p>
          </table:table-cell>
          <table:table-cell table:formula="of:=CONCATENATE(&quot;0b&quot;;[.L232];[.O232];[.N23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33]=1;0;1) ;IF([.D233];0;1);IF([.E233];1;0);IF([.F233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3];[.M233];[.N233];&quot;,&quot;)" office:value-type="string" office:string-value="0b10101110," calcext:value-type="string">
            <text:p>0b10101110,</text:p>
          </table:table-cell>
          <table:table-cell table:formula="of:=CONCATENATE(&quot;0b&quot;;[.L233];[.M233];[.N233];&quot;,&quot;)" office:value-type="string" office:string-value="0b00001110," calcext:value-type="string">
            <text:p>0b00001110,</text:p>
          </table:table-cell>
          <table:table-cell table:formula="of:=CONCATENATE(&quot;0b&quot;;[.L233];[.O233];[.N23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low</text:p>
          </table:table-cell>
          <table:table-cell table:formula="of:=CONCATENATE(IF([.C234]=1;0;1) ;IF([.D234];0;1);IF([.E234];1;0);IF([.F234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4];[.M234];[.N234];&quot;,&quot;)" office:value-type="string" office:string-value="0b10101110," calcext:value-type="string">
            <text:p>0b10101110,</text:p>
          </table:table-cell>
          <table:table-cell table:formula="of:=CONCATENATE(&quot;0b&quot;;[.L234];[.M234];[.N234];&quot;,&quot;)" office:value-type="string" office:string-value="0b00001110," calcext:value-type="string">
            <text:p>0b00001110,</text:p>
          </table:table-cell>
          <table:table-cell table:formula="of:=CONCATENATE(&quot;0b&quot;;[.L234];[.O234];[.N23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35]=1;0;1) ;IF([.D235];0;1);IF([.E235];1;0);IF([.F235];1;0))" office:value-type="string" office:string-value="1010" calcext:value-type="string">
            <text:p>10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5];[.M235];[.N235];&quot;,&quot;)" office:value-type="string" office:string-value="0b10101110," calcext:value-type="string">
            <text:p>0b10101110,</text:p>
          </table:table-cell>
          <table:table-cell table:formula="of:=CONCATENATE(&quot;0b&quot;;[.L235];[.M235];[.N235];&quot;,&quot;)" office:value-type="string" office:string-value="0b00001110," calcext:value-type="string">
            <text:p>0b00001110,</text:p>
          </table:table-cell>
          <table:table-cell table:formula="of:=CONCATENATE(&quot;0b&quot;;[.L235];[.O235];[.N23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36]=1;0;1) ;IF([.D236];0;1);IF([.E236];1;0);IF([.F236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6];[.M236];[.N236];&quot;,&quot;)" office:value-type="string" office:string-value="0b01101110," calcext:value-type="string">
            <text:p>0b01101110,</text:p>
          </table:table-cell>
          <table:table-cell table:formula="of:=CONCATENATE(&quot;0b&quot;;[.L236];[.M236];[.N236];&quot;,&quot;)" office:value-type="string" office:string-value="0b00001110," calcext:value-type="string">
            <text:p>0b00001110,</text:p>
          </table:table-cell>
          <table:table-cell table:formula="of:=CONCATENATE(&quot;0b&quot;;[.L236];[.O236];[.N23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37]=1;0;1) ;IF([.D237];0;1);IF([.E237];1;0);IF([.F237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7];[.M237];[.N237];&quot;,&quot;)" office:value-type="string" office:string-value="0b01101110," calcext:value-type="string">
            <text:p>0b01101110,</text:p>
          </table:table-cell>
          <table:table-cell table:formula="of:=CONCATENATE(&quot;0b&quot;;[.L237];[.M237];[.N237];&quot;,&quot;)" office:value-type="string" office:string-value="0b00001110," calcext:value-type="string">
            <text:p>0b00001110,</text:p>
          </table:table-cell>
          <table:table-cell table:formula="of:=CONCATENATE(&quot;0b&quot;;[.L237];[.O237];[.N23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38]=1;0;1) ;IF([.D238];0;1);IF([.E238];1;0);IF([.F238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8];[.M238];[.N238];&quot;,&quot;)" office:value-type="string" office:string-value="0b01101110," calcext:value-type="string">
            <text:p>0b01101110,</text:p>
          </table:table-cell>
          <table:table-cell table:formula="of:=CONCATENATE(&quot;0b&quot;;[.L238];[.M238];[.N238];&quot;,&quot;)" office:value-type="string" office:string-value="0b00001110," calcext:value-type="string">
            <text:p>0b00001110,</text:p>
          </table:table-cell>
          <table:table-cell table:formula="of:=CONCATENATE(&quot;0b&quot;;[.L238];[.O238];[.N23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39]=1;0;1) ;IF([.D239];0;1);IF([.E239];1;0);IF([.F239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39];[.M239];[.N239];&quot;,&quot;)" office:value-type="string" office:string-value="0b01101110," calcext:value-type="string">
            <text:p>0b01101110,</text:p>
          </table:table-cell>
          <table:table-cell table:formula="of:=CONCATENATE(&quot;0b&quot;;[.L239];[.M239];[.N239];&quot;,&quot;)" office:value-type="string" office:string-value="0b00001110," calcext:value-type="string">
            <text:p>0b00001110,</text:p>
          </table:table-cell>
          <table:table-cell table:formula="of:=CONCATENATE(&quot;0b&quot;;[.L239];[.O239];[.N23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40]=1;0;1) ;IF([.D240];0;1);IF([.E240];1;0);IF([.F240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0];[.M240];[.N240];&quot;,&quot;)" office:value-type="string" office:string-value="0b01101110," calcext:value-type="string">
            <text:p>0b01101110,</text:p>
          </table:table-cell>
          <table:table-cell table:formula="of:=CONCATENATE(&quot;0b&quot;;[.L240];[.M240];[.N240];&quot;,&quot;)" office:value-type="string" office:string-value="0b00001110," calcext:value-type="string">
            <text:p>0b00001110,</text:p>
          </table:table-cell>
          <table:table-cell table:formula="of:=CONCATENATE(&quot;0b&quot;;[.L240];[.O240];[.N24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41]=1;0;1) ;IF([.D241];0;1);IF([.E241];1;0);IF([.F241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1];[.M241];[.N241];&quot;,&quot;)" office:value-type="string" office:string-value="0b01101110," calcext:value-type="string">
            <text:p>0b01101110,</text:p>
          </table:table-cell>
          <table:table-cell table:formula="of:=CONCATENATE(&quot;0b&quot;;[.L241];[.M241];[.N241];&quot;,&quot;)" office:value-type="string" office:string-value="0b00001110," calcext:value-type="string">
            <text:p>0b00001110,</text:p>
          </table:table-cell>
          <table:table-cell table:formula="of:=CONCATENATE(&quot;0b&quot;;[.L241];[.O241];[.N24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42]=1;0;1) ;IF([.D242];0;1);IF([.E242];1;0);IF([.F242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2];[.M242];[.N242];&quot;,&quot;)" office:value-type="string" office:string-value="0b01101110," calcext:value-type="string">
            <text:p>0b01101110,</text:p>
          </table:table-cell>
          <table:table-cell table:formula="of:=CONCATENATE(&quot;0b&quot;;[.L242];[.M242];[.N242];&quot;,&quot;)" office:value-type="string" office:string-value="0b00001110," calcext:value-type="string">
            <text:p>0b00001110,</text:p>
          </table:table-cell>
          <table:table-cell table:formula="of:=CONCATENATE(&quot;0b&quot;;[.L242];[.O242];[.N24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43]=1;0;1) ;IF([.D243];0;1);IF([.E243];1;0);IF([.F243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3];[.M243];[.N243];&quot;,&quot;)" office:value-type="string" office:string-value="0b01101110," calcext:value-type="string">
            <text:p>0b01101110,</text:p>
          </table:table-cell>
          <table:table-cell table:formula="of:=CONCATENATE(&quot;0b&quot;;[.L243];[.M243];[.N243];&quot;,&quot;)" office:value-type="string" office:string-value="0b00001110," calcext:value-type="string">
            <text:p>0b00001110,</text:p>
          </table:table-cell>
          <table:table-cell table:formula="of:=CONCATENATE(&quot;0b&quot;;[.L243];[.O243];[.N24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44]=1;0;1) ;IF([.D244];0;1);IF([.E244];1;0);IF([.F244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4];[.M244];[.N244];&quot;,&quot;)" office:value-type="string" office:string-value="0b01101110," calcext:value-type="string">
            <text:p>0b01101110,</text:p>
          </table:table-cell>
          <table:table-cell table:formula="of:=CONCATENATE(&quot;0b&quot;;[.L244];[.M244];[.N244];&quot;,&quot;)" office:value-type="string" office:string-value="0b00001110," calcext:value-type="string">
            <text:p>0b00001110,</text:p>
          </table:table-cell>
          <table:table-cell table:formula="of:=CONCATENATE(&quot;0b&quot;;[.L244];[.O244];[.N24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45]=1;0;1) ;IF([.D245];0;1);IF([.E245];1;0);IF([.F245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5];[.M245];[.N245];&quot;,&quot;)" office:value-type="string" office:string-value="0b01101110," calcext:value-type="string">
            <text:p>0b01101110,</text:p>
          </table:table-cell>
          <table:table-cell table:formula="of:=CONCATENATE(&quot;0b&quot;;[.L245];[.M245];[.N245];&quot;,&quot;)" office:value-type="string" office:string-value="0b00001110," calcext:value-type="string">
            <text:p>0b00001110,</text:p>
          </table:table-cell>
          <table:table-cell table:formula="of:=CONCATENATE(&quot;0b&quot;;[.L245];[.O245];[.N24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46]=1;0;1) ;IF([.D246];0;1);IF([.E246];1;0);IF([.F246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6];[.M246];[.N246];&quot;,&quot;)" office:value-type="string" office:string-value="0b01101110," calcext:value-type="string">
            <text:p>0b01101110,</text:p>
          </table:table-cell>
          <table:table-cell table:formula="of:=CONCATENATE(&quot;0b&quot;;[.L246];[.M246];[.N246];&quot;,&quot;)" office:value-type="string" office:string-value="0b00001110," calcext:value-type="string">
            <text:p>0b00001110,</text:p>
          </table:table-cell>
          <table:table-cell table:formula="of:=CONCATENATE(&quot;0b&quot;;[.L246];[.O246];[.N24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47]=1;0;1) ;IF([.D247];0;1);IF([.E247];1;0);IF([.F247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7];[.M247];[.N247];&quot;,&quot;)" office:value-type="string" office:string-value="0b01101110," calcext:value-type="string">
            <text:p>0b01101110,</text:p>
          </table:table-cell>
          <table:table-cell table:formula="of:=CONCATENATE(&quot;0b&quot;;[.L247];[.M247];[.N247];&quot;,&quot;)" office:value-type="string" office:string-value="0b00001110," calcext:value-type="string">
            <text:p>0b00001110,</text:p>
          </table:table-cell>
          <table:table-cell table:formula="of:=CONCATENATE(&quot;0b&quot;;[.L247];[.O247];[.N24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48]=1;0;1) ;IF([.D248];0;1);IF([.E248];1;0);IF([.F248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8];[.M248];[.N248];&quot;,&quot;)" office:value-type="string" office:string-value="0b01101110," calcext:value-type="string">
            <text:p>0b01101110,</text:p>
          </table:table-cell>
          <table:table-cell table:formula="of:=CONCATENATE(&quot;0b&quot;;[.L248];[.M248];[.N248];&quot;,&quot;)" office:value-type="string" office:string-value="0b00001110," calcext:value-type="string">
            <text:p>0b00001110,</text:p>
          </table:table-cell>
          <table:table-cell table:formula="of:=CONCATENATE(&quot;0b&quot;;[.L248];[.O248];[.N24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49]=1;0;1) ;IF([.D249];0;1);IF([.E249];1;0);IF([.F249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49];[.M249];[.N249];&quot;,&quot;)" office:value-type="string" office:string-value="0b01101110," calcext:value-type="string">
            <text:p>0b01101110,</text:p>
          </table:table-cell>
          <table:table-cell table:formula="of:=CONCATENATE(&quot;0b&quot;;[.L249];[.M249];[.N249];&quot;,&quot;)" office:value-type="string" office:string-value="0b00001110," calcext:value-type="string">
            <text:p>0b00001110,</text:p>
          </table:table-cell>
          <table:table-cell table:formula="of:=CONCATENATE(&quot;0b&quot;;[.L249];[.O249];[.N24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50]=1;0;1) ;IF([.D250];0;1);IF([.E250];1;0);IF([.F250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0];[.M250];[.N250];&quot;,&quot;)" office:value-type="string" office:string-value="0b01101110," calcext:value-type="string">
            <text:p>0b01101110,</text:p>
          </table:table-cell>
          <table:table-cell table:formula="of:=CONCATENATE(&quot;0b&quot;;[.L250];[.M250];[.N250];&quot;,&quot;)" office:value-type="string" office:string-value="0b00001110," calcext:value-type="string">
            <text:p>0b00001110,</text:p>
          </table:table-cell>
          <table:table-cell table:formula="of:=CONCATENATE(&quot;0b&quot;;[.L250];[.O250];[.N25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51]=1;0;1) ;IF([.D251];0;1);IF([.E251];1;0);IF([.F251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1];[.M251];[.N251];&quot;,&quot;)" office:value-type="string" office:string-value="0b01101110," calcext:value-type="string">
            <text:p>0b01101110,</text:p>
          </table:table-cell>
          <table:table-cell table:formula="of:=CONCATENATE(&quot;0b&quot;;[.L251];[.M251];[.N251];&quot;,&quot;)" office:value-type="string" office:string-value="0b00001110," calcext:value-type="string">
            <text:p>0b00001110,</text:p>
          </table:table-cell>
          <table:table-cell table:formula="of:=CONCATENATE(&quot;0b&quot;;[.L251];[.O251];[.N25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52]=1;0;1) ;IF([.D252];0;1);IF([.E252];1;0);IF([.F252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2];[.M252];[.N252];&quot;,&quot;)" office:value-type="string" office:string-value="0b01101110," calcext:value-type="string">
            <text:p>0b01101110,</text:p>
          </table:table-cell>
          <table:table-cell table:formula="of:=CONCATENATE(&quot;0b&quot;;[.L252];[.M252];[.N252];&quot;,&quot;)" office:value-type="string" office:string-value="0b00001110," calcext:value-type="string">
            <text:p>0b00001110,</text:p>
          </table:table-cell>
          <table:table-cell table:formula="of:=CONCATENATE(&quot;0b&quot;;[.L252];[.O252];[.N25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53]=1;0;1) ;IF([.D253];0;1);IF([.E253];1;0);IF([.F253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3];[.M253];[.N253];&quot;,&quot;)" office:value-type="string" office:string-value="0b01101110," calcext:value-type="string">
            <text:p>0b01101110,</text:p>
          </table:table-cell>
          <table:table-cell table:formula="of:=CONCATENATE(&quot;0b&quot;;[.L253];[.M253];[.N253];&quot;,&quot;)" office:value-type="string" office:string-value="0b00001110," calcext:value-type="string">
            <text:p>0b00001110,</text:p>
          </table:table-cell>
          <table:table-cell table:formula="of:=CONCATENATE(&quot;0b&quot;;[.L253];[.O253];[.N25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54]=1;0;1) ;IF([.D254];0;1);IF([.E254];1;0);IF([.F254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4];[.M254];[.N254];&quot;,&quot;)" office:value-type="string" office:string-value="0b01101110," calcext:value-type="string">
            <text:p>0b01101110,</text:p>
          </table:table-cell>
          <table:table-cell table:formula="of:=CONCATENATE(&quot;0b&quot;;[.L254];[.M254];[.N254];&quot;,&quot;)" office:value-type="string" office:string-value="0b00001110," calcext:value-type="string">
            <text:p>0b00001110,</text:p>
          </table:table-cell>
          <table:table-cell table:formula="of:=CONCATENATE(&quot;0b&quot;;[.L254];[.O254];[.N25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55]=1;0;1) ;IF([.D255];0;1);IF([.E255];1;0);IF([.F255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5];[.M255];[.N255];&quot;,&quot;)" office:value-type="string" office:string-value="0b01101110," calcext:value-type="string">
            <text:p>0b01101110,</text:p>
          </table:table-cell>
          <table:table-cell table:formula="of:=CONCATENATE(&quot;0b&quot;;[.L255];[.M255];[.N255];&quot;,&quot;)" office:value-type="string" office:string-value="0b00001110," calcext:value-type="string">
            <text:p>0b00001110,</text:p>
          </table:table-cell>
          <table:table-cell table:formula="of:=CONCATENATE(&quot;0b&quot;;[.L255];[.O255];[.N25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56]=1;0;1) ;IF([.D256];0;1);IF([.E256];1;0);IF([.F256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6];[.M256];[.N256];&quot;,&quot;)" office:value-type="string" office:string-value="0b01101110," calcext:value-type="string">
            <text:p>0b01101110,</text:p>
          </table:table-cell>
          <table:table-cell table:formula="of:=CONCATENATE(&quot;0b&quot;;[.L256];[.M256];[.N256];&quot;,&quot;)" office:value-type="string" office:string-value="0b00001110," calcext:value-type="string">
            <text:p>0b00001110,</text:p>
          </table:table-cell>
          <table:table-cell table:formula="of:=CONCATENATE(&quot;0b&quot;;[.L256];[.O256];[.N256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57]=1;0;1) ;IF([.D257];0;1);IF([.E257];1;0);IF([.F257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7];[.M257];[.N257];&quot;,&quot;)" office:value-type="string" office:string-value="0b01101110," calcext:value-type="string">
            <text:p>0b01101110,</text:p>
          </table:table-cell>
          <table:table-cell table:formula="of:=CONCATENATE(&quot;0b&quot;;[.L257];[.M257];[.N257];&quot;,&quot;)" office:value-type="string" office:string-value="0b00001110," calcext:value-type="string">
            <text:p>0b00001110,</text:p>
          </table:table-cell>
          <table:table-cell table:formula="of:=CONCATENATE(&quot;0b&quot;;[.L257];[.O257];[.N257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58]=1;0;1) ;IF([.D258];0;1);IF([.E258];1;0);IF([.F258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8];[.M258];[.N258];&quot;,&quot;)" office:value-type="string" office:string-value="0b01101110," calcext:value-type="string">
            <text:p>0b01101110,</text:p>
          </table:table-cell>
          <table:table-cell table:formula="of:=CONCATENATE(&quot;0b&quot;;[.L258];[.M258];[.N258];&quot;,&quot;)" office:value-type="string" office:string-value="0b00001110," calcext:value-type="string">
            <text:p>0b00001110,</text:p>
          </table:table-cell>
          <table:table-cell table:formula="of:=CONCATENATE(&quot;0b&quot;;[.L258];[.O258];[.N258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59]=1;0;1) ;IF([.D259];0;1);IF([.E259];1;0);IF([.F259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59];[.M259];[.N259];&quot;,&quot;)" office:value-type="string" office:string-value="0b01101110," calcext:value-type="string">
            <text:p>0b01101110,</text:p>
          </table:table-cell>
          <table:table-cell table:formula="of:=CONCATENATE(&quot;0b&quot;;[.L259];[.M259];[.N259];&quot;,&quot;)" office:value-type="string" office:string-value="0b00001110," calcext:value-type="string">
            <text:p>0b00001110,</text:p>
          </table:table-cell>
          <table:table-cell table:formula="of:=CONCATENATE(&quot;0b&quot;;[.L259];[.O259];[.N259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60]=1;0;1) ;IF([.D260];0;1);IF([.E260];1;0);IF([.F260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60];[.M260];[.N260];&quot;,&quot;)" office:value-type="string" office:string-value="0b01101110," calcext:value-type="string">
            <text:p>0b01101110,</text:p>
          </table:table-cell>
          <table:table-cell table:formula="of:=CONCATENATE(&quot;0b&quot;;[.L260];[.M260];[.N260];&quot;,&quot;)" office:value-type="string" office:string-value="0b00001110," calcext:value-type="string">
            <text:p>0b00001110,</text:p>
          </table:table-cell>
          <table:table-cell table:formula="of:=CONCATENATE(&quot;0b&quot;;[.L260];[.O260];[.N260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61]=1;0;1) ;IF([.D261];0;1);IF([.E261];1;0);IF([.F261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61];[.M261];[.N261];&quot;,&quot;)" office:value-type="string" office:string-value="0b01101110," calcext:value-type="string">
            <text:p>0b01101110,</text:p>
          </table:table-cell>
          <table:table-cell table:formula="of:=CONCATENATE(&quot;0b&quot;;[.L261];[.M261];[.N261];&quot;,&quot;)" office:value-type="string" office:string-value="0b00001110," calcext:value-type="string">
            <text:p>0b00001110,</text:p>
          </table:table-cell>
          <table:table-cell table:formula="of:=CONCATENATE(&quot;0b&quot;;[.L261];[.O261];[.N261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62]=1;0;1) ;IF([.D262];0;1);IF([.E262];1;0);IF([.F262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62];[.M262];[.N262];&quot;,&quot;)" office:value-type="string" office:string-value="0b01101110," calcext:value-type="string">
            <text:p>0b01101110,</text:p>
          </table:table-cell>
          <table:table-cell table:formula="of:=CONCATENATE(&quot;0b&quot;;[.L262];[.M262];[.N262];&quot;,&quot;)" office:value-type="string" office:string-value="0b00001110," calcext:value-type="string">
            <text:p>0b00001110,</text:p>
          </table:table-cell>
          <table:table-cell table:formula="of:=CONCATENATE(&quot;0b&quot;;[.L262];[.O262];[.N262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63]=1;0;1) ;IF([.D263];0;1);IF([.E263];1;0);IF([.F263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63];[.M263];[.N263];&quot;,&quot;)" office:value-type="string" office:string-value="0b01101110," calcext:value-type="string">
            <text:p>0b01101110,</text:p>
          </table:table-cell>
          <table:table-cell table:formula="of:=CONCATENATE(&quot;0b&quot;;[.L263];[.M263];[.N263];&quot;,&quot;)" office:value-type="string" office:string-value="0b00001110," calcext:value-type="string">
            <text:p>0b00001110,</text:p>
          </table:table-cell>
          <table:table-cell table:formula="of:=CONCATENATE(&quot;0b&quot;;[.L263];[.O263];[.N263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64]=1;0;1) ;IF([.D264];0;1);IF([.E264];1;0);IF([.F264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64];[.M264];[.N264];&quot;,&quot;)" office:value-type="string" office:string-value="0b01101110," calcext:value-type="string">
            <text:p>0b01101110,</text:p>
          </table:table-cell>
          <table:table-cell table:formula="of:=CONCATENATE(&quot;0b&quot;;[.L264];[.M264];[.N264];&quot;,&quot;)" office:value-type="string" office:string-value="0b00001110," calcext:value-type="string">
            <text:p>0b00001110,</text:p>
          </table:table-cell>
          <table:table-cell table:formula="of:=CONCATENATE(&quot;0b&quot;;[.L264];[.O264];[.N264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65]=1;0;1) ;IF([.D265];0;1);IF([.E265];1;0);IF([.F265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65];[.M265];[.N265];&quot;,&quot;)" office:value-type="string" office:string-value="0b01101110," calcext:value-type="string">
            <text:p>0b01101110,</text:p>
          </table:table-cell>
          <table:table-cell table:formula="of:=CONCATENATE(&quot;0b&quot;;[.L265];[.M265];[.N265];&quot;,&quot;)" office:value-type="string" office:string-value="0b00001110," calcext:value-type="string">
            <text:p>0b00001110,</text:p>
          </table:table-cell>
          <table:table-cell table:formula="of:=CONCATENATE(&quot;0b&quot;;[.L265];[.O265];[.N265];&quot;,&quot;)" office:value-type="string" office:string-value="0b00000010," calcext:value-type="string">
            <text:p>0b00000010,</text:p>
          </table:table-cell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ixed</text:p>
          </table:table-cell>
          <table:table-cell table:formula="of:=CONCATENATE(IF([.C266]=1;0;1) ;IF([.D266];0;1);IF([.E266];1;0);IF([.F266];1;0))" office:value-type="string" office:string-value="0110" calcext:value-type="string">
            <text:p>0110</text:p>
          </table:table-cell>
          <table:table-cell table:formula="of:=CONCATENATE(0;0;0;0)" office:value-type="string" office:string-value="0000" calcext:value-type="string">
            <text:p>00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formula="of:=CONCATENATE(&quot;0b&quot;;[.K266];[.M266];[.N266];&quot;,&quot;)" office:value-type="string" office:string-value="0b01101110," calcext:value-type="string">
            <text:p>0b01101110,</text:p>
          </table:table-cell>
          <table:table-cell table:formula="of:=CONCATENATE(&quot;0b&quot;;[.L266];[.M266];[.N266];&quot;,&quot;)" office:value-type="string" office:string-value="0b00001110," calcext:value-type="string">
            <text:p>0b00001110,</text:p>
          </table:table-cell>
          <table:table-cell table:formula="of:=CONCATENATE(&quot;0b&quot;;[.L266];[.O266];[.N266];&quot;,&quot;)" office:value-type="string" office:string-value="0b00000010," calcext:value-type="string">
            <text:p>0b00000010,</text:p>
          </table:table-cell>
        </table:table-row>
      </table:table>
      <table:table table:name="Sheet4" table:style-name="ta1">
        <office:forms form:automatic-focus="false" form:apply-design-mode="false"/>
        <table:table-column table:style-name="co7" table:number-columns-repeated="130" table:default-cell-style-name="Default"/>
        <table:table-row table:style-name="ro1" table:number-rows-repeated="6">
          <table:table-cell table:number-columns-repeated="130"/>
        </table:table-row>
        <table:table-row table:style-name="ro1">
          <table:table-cell office:value-type="string" calcext:value-type="string">
            <text:p>Step_table_normal_forward</text:p>
          </table:table-cell>
          <table:table-cell/>
          <table:table-cell table:number-columns-repeated="33" table:style-name="ce5" office:value-type="string" calcext:value-type="string">
            <text:p>0b10101100,</text:p>
          </table:table-cell>
          <table:table-cell table:number-columns-repeated="32" table:style-name="ce5" office:value-type="string" calcext:value-type="string">
            <text:p>0b01101100,</text:p>
          </table:table-cell>
          <table:table-cell table:number-columns-repeated="32" table:style-name="ce5" office:value-type="string" calcext:value-type="string">
            <text:p>0b01011100,</text:p>
          </table:table-cell>
          <table:table-cell table:number-columns-repeated="31" table:style-name="ce5" office:value-type="string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Step_table_normal_reverse</text:p>
          </table:table-cell>
          <table:table-cell/>
          <table:table-cell table:number-columns-repeated="33" table:style-name="ce5" office:value-type="string" calcext:value-type="string">
            <text:p>0b10011100,</text:p>
          </table:table-cell>
          <table:table-cell table:number-columns-repeated="32" table:style-name="ce5" office:value-type="string" calcext:value-type="string">
            <text:p>0b01011100,</text:p>
          </table:table-cell>
          <table:table-cell table:number-columns-repeated="32" table:style-name="ce5" office:value-type="string" calcext:value-type="string">
            <text:p>0b01101100,</text:p>
          </table:table-cell>
          <table:table-cell table:number-columns-repeated="31" table:style-name="ce5" office:value-type="string" calcext:value-type="string">
            <text:p>0b10101100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 style:data-style-name="N2" text:time-value="02:39:14.328834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2-16T04:14:23.282021229</dc:date>
    <meta:editing-duration>PT4H34M6S</meta:editing-duration>
    <meta:editing-cycles>17</meta:editing-cycles>
    <meta:document-statistic meta:table-count="4" meta:cell-count="8079" meta:object-count="0"/>
  </office:meta>
</office:document-meta>
</file>